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Arial1" svg:font-family="Arial"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office:font-face-decls>
  <office:automatic-styles>
    <style:style style:name="P1" style:family="paragraph" style:parent-style-name="LO-normal">
      <style:paragraph-properties fo:line-height="115%"/>
    </style:style>
    <style:style style:name="P2" style:family="paragraph" style:parent-style-name="LO-normal">
      <loext:graphic-properties draw:fill="solid" draw:fill-color="#ffffff"/>
      <style:paragraph-properties fo:line-height="115%" fo:background-color="#ffffff"/>
    </style:style>
    <style:style style:name="P3" style:family="paragraph" style:parent-style-name="LO-normal">
      <style:paragraph-properties fo:line-height="115%"/>
      <style:text-properties style:font-name="Arial" fo:font-size="11pt" style:font-name-asian="Arial1" style:font-size-asian="11pt" style:font-name-complex="Arial1" style:font-size-complex="11pt"/>
    </style:style>
    <style:style style:name="P4" style:family="paragraph" style:parent-style-name="LO-normal">
      <loext:graphic-properties draw:fill="solid" draw:fill-color="#ffffff"/>
      <style:paragraph-properties fo:line-height="115%" fo:background-color="#ffffff"/>
      <style:text-properties style:font-name="Arial" fo:font-size="11pt" fo:background-color="#ffffff" style:font-name-asian="Arial1" style:font-size-asian="11pt" style:font-name-complex="Arial1" style:font-size-complex="11pt"/>
    </style:style>
    <style:style style:name="P5" style:family="paragraph" style:parent-style-name="LO-normal">
      <loext:graphic-properties draw:fill="solid" draw:fill-color="#ffffff"/>
      <style:paragraph-properties fo:line-height="138%" fo:background-color="#ffffff"/>
      <style:text-properties style:font-name="Arial" fo:font-size="11pt" fo:background-color="#ffffff" style:font-name-asian="Arial1" style:font-size-asian="11pt" style:font-name-complex="Arial1" style:font-size-complex="11pt"/>
    </style:style>
    <style:style style:name="P6" style:family="paragraph" style:parent-style-name="LO-normal">
      <style:paragraph-properties fo:line-height="115%"/>
      <style:text-properties style:font-name="Arial" fo:font-size="11pt" fo:font-weight="bold" style:font-name-asian="Arial1" style:font-size-asian="11pt" style:font-weight-asian="bold" style:font-name-complex="Arial1" style:font-size-complex="11pt"/>
    </style:style>
    <style:style style:name="P7" style:family="paragraph" style:parent-style-name="LO-normal">
      <loext:graphic-properties draw:fill="solid" draw:fill-color="#ffffff"/>
      <style:paragraph-properties fo:line-height="115%" fo:background-color="#ffffff"/>
      <style:text-properties style:font-name="Arial" fo:font-size="11pt" fo:font-weight="bold" fo:background-color="#ffffff" style:font-name-asian="Arial1" style:font-size-asian="11pt" style:font-weight-asian="bold" style:font-name-complex="Arial1" style:font-size-complex="11pt"/>
    </style:style>
    <style:style style:name="P8" style:family="paragraph" style:parent-style-name="LO-normal">
      <loext:graphic-properties draw:fill="solid" draw:fill-color="#ffffff"/>
      <style:paragraph-properties fo:line-height="138%" fo:background-color="#ffffff"/>
    </style:style>
    <style:style style:name="P9" style:family="paragraph" style:parent-style-name="LO-normal">
      <loext:graphic-properties draw:fill="solid" draw:fill-color="#ffffff"/>
      <style:paragraph-properties fo:line-height="115%" fo:background-color="#ffffff"/>
      <style:text-properties fo:color="#980000" loext:opacity="100%" style:font-name="Arial" fo:font-size="11pt" fo:background-color="#ffffff" style:font-name-asian="Arial1" style:font-size-asian="11pt" style:font-name-complex="Arial1" style:font-size-complex="11pt"/>
    </style:style>
    <style:style style:name="P10" style:family="paragraph" style:parent-style-name="LO-normal">
      <style:text-properties fo:font-size="11pt" style:font-size-asian="11pt" style:font-size-complex="11pt"/>
    </style:style>
    <style:style style:name="P11" style:family="paragraph" style:parent-style-name="LO-normal">
      <style:text-properties fo:font-size="11pt" fo:font-weight="normal" style:font-size-asian="11pt" style:font-weight-asian="normal" style:font-size-complex="11pt"/>
    </style:style>
    <style:style style:name="P12" style:family="paragraph" style:parent-style-name="LO-normal">
      <style:paragraph-properties fo:line-height="115%"/>
      <style:text-properties fo:color="#000000" loext:opacity="100%" style:font-name="Arial" fo:font-size="11pt" style:text-underline-style="none" officeooo:rsid="0013bfc2" officeooo:paragraph-rsid="0013bfc2" style:font-name-asian="Arial1" style:font-size-asian="11pt" style:font-name-complex="Arial1" style:font-size-complex="11pt"/>
    </style:style>
    <style:style style:name="P13" style:family="paragraph" style:parent-style-name="LO-normal">
      <style:paragraph-properties fo:line-height="115%"/>
      <style:text-properties fo:color="#000000" loext:opacity="100%" style:font-name="Arial" fo:font-size="11pt" style:text-underline-style="none" officeooo:rsid="0015a361" officeooo:paragraph-rsid="0015a361" style:font-name-asian="Arial1" style:font-size-asian="11pt" style:font-name-complex="Arial1" style:font-size-complex="11pt"/>
    </style:style>
    <style:style style:name="P14" style:family="paragraph" style:parent-style-name="LO-normal">
      <style:paragraph-properties fo:line-height="115%"/>
      <style:text-properties fo:color="#000000" loext:opacity="100%" style:font-name="Arial" fo:font-size="11pt" style:text-underline-style="none" officeooo:rsid="00176118" officeooo:paragraph-rsid="00176118" style:font-name-asian="Arial1" style:font-size-asian="11pt" style:font-name-complex="Arial1" style:font-size-complex="11pt"/>
    </style:style>
    <style:style style:name="P15" style:family="paragraph" style:parent-style-name="LO-normal">
      <style:paragraph-properties fo:margin-top="0in" fo:margin-bottom="0in" style:contextual-spacing="false" fo:line-height="100%"/>
      <style:text-properties fo:font-size="11pt" style:font-size-asian="11pt" style:font-size-complex="11pt"/>
    </style:style>
    <style:style style:name="P16" style:family="paragraph" style:parent-style-name="LO-normal">
      <style:paragraph-properties fo:margin-top="0in" fo:margin-bottom="0in" style:contextual-spacing="false" fo:line-height="100%"/>
      <style:text-properties fo:font-size="11pt" fo:font-weight="normal" style:font-size-asian="11pt" style:font-weight-asian="normal" style:font-size-complex="11pt"/>
    </style:style>
    <style:style style:name="P17" style:family="paragraph" style:parent-style-name="LO-normal">
      <style:paragraph-properties fo:margin-top="0in" fo:margin-bottom="0in" style:contextual-spacing="false" fo:line-height="100%"/>
    </style:style>
    <style:style style:name="P18" style:family="paragraph" style:parent-style-name="LO-normal">
      <style:paragraph-properties fo:margin-top="0in" fo:margin-bottom="0in" style:contextual-spacing="false" fo:line-height="100%"/>
      <style:text-properties fo:color="#000000" loext:opacity="100%" fo:font-size="11pt" fo:font-weight="normal" style:font-size-asian="11pt" style:font-weight-asian="normal" style:font-size-complex="11pt"/>
    </style:style>
    <style:style style:name="P19" style:family="paragraph" style:parent-style-name="LO-normal">
      <style:paragraph-properties fo:margin-top="0in" fo:margin-bottom="0in" style:contextual-spacing="false" fo:line-height="100%"/>
      <style:text-properties fo:color="#000000" loext:opacity="100%" fo:font-size="11pt" fo:font-style="normal" fo:font-weight="normal" style:font-size-asian="11pt" style:font-style-asian="normal" style:font-weight-asian="normal" style:font-size-complex="11pt"/>
    </style:style>
    <style:style style:name="P20" style:family="paragraph" style:parent-style-name="LO-normal">
      <style:paragraph-properties fo:margin-top="0in" fo:margin-bottom="0in" style:contextual-spacing="false" fo:line-height="100%"/>
      <style:text-properties fo:font-variant="normal" fo:text-transform="none" fo:color="#000000" loext:opacity="100%" style:text-line-through-style="none" style:text-line-through-type="none"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21" style:family="paragraph" style:parent-style-name="LO-normal">
      <style:paragraph-properties fo:margin-top="0in" fo:margin-bottom="0in" style:contextual-spacing="false" fo:line-height="120%"/>
    </style:style>
    <style:style style:name="P22" style:family="paragraph" style:parent-style-name="LO-normal">
      <loext:graphic-properties draw:fill="none" draw:fill-color="#ffffff"/>
      <style:paragraph-properties fo:margin-left="0in" fo:margin-right="0in" fo:margin-top="0in" fo:margin-bottom="0in" style:contextual-spacing="false" fo:line-height="120%" fo:text-align="start" style:justify-single-word="false" fo:keep-together="auto" fo:orphans="2" fo:widows="2" fo:text-indent="0in" style:auto-text-indent="false" fo:background-color="transparent" fo:keep-with-next="auto"/>
    </style:style>
    <style:style style:name="P23" style:family="paragraph" style:parent-style-name="LO-normal">
      <loext:graphic-properties draw:fill="none" draw:fill-color="#ffffff"/>
      <style:paragraph-properties fo:margin-left="0in" fo:margin-right="0in" fo:margin-top="0in" fo:margin-bottom="0in" style:contextual-spacing="false" fo:line-height="120%" fo:text-align="start"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P24" style:family="paragraph" style:parent-style-name="LO-normal">
      <loext:graphic-properties draw:fill="none" draw:fill-color="#ffffff"/>
      <style:paragraph-properties fo:margin-left="0in" fo:margin-right="0in" fo:margin-top="0in" fo:margin-bottom="0.0972in" style:contextual-spacing="false" fo:line-height="115%" fo:text-align="start"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style:font-name="Liberation Serif" fo:font-size="11pt" fo:font-style="normal" style:text-underline-style="none" fo:font-weight="normal" fo:background-color="transparent" style:font-name-asian="Liberation Serif1" style:font-size-asian="11pt" style:font-style-asian="normal" style:font-weight-asian="normal" style:font-name-complex="Liberation Serif1" style:font-size-complex="11pt"/>
    </style:style>
    <style:style style:name="P25" style:family="paragraph" style:parent-style-name="LO-normal">
      <loext:graphic-properties draw:fill="none" draw:fill-color="#ffffff"/>
      <style:paragraph-properties fo:margin-left="0in" fo:margin-right="0in" fo:margin-top="0in" fo:margin-bottom="0.0972in" style:contextual-spacing="false" fo:line-height="115%" fo:text-align="start"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Liberation Serif1" style:font-size-asian="11pt" style:font-style-asian="normal" style:font-weight-asian="normal" style:font-name-complex="Liberation Serif1" style:font-size-complex="11pt"/>
    </style:style>
    <style:style style:name="P26" style:family="paragraph" style:parent-style-name="LO-normal" style:master-page-name="Standard">
      <style:paragraph-properties fo:line-height="115%" style:page-number="1"/>
      <style:text-properties fo:color="#000000" loext:opacity="100%" style:font-name="Arial" fo:font-size="11pt" style:text-underline-style="none" officeooo:rsid="0013bfc2" officeooo:paragraph-rsid="0013bfc2" style:font-name-asian="Arial1" style:font-size-asian="11pt" style:font-name-complex="Arial1" style:font-size-complex="11pt"/>
    </style:style>
    <style:style style:name="P27" style:family="paragraph" style:parent-style-name="LO-normal">
      <style:paragraph-properties fo:line-height="115%"/>
      <style:text-properties style:font-name="Arial" fo:font-size="11pt" style:font-name-asian="Arial1" style:font-size-asian="11pt" style:font-name-complex="Arial1" style:font-size-complex="11pt"/>
    </style:style>
    <style:style style:name="P28" style:family="paragraph" style:parent-style-name="LO-normal">
      <style:paragraph-properties fo:line-height="115%"/>
      <style:text-properties style:font-name="Arial" fo:font-size="11pt" fo:font-weight="bold" style:font-name-asian="Arial1" style:font-size-asian="11pt" style:font-weight-asian="bold" style:font-name-complex="Arial1" style:font-size-complex="11pt"/>
    </style:style>
    <style:style style:name="P29" style:family="paragraph" style:parent-style-name="LO-normal">
      <loext:graphic-properties draw:fill="solid" draw:fill-color="#ffffff"/>
      <style:paragraph-properties fo:line-height="115%" fo:background-color="#ffffff"/>
      <style:text-properties style:font-name="Arial" fo:font-size="11pt" fo:background-color="#ffffff" style:font-name-asian="Arial1" style:font-size-asian="11pt" style:font-name-complex="Arial1" style:font-size-complex="11pt"/>
    </style:style>
    <style:style style:name="P30" style:family="paragraph" style:parent-style-name="LO-normal">
      <style:paragraph-properties fo:line-height="115%"/>
      <style:text-properties officeooo:paragraph-rsid="0018a067"/>
    </style:style>
    <style:style style:name="P31" style:family="paragraph" style:parent-style-name="LO-normal">
      <style:paragraph-properties fo:line-height="115%"/>
      <style:text-properties fo:color="#000000" loext:opacity="100%" style:font-name="Arial" fo:font-size="11pt" style:text-underline-style="none" officeooo:rsid="0015a361" officeooo:paragraph-rsid="0015a361" style:font-name-asian="Arial1" style:font-size-asian="11pt" style:font-name-complex="Arial1" style:font-size-complex="11pt"/>
    </style:style>
    <style:style style:name="P32" style:family="paragraph" style:parent-style-name="LO-normal">
      <style:paragraph-properties fo:line-height="115%"/>
      <style:text-properties fo:color="#000000" loext:opacity="100%" style:font-name="Arial" fo:font-size="11pt" style:text-underline-style="none" officeooo:rsid="0018a067" officeooo:paragraph-rsid="0018a067" style:font-name-asian="Arial1" style:font-size-asian="11pt" style:font-name-complex="Arial1" style:font-size-complex="11pt"/>
    </style:style>
    <style:style style:name="P33" style:family="paragraph" style:parent-style-name="LO-normal" style:list-style-name="WWNum4">
      <style:paragraph-properties fo:margin-left="0.5in" fo:margin-right="0in" fo:line-height="115%" fo:text-indent="-0.25in" style:auto-text-indent="false"/>
      <style:text-properties style:font-name="Arial" fo:font-size="11pt" style:font-name-asian="Arial1" style:font-size-asian="11pt" style:font-name-complex="Arial1" style:font-size-complex="11pt"/>
    </style:style>
    <style:style style:name="P34" style:family="paragraph" style:parent-style-name="LO-normal" style:list-style-name="WWNum3">
      <loext:graphic-properties draw:fill="solid" draw:fill-color="#ffffff"/>
      <style:paragraph-properties fo:margin-left="0.5in" fo:margin-right="0in" fo:line-height="115%" fo:text-indent="-0.25in" style:auto-text-indent="false" fo:background-color="#ffffff"/>
      <style:text-properties style:font-name="Arial" fo:font-size="11pt" fo:background-color="#ffffff" style:font-name-asian="Arial1" style:font-size-asian="11pt" style:font-name-complex="Arial1" style:font-size-complex="11pt"/>
    </style:style>
    <style:style style:name="P35" style:family="paragraph" style:parent-style-name="LO-normal" style:list-style-name="WWNum1">
      <loext:graphic-properties draw:fill="solid" draw:fill-color="#ffffff"/>
      <style:paragraph-properties fo:margin-left="0.5in" fo:margin-right="0in" fo:line-height="115%" fo:text-indent="-0.25in" style:auto-text-indent="false" fo:background-color="#ffffff"/>
      <style:text-properties style:font-name="Arial" fo:font-size="11pt" fo:background-color="#ffffff" style:font-name-asian="Arial1" style:font-size-asian="11pt" style:font-name-complex="Arial1" style:font-size-complex="11pt"/>
    </style:style>
    <style:style style:name="P36" style:family="paragraph" style:parent-style-name="LO-normal" style:list-style-name="WWNum2">
      <loext:graphic-properties draw:fill="solid" draw:fill-color="#ffffff"/>
      <style:paragraph-properties fo:margin-left="0.5in" fo:margin-right="0in" fo:line-height="115%" fo:text-indent="-0.25in" style:auto-text-indent="false" fo:background-color="#ffffff"/>
      <style:text-properties style:font-name="Arial" fo:font-size="11pt" fo:background-color="#ffffff" style:font-name-asian="Arial1" style:font-size-asian="11pt" style:font-name-complex="Arial1" style:font-size-complex="11pt"/>
    </style:style>
    <style:style style:name="P37" style:family="paragraph" style:parent-style-name="LO-normal">
      <style:paragraph-properties fo:margin-top="0in" fo:margin-bottom="0in" style:contextual-spacing="false" fo:line-height="100%"/>
      <style:text-properties fo:font-size="11pt" style:font-size-asian="11pt" style:font-size-complex="11pt"/>
    </style:style>
    <style:style style:name="P38" style:family="paragraph" style:parent-style-name="LO-normal">
      <style:paragraph-properties fo:margin-top="0in" fo:margin-bottom="0in" style:contextual-spacing="false" fo:line-height="120%"/>
      <style:text-properties fo:font-variant="normal" fo:text-transform="none" fo:color="#000000" loext:opacity="100%" style:text-line-through-style="none" style:text-line-through-type="none"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 style:family="text">
      <style:text-properties fo:color="#1155cc" loext:opacity="100%" style:font-name="Arial" fo:font-size="11pt" style:text-underline-style="solid" style:text-underline-width="auto" style:text-underline-color="font-color" style:font-name-asian="Arial1" style:font-size-asian="11pt" style:font-name-complex="Arial1" style:font-size-complex="11pt"/>
    </style:style>
    <style:style style:name="T2" style:family="text">
      <style:text-properties fo:color="#1155cc" loext:opacity="100%" style:font-name="Arial" fo:font-size="11pt" style:text-underline-style="solid" style:text-underline-width="auto" style:text-underline-color="font-color" fo:background-color="#ffffff" loext:char-shading-value="0" style:font-name-asian="Arial1" style:font-size-asian="11pt" style:font-name-complex="Arial1" style:font-size-complex="11pt"/>
    </style:style>
    <style:style style:name="T3" style:family="text">
      <style:text-properties style:font-name="Arial" fo:font-size="11pt" style:font-name-asian="Arial1" style:font-size-asian="11pt" style:font-name-complex="Arial1" style:font-size-complex="11pt"/>
    </style:style>
    <style:style style:name="T4" style:family="text">
      <style:text-properties style:font-name="Arial" fo:font-size="11pt" fo:background-color="#ffffff" loext:char-shading-value="0" style:font-name-asian="Arial1" style:font-size-asian="11pt" style:font-name-complex="Arial1" style:font-size-complex="11pt"/>
    </style:style>
    <style:style style:name="T5" style:family="text">
      <style:text-properties style:font-name="Arial" fo:font-size="11pt" fo:font-weight="bold" style:font-name-asian="Arial1" style:font-size-asian="11pt" style:font-weight-asian="bold" style:font-name-complex="Arial1" style:font-size-complex="11pt"/>
    </style:style>
    <style:style style:name="T6" style:family="text">
      <style:text-properties style:font-name="Arial" fo:font-size="11pt" fo:font-weight="bold" fo:background-color="#ffffff" loext:char-shading-value="0" style:font-name-asian="Arial1" style:font-size-asian="11pt" style:font-weight-asian="bold" style:font-name-complex="Arial1" style:font-size-complex="11pt"/>
    </style:style>
    <style:style style:name="T7" style:family="text">
      <style:text-properties fo:color="#222222" loext:opacity="100%" style:font-name="Roboto" fo:font-weight="bold" fo:background-color="#ffffff" loext:char-shading-value="0" style:font-name-asian="Roboto1" style:font-weight-asian="bold" style:font-name-complex="Roboto1"/>
    </style:style>
    <style:style style:name="T8" style:family="text">
      <style:text-properties fo:font-size="11pt" style:font-size-asian="11pt" style:font-size-complex="11pt"/>
    </style:style>
    <style:style style:name="T9" style:family="text">
      <style:text-properties fo:font-size="11pt" fo:font-weight="normal" style:font-size-asian="11pt" style:font-weight-asian="normal" style:font-size-complex="11pt"/>
    </style:style>
    <style:style style:name="T10" style:family="text">
      <style:text-properties fo:font-size="11pt" fo:font-style="italic" style:font-size-asian="11pt" style:font-style-asian="italic" style:font-size-complex="11pt"/>
    </style:style>
    <style:style style:name="T11" style:family="text">
      <style:text-properties fo:font-size="11pt" fo:font-style="normal" style:font-size-asian="11pt" style:font-style-asian="normal" style:font-size-complex="11pt"/>
    </style:style>
    <style:style style:name="T12" style:family="text">
      <style:text-properties fo:font-variant="normal" fo:text-transform="none" fo:font-size="11pt" fo:font-style="normal" fo:font-weight="normal" style:font-size-asian="11pt" style:font-style-asian="normal" style:font-weight-asian="normal" style:font-size-complex="11pt"/>
    </style:style>
    <style:style style:name="T13" style:family="text">
      <style:text-properties fo:font-variant="normal" fo:text-transform="none" fo:color="#1d2129" loext:opacity="100%" style:font-name="Helvetica Neue" fo:font-size="11pt" fo:font-style="normal" fo:font-weight="normal" style:font-name-asian="Helvetica Neue1" style:font-size-asian="11pt" style:font-style-asian="normal" style:font-weight-asian="normal" style:font-name-complex="Helvetica Neue1" style:font-size-complex="11pt"/>
    </style:style>
    <style:style style:name="T14"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style>
    <style:style style:name="T15"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loext:char-shading-value="0" style:font-name-asian="Liberation Serif1" style:font-size-asian="11pt" style:font-style-asian="normal" style:font-weight-asian="normal" style:font-name-complex="Liberation Serif1" style:font-size-complex="11pt"/>
    </style:style>
    <style:style style:name="T16" style:family="text">
      <style:text-properties fo:font-variant="normal" fo:text-transform="none" fo:color="#000000" loext:opacity="100%" style:text-line-through-style="none" style:text-line-through-type="none"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7" style:family="text">
      <style:text-properties fo:font-variant="normal" fo:text-transform="none" fo:color="#000000" loext:opacity="100%" style:text-line-through-style="none" style:text-line-through-type="none"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8" style:family="text">
      <style:text-properties fo:font-variant="normal" fo:text-transform="none" fo:color="#000000" loext:opacity="100%" style:text-line-through-style="none" style:text-line-through-type="none" style:font-name="Arial" fo:font-size="11pt" fo:font-style="normal" style:text-underline-style="none" style:font-name-asian="Arial1" style:font-size-asian="11pt" style:font-style-asian="normal" style:font-name-complex="Arial1" style:font-size-complex="11pt"/>
    </style:style>
    <style:style style:name="T19" style:family="text">
      <style:text-properties fo:font-variant="normal" fo:text-transform="none" fo:color="#0000ee" loext:opacity="100%" style:text-line-through-style="none" style:text-line-through-type="none" style:text-position="0% 100%" style:font-name="Arial" fo:font-size="11pt" fo:font-style="normal" style:text-underline-style="solid" style:text-underline-width="auto" style:text-underline-color="font-color" fo:font-weight="normal" fo:background-color="transparent" loext:char-shading-value="0"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Identity politics is a superficial interpretation to a complex problem</text:p>
      <text:p text:style-name="P12"/>
      <text:p text:style-name="P13">operation paperclip</text:p>
      <text:p text:style-name="P14">operation mockingbird</text:p>
      <text:p text:style-name="P14">rex84</text:p>
      <text:p text:style-name="P13">cointel pro</text:p>
      <text:p text:style-name="P13"/>
      <text:p text:style-name="P13">video from dubai chief of police</text:p>
      <text:p text:style-name="P13">assassination in 2010 of mahmoud al mabu</text:p>
      <text:p text:style-name="P13">26 separate individuals converging from all over the world to kill him</text:p>
      <text:p text:style-name="P13"/>
      <text:p text:style-name="P32">documentary: 1971 citizens committee to investigate the fbi</text:p>
      <text:p text:style-name="P32">murry gelman, a physicist, broke into an fbi office in PA to uncover a conspiracy</text:p>
      <text:p text:style-name="P32"/>
      <text:p text:style-name="P30"/>
      <text:p text:style-name="P1"><text:span text:style-name="T1"/></text:p>
      <text:p text:style-name="P1"><text:a xlink:type="simple" xlink:href="https://quillette.com/2019/03/10/the-french-genocide-that-has-been-air-brushed-from-history/" text:style-name="Standard" text:visited-style-name="Standard"><text:span text:style-name="T1">https://quillette.com/2019/03/10/the-french-genocide-that-has-been-air-brushed-from-history/</text:span></text:a></text:p>
      <text:p text:style-name="P3"/>
      <text:p text:style-name="P1"><text:span text:style-name="T5">A</text:span><text:span text:style-name="T3">theism can be defined as a lack of belief that god doesn't exist, or as the belief that god does not exist.</text:span></text:p>
      <text:p text:style-name="P1"><text:a xlink:type="simple" xlink:href="https://en.m.wikipedia.org/wiki/Atheism" text:style-name="Standard" text:visited-style-name="Standard"><text:span text:style-name="T1">https://en.m.wikipedia.org/wiki/Atheism</text:span></text:a></text:p>
      <text:p text:style-name="P3"/>
      <text:p text:style-name="P3">churches and taxation</text:p>
      <text:p text:style-name="P3">separation of church and state</text:p>
      <text:p text:style-name="P3">the death penalty</text:p>
      <text:p text:style-name="P3">abortion</text:p>
      <text:p text:style-name="P3"/>
      <text:p text:style-name="P3">There is a culture war between the American and French revolutions</text:p>
      <text:p text:style-name="P3"/>
      <text:p text:style-name="P3">saudi arabia is responsible for 9/11</text:p>
      <text:p text:style-name="P3"/>
      <text:p text:style-name="P3">section 230 social media</text:p>
      <text:p text:style-name="P3"/>
      <text:p text:style-name="P3">post communism: everything is racialized, genderized, cultural bolshevism and neoliberal crony capitalism aka woke capital</text:p>
      <text:p text:style-name="P3"/>
      <text:p text:style-name="P3">Breathing: it is insanity to try to stay at the top or at the bottom. Everyone is capable of getting to the top but nobody can stay there for long. <text:line-break/><text:line-break/>Philosophy is about self defense of the mind<text:line-break/></text:p>
      <text:p text:style-name="P3"/>
      <text:p text:style-name="P3">there should be a floor to the hierarchy, not a ceiling</text:p>
      <text:p text:style-name="P3"/>
      <text:p text:style-name="P3">equality of opportunity leads to inequality of outcome, which will eventually lead to inequality of opportunity. We will never reach perfect equality of opportunity but we want to make it so that the <text:soft-page-break/>people at the bottom of the hierarchy still have enough opportunity to make their lives exponential better than it was before they started.</text:p>
      <text:p text:style-name="P3"/>
      <text:p text:style-name="P3">If you remove the incentive to improve your life society will degenerate very quickly.</text:p>
      <text:p text:style-name="P3"/>
      <text:p text:style-name="P3">If we redistribute all wealth equitably all people will have the same ability to purchase what they need but nobody will be left to make the products. The fundamental black pill of society is that there will always be a hierarchy, a large set of people at the bottom who will slave away in order to give the people farther up the hierarchy an incentive to make their lives better. Sometimes the benefits trickle down, but not always.</text:p>
      <text:p text:style-name="P3"/>
      <text:p text:style-name="P3"/>
      <text:p text:style-name="P3"/>
      <text:p text:style-name="P3">Stanford encyclopedia of philosophy</text:p>
      <text:p text:style-name="P3"/>
      <text:p text:style-name="P3">You have to separate culture from race. When we say American culture we are not talking about the white race. When they talk about culture dismantling the West and dismantling America they think that that is synonymous with the destruction of the power structure of white people. In reality, American culture and Western civilization is M so much more than just about white people and if you understand that culture and race are separate and there's a distinction between these 2 things and you begin to see Western civilization as a set of ideals as a set of values rather than a particular skin color<text:line-break/><text:line-break/><text:line-break/>&gt;&gt;284291864<text:line-break/>&gt;On the other hand it is possible that human control over the machines may be retained. In that case the average man may have control over certain private machines of his own, such as his car or his personal computer, but control over large systems of machines will be in the hands of a tiny elite—just as it is today, but with two differences. Due to improved techniques the elite will have greater control over the masses; and because human work will no longer be necessary the masses will be superfluous, a useless burden on the system. If the elite is ruthless they may simply decide to exterminate the mass of humanity. If they are humane they may use propaganda or other psychological or biological techniques to reduce the birth rate until the mass of humanity becomes extinct, leaving the world to the elite. Or, if the elite consists of soft- hearted liberals, they may decide to play the role of good shepherds to the rest of the human race. They will see to it that everyone’s physical needs are satisfied, that all children are raised under psychologically hygienic conditions, that everyone has a wholesome hobby to keep him busy, and that anyone who may become dissatisfied undergoes “treatment” to cure his “problem.” Of course, life will be so purposeless that people will have to be biologically or psychologically engineered either to remove their need for the power process or to make them “sublimate” their drive for power into some harmless hobby. These engineered human beings may be happy in such a society, but they most certainly will not be free. They will have been reduced to the status of domestic animals.<text:line-break/>This is your (((progress)))<text:line-break/><text:line-break/>&gt;&gt;284324702<text:line-break/>This, but he missed out the Brave New World scenario. An elite technocrat class could deliberately slow down implementation of labor saving technologies to create make-work jobs for everyone. They <text:soft-page-break/>can theoretically keep doing this indefinitely, so long as consumption keeps rising to match production. They would thus have to keep coming up with ways to make people more acquisitive and hedonistic. </text:p>
      <text:p text:style-name="P3"><text:line-break/>Never underestimate the power of an orgasm. If you give her orgasms you already plave yourself in the 80th percenrile of men.<text:line-break/><text:line-break/>99% of what a woman does is a performance. Take the time to learn the difference between all the hooting and hollering and moaning she does to perform for you and a real orgasm.<text:line-break/></text:p>
      <text:p text:style-name="P3">The vision of the anointed is one in which ills such as poverty, irresponsible sex and crime derive from individual choices and behavior. To believe in personal responsibility would be to destroy the whole special role of the anointed whose vision casts them in the role of rescuers of people treated unfairly by society. -Thomas Sowell</text:p>
      <text:p text:style-name="P3"/>
      <text:p text:style-name="P3">The four sirens and the four horsemen</text:p>
      <text:p text:style-name="P1"><text:span text:style-name="Internet_20_link"><text:span text:style-name="T3">https://www.singularity2050.com/2010/01/the-misandry-bubble.html</text:span></text:span></text:p>
      <text:p text:style-name="P3"><text:line-break/><text:line-break/>roy baumiester: is there anything good about men?<text:line-break/><text:line-break/></text:p>
      <text:p text:style-name="P3"/>
      <text:p text:style-name="P3">how do you keep track of every new law and bill that goes through congress?</text:p>
      <text:p text:style-name="P3"/>
      <text:p text:style-name="P1"><text:span text:style-name="T5">Does freedom of speech protect call to action?<text:line-break/></text:span><text:span text:style-name="T3">the difference between free speech among two individuals and public speech shared with the masses</text:span></text:p>
      <text:p text:style-name="P3"/>
      <text:p text:style-name="P3">most philosophy is a series of value judgements</text:p>
      <text:p text:style-name="P3">if we hold your values to be true/sacred, what effect would it have in the world?</text:p>
      <text:p text:style-name="P3"/>
      <text:p text:style-name="P3">Accelerationism</text:p>
      <text:p text:style-name="P3"/>
      <text:p text:style-name="P3">Social conservatism</text:p>
      <text:p text:style-name="P3">Fiscal liberalism</text:p>
      <text:p text:style-name="P3"/>
      <text:p text:style-name="P3">Fiscal conservatism</text:p>
      <text:p text:style-name="P3">Social liberalism</text:p>
      <text:p text:style-name="P3"/>
      <text:p text:style-name="P3">Feminists have a lot of trouble in the dating market because their politics are diemtrically opposed to their instincts. They will either date weak, subservient men who consider them their "equals", which makes them miserable because they lack all respect for these men, or they date a powerful, dominant man who will always be above them.</text:p>
      <text:p text:style-name="P3"/>
      <text:p text:style-name="P3">Smith-Mundt Act. Also look at the Communications. Act of '94 allowing for media mega corps. to come into existence under Clinton.</text:p>
      <text:p text:style-name="P3"/>
      <text:p text:style-name="P3"><text:soft-page-break/>Sources: shitton of stuff but I’d recommend starting with David Icke, William Cooper, Billy Meier (“debunks” of him are intelligence-agency funded bullshit, they do these huge disinfo campaigns frequently to legit sources so the normies don’t wake up and start freaking out), Michael E. Salla (website Exopolitics.org), Phil Schneider, Whitley Strieber, and the Lacerta files you can google online if you want to start going down the rabbit-hole.</text:p>
      <text:p text:style-name="P3"/>
      <text:p text:style-name="P3">Aristotle's Nicomachean Ethics</text:p>
      <text:p text:style-name="P3"/>
      <text:p text:style-name="P3">The psychological theory of positive disintegration. We only develop as a "self" when we struggle in isolation. Since the world is so connected and over-socialized, most people act as NPCs.</text:p>
      <text:p text:style-name="P3"/>
      <text:p text:style-name="P3">There is nothing worse than telling a little boy that because of who he is and what he has between his legs he is the source of all that is evil and wrong with the world and the best thing he can do is to deny and repress eveey single instinct he has in krdee to gain the approval of the people he trusts and loves most in his life, his mom and by extension, women in general. This is the most evil thing you can do to little boys. </text:p>
      <text:p text:style-name="P3"/>
      <text:p text:style-name="P3">The most evil thing you can do to little girls is remind them every day that because they are women half the population holds political views that view them as second class citizens because of their deep desire to be home makers and mothers. </text:p>
      <text:p text:style-name="P3"/>
      <text:p text:style-name="P3">The fundamental problem with feminism is that, regardless of your gender, it brainwashes you into thinking your deepest and purest instincts are evil and ahould be repressed and shamed at all costs. Men are not allowed to be men, women are no longer allowed to be women, this is politically incorrect. </text:p>
      <text:p text:style-name="P3"/>
      <text:p text:style-name="P3">The cold hard truth about life is that no one cares about you. If you’re lucky your parents might, but that’s probably it. Your wife or girlfriend is only with you because you offer her something she wants or needs. It might be money, stability, status, emotional support, safety, or comfort. Once you stop or are unable to provide that anymore she will leave you and find it elsewhere. She doesn’t love you in a ‘forever until death do us part’ kind of way.</text:p>
      <text:p text:style-name="P3"/>
      <text:p text:style-name="P3">Manliness is the final redpill. All evil acts are meant to destroy male influence. All ideologies that spread hatred are proxies to spread misandry. All sins are meant to draw men away from acting as men should. Certain men have such a deep hatred for their kin that they will do everything in their power to subvert and destroy men. </text:p>
      <text:p text:style-name="P3"/>
      <text:p text:style-name="P3">Empathy is a low form of telekinesis. Even dogs are empathic. We can achieve much higher.</text:p>
      <text:p text:style-name="P3"/>
      <text:p text:style-name="P3">Hypergamy is the biggest redpill of all. No matter what happens, always strive to make yourself stronger, smarter, faster, wiser, more powerful than you were yesterday. A woman’s primary goal will be to halt your progress. To keep you where you are or to hold you back. Do not let her. Always seek to become better and abandon her if she gets in the way of this purpose.s</text:p>
      <text:p text:style-name="P3"/>
      <text:p text:style-name="P3"/>
      <text:p text:style-name="P3">fitzgerald, “the crack up” : the test of a first rate intelligence is the ability to hold two opposed ideas in the mind at the same time and still retain the ability to function</text:p>
      <text:p text:style-name="P3"><text:soft-page-break/></text:p>
      <text:p text:style-name="P3">one dimensional man - herbert marcuse</text:p>
      <text:p text:style-name="P3"/>
      <text:p text:style-name="P3">My politics aren’t set in stone, I really am open to all sorts of ideas and listening to all sorts of people, regardless of where they are on the political spectrum. The only thing I know for sure in the realm of politics is that I stand in direct opposition to identity politics. I would even be willing to join forces with leninist marxists and fundamentalist, christian ideologues on the far right as long as they stand with me against identity politics. I go as far right as Jesse Lee Peterson and as far left as Bret and Eric Weinstein. As soon as you step into the identity politics of the alt right and white nationalism, or the identity politics of the radical left that advocates for equality of outcome instead of equality of opportunity, I lose all respect for you politically. At that point it becomes imperative to show you why identity politics is so evil and why we have to stand in opposition to it. </text:p>
      <text:p text:style-name="P3"/>
      <text:p text:style-name="P3">Libertarian socialist is an oxymoron </text:p>
      <text:p text:style-name="P3"/>
      <text:p text:style-name="P3">horseshoe theory</text:p>
      <text:p text:style-name="P3"/>
      <text:p text:style-name="P3">How the west was won - rodney stark</text:p>
      <text:p text:style-name="P3"/>
      <text:p text:style-name="P3">Jonathan haidt</text:p>
      <text:p text:style-name="P3">What doesn't kill you makes you weaker</text:p>
      <text:p text:style-name="P3">Always trust your feelings</text:p>
      <text:p text:style-name="P3">Life is a struggle between good and bad people</text:p>
      <text:p text:style-name="P3"/>
      <text:p text:style-name="P3">the line dividing good and evil cuts through every man</text:p>
      <text:p text:style-name="P3"/>
      <text:p text:style-name="P3">Tribalism boils down to these four characteristics</text:p>
      <text:list xml:id="list225035835" text:style-name="WWNum4">
        <text:list-item>
          <text:p text:style-name="P33">dogmatism</text:p>
        </text:list-item>
        <text:list-item>
          <text:p text:style-name="P33">groupthink</text:p>
        </text:list-item>
        <text:list-item>
          <text:p text:style-name="P33">crusader mentality</text:p>
        </text:list-item>
        <text:list-item>
          <text:p text:style-name="P33">anti-intellectualism</text:p>
        </text:list-item>
      </text:list>
      <text:p text:style-name="P3">An ideology that has these four will always result in violence. They are incompatible with education</text:p>
      <text:p text:style-name="P3"/>
      <text:p text:style-name="P3">People are antifragile</text:p>
      <text:p text:style-name="P3">We are prone to emotional reasoning and unconscious bias</text:p>
      <text:p text:style-name="P3"/>
      <text:p text:style-name="P3">What really frightens and dismays us is not the external events themselves, but the way in which we think about them. It is not things that disturb us, but our interpretation of their significance. -Epictetus, The Enchiridion </text:p>
      <text:p text:style-name="P3"/>
      <text:p text:style-name="P3">right and left leaning economic policies vs right and left leaning political politics</text:p>
      <text:p text:style-name="P3">can the right/left spectrum be applied two different ways… politics/economics?</text:p>
      <text:p text:style-name="P3"/>
      <text:p text:style-name="P3">hakim</text:p>
      <text:p text:style-name="P3">halim alrah</text:p>
      <text:p text:style-name="P3">azurescapegoat</text:p>
      <text:p text:style-name="P3"><text:soft-page-break/>thought slime</text:p>
      <text:p text:style-name="P3"/>
      <text:p text:style-name="P3">The difference between race and ethnicity</text:p>
      <text:p text:style-name="P3"/>
      <text:p text:style-name="P3">Read military history books</text:p>
      <text:p text:style-name="P3"/>
      <text:p text:style-name="P3">Capitalism is private ownership of the means of production</text:p>
      <text:p text:style-name="P3">Socialism is private ownership of the means of production</text:p>
      <text:p text:style-name="P3">socialism is state control of the economy</text:p>
      <text:p text:style-name="P3"/>
      <text:p text:style-name="P3">state capitalism is an oxymoron, capitalism is inherently anti-state</text:p>
      <text:p text:style-name="P3"/>
      <text:p text:style-name="P3">the prince machievelli</text:p>
      <text:p text:style-name="P3">rules for radicals</text:p>
      <text:p text:style-name="P3">robert greene laws of power</text:p>
      <text:p text:style-name="P3">plutarch</text:p>
      <text:p text:style-name="P3"/>
      <text:p text:style-name="P3">Opensecrets.org</text:p>
      <text:p text:style-name="P3"/>
      <text:p text:style-name="P3">What's the problem with wealth inequality? Why should I care how much more than me someone else has? Isn't it more important for me to have access to the opportunity that will allow me to become much richer than I am now? As long as I have upward mobility I really don't care how high the ceiling is..</text:p>
      <text:p text:style-name="P3"/>
      <text:p text:style-name="P3">Social media forces good people to do bad things in order to prove that they're good people.</text:p>
      <text:p text:style-name="P3"/>
      <text:p text:style-name="P3">Did margaret thatcher dissolve trade unions?</text:p>
      <text:p text:style-name="P3"/>
      <text:p text:style-name="P3">if trade unions are dissolved, does that make it easier for people to reallocate jobs overseas to lower paid workers?</text:p>
      <text:p text:style-name="P3"/>
      <text:p text:style-name="P3">Deindustrialization in the western world, the geographical locations are those that were deindustrialized</text:p>
      <text:p text:style-name="P3"/>
      <text:p text:style-name="P3">The right wing, which traditionally defended free markets, has now shifted toward populism, while the left wing has changed its tune and now defends the vested interests of globalization</text:p>
      <text:p text:style-name="P3"/>
      <text:p text:style-name="P3">What is neoliberalsm? </text:p>
      <text:p text:style-name="P3"/>
      <text:p text:style-name="P3">What are neocons?</text:p>
      <text:p text:style-name="P3"/>
      <text:p text:style-name="P3">What is the difference between fascism and national socialism?<text:line-break/></text:p>
      <text:p text:style-name="P3">research geopolitics</text:p>
      <text:p text:style-name="P3"/>
      <text:p text:style-name="P3">The state forces your to be religious</text:p>
      <text:p text:style-name="P3"><text:soft-page-break/>The state forces you to not be religious</text:p>
      <text:p text:style-name="P3"/>
      <text:p text:style-name="P3">plutocracy </text:p>
      <text:p text:style-name="P3"/>
      <text:p text:style-name="P3">the great awakening</text:p>
      <text:p text:style-name="P3"/>
      <text:p text:style-name="P3">monarchies</text:p>
      <text:p text:style-name="P3"/>
      <text:p text:style-name="P3">Do countries around the world owe more money to China, or the US?</text:p>
      <text:p text:style-name="P3"/>
      <text:p text:style-name="P3">How is America imperialist?</text:p>
      <text:p text:style-name="P3">Why is American imperialism good for the world?<text:line-break/></text:p>
      <text:p text:style-name="P3">Why is America not imperialist?</text:p>
      <text:p text:style-name="P3"/>
      <text:p text:style-name="P3">Who financed Trump's campaign?</text:p>
      <text:p text:style-name="P3"><text:line-break/>Research russia collusion </text:p>
      <text:p text:style-name="P3"/>
      <text:p text:style-name="P3">“The US economy is fake” Ever since we got off the gold standard? We have fake economic growth. The tech and financial sectors are a sham</text:p>
      <text:p text:style-name="P3"/>
      <text:p text:style-name="P3">Is the US still the largest cultural exporter in the world?</text:p>
      <text:p text:style-name="P3"/>
      <text:p text:style-name="P3">Japan and South Korea hate China?</text:p>
      <text:p text:style-name="P3"/>
      <text:p text:style-name="P3">Why is China going to dominate the world?</text:p>
      <text:p text:style-name="P3">Why is the paranoia surrounding China unfounded?</text:p>
      <text:p text:style-name="P3"/>
      <text:p text:style-name="P3">Noam Chomsky's work. The US is an empire that acts through the WTO, IMF and through the dollar as the world's reserve currency.</text:p>
      <text:p text:style-name="P3"/>
      <text:p text:style-name="P3">How are the US and China playing the same power game on the international scale and how do their strategies differ?</text:p>
      <text:p text:style-name="P3"/>
      <text:p text:style-name="P3">Questions are the answer. Ask as many questions as you can, ask questions all day long.</text:p>
      <text:p text:style-name="P3"/>
      <text:p text:style-name="P3">Race is a social construct. I refuse to play your petty language game and dismiss your desperate attempts to gain power.</text:p>
      <text:p text:style-name="P3"/>
      <text:p text:style-name="P1"><text:span text:style-name="T3">The opposite of </text:span><text:span text:style-name="T5">fascism </text:span><text:span text:style-name="T3">is not </text:span><text:span text:style-name="T5">communism </text:span><text:span text:style-name="T3">but </text:span><text:span text:style-name="T5">anarchism </text:span><text:span text:style-name="T3">(ie liberal socialism), and that the opposite of </text:span><text:span text:style-name="T5">communism </text:span><text:span text:style-name="T3">( ie an entirely state-planned economy) is </text:span><text:span text:style-name="T5">neoliberalism </text:span><text:span text:style-name="T3">(ie extreme deregulated economy) ?</text:span></text:p>
      <text:p text:style-name="P3"/>
      <text:p text:style-name="P3">Ayn Rand, Milton Friedman and America’s Libertarian Party, which couples social Darwinian right-wing economics with liberal positions on most social issues</text:p>
      <text:p text:style-name="P3"><text:soft-page-break/></text:p>
      <text:p text:style-name="P3">If you could get Hitler and Stalin to sit down together and avoid economics, the two diehard authoritarians would find plenty of common ground. </text:p>
      <text:p text:style-name="P3"/>
      <text:p text:style-name="P3">Identity politics in terms of race subscribes to racial essentialism. The essence or characteristics of a person are not predominantly defined by their racial or ethnic group, there are a large variety of factors that contribute to who a person is and who they become</text:p>
      <text:p text:style-name="P3"/>
      <text:p text:style-name="P3">Richard Spencer's politics are virtually indistinguishable from that of the radical left. Swap the skin colors and it's the same thing. The alt right defines itself in opposition to conservatism and wholly embraces identity politics. Conservatism defines itself in opposition to identity politics, whether it comes from the right or the left.</text:p>
      <text:p text:style-name="P3"/>
      <text:p text:style-name="P3">The fear people have of talking about people like Richard Spencer is precisely what keeps people from realizing what kind of politics he'</text:p>
      <text:p text:style-name="P3"/>
      <text:p text:style-name="P3">Walter Williams</text:p>
      <text:p text:style-name="P3">Jason Riley</text:p>
      <text:p text:style-name="P3">Shelby Steel</text:p>
      <text:p text:style-name="P3">John mcwhorter</text:p>
      <text:p text:style-name="P3">Coleman Hughes</text:p>
      <text:p text:style-name="P3">Glen loury</text:p>
      <text:p text:style-name="P3">Thomas sowell</text:p>
      <text:p text:style-name="P3"/>
      <text:p text:style-name="P3">I think a lot of people declare themselves democratic socialists and communists because they associate it with the summer of love and the hippie movement. They think that if they label them something “cool” and “subversive” it will help them get laid. If they actually knew how evil capitalism was and how detrimental socialism is to the people who live under it, they wouldn’t support it. But it’s more important to fit in with your group and be accepted by the culture, it’s more important to get laid, than it is to stand up for what’s right and fight for freedom.</text:p>
      <text:p text:style-name="P3"/>
      <text:p text:style-name="P3">There is still a lot of racial inequality perpetuated by policies designed to keep marginalized people (of all skin colors) down. You could argue that this is systemic oppression. But it’s also true that the solutions proposed by the people who are constantly fighting for equality have perpetuated the very problems they seek to solve so you have to ask, are they too stupid to realize that their solutions are regressive or are they being purposefully deceitful in an effort to gain political power?</text:p>
      <text:p text:style-name="P3"/>
      <text:p text:style-name="P3">On the other hand, there is a lot of dismissing and hand waving going on with people right of center because in their mind to admit to any sort of racial inequality means that the communists win. This is funneling more people to the left, where at least conversations about inequality are actually being had instead of pretending like capitalism is perfect that there’s nothing wrong with the system. </text:p>
      <text:p text:style-name="P3"/>
      <text:p text:style-name="P3">But it’s difficult to have conversations about inequality with people who preach about equality when their solutions to the problem take you further and further down a road to anarchy and civil war. A politically conscious person is usually fighting a war on two fronts, against the people on both ends of the political spectrum who would rather play identity politics than create evidence-based solutions to <text:soft-page-break/>problems. You’re trying to pull people back from the brink of alt-right politics that disguises race realism behind the veneer of “conservative values” and trying to save people who have been brainwashed into thinking that the entire system has to be completely destroyed and we need a communist revolution in order to fix it. Neither of these positions is sensible or rational. Both extremes are evil. There are a lot more people being radicalized on the left, that much is clear, but in order to help them come back to the real world you need to become better than them at presenting their arguments. You have to show them that you are well versed in their lingo and can cite stats that prove their point even better than they can. Unfortunately, if you’re going to pull people from the brink you have to be able to speak their language. Pretending that conservative values are the solution to everything and everyone on the left is a lazy, ignorant pot smoking commie is not going to fix the problem, it’s going to make it worse. it’s the same as people on the left who call anyone slightly to the right of them a racist white supremacist. They’re radicalizing people into becoming something evil in order to justify the tyranny in their own party.</text:p>
      <text:p text:style-name="P3"/>
      <text:p text:style-name="P3">The biggest threat to radical leftists is not the alt right, the alt right is fueling their movement. The more powerful the alt right becomes the more justification the left has for violence. And vice versa, the alt right is growing (and underground now) precisely because they see how radical the left is becoming and they are driven by their own fear and confusion to adopt the same tactics the left does in order to defend themselves.</text:p>
      <text:p text:style-name="P3"/>
      <text:p text:style-name="P3">And of course, social media is exacerbating the problem.</text:p>
      <text:p text:style-name="P3"/>
      <text:p text:style-name="P3">the biggest threat to democracy and the stability of western civilization: social media</text:p>
      <text:p text:style-name="P3"/>
      <text:p text:style-name="P3">become a master at remaining unlabelled in your political discourse. Understand the extremes of the political spectrum and be capable of citing the best arguments for either side. If you want to find the truth, you have to explore all of it.</text:p>
      <text:p text:style-name="P3"/>
      <text:p text:style-name="P3">Figure out what people stand for and what they believe, and take the opposite view even if you agree with them.</text:p>
      <text:p text:style-name="P3"/>
      <text:p text:style-name="P3">You hate identity politics. Solidify all the reasons why you hate it. Then spend a long time destroying your own arguments from the other side, research all the reasons why identity politics is important and essential</text:p>
      <text:p text:style-name="P3"/>
      <text:p text:style-name="P3">gender essentialism</text:p>
      <text:p text:style-name="P3"/>
      <text:p text:style-name="P1"><text:span text:style-name="T5">Autogynephilia</text:span><text:span text:style-name="T3"> </text:span></text:p>
      <text:p text:style-name="P3"/>
      <text:p text:style-name="P3">The difference between asylum seekers and economic migrants. What do we do when the people who want to come into our country do not share our values and fundamentally hate everything that made our nation thrive and flourish in the first place?</text:p>
      <text:p text:style-name="P3"/>
      <text:p text:style-name="P3">Analogy to have homeless people knock on the door of your house and American immigration.</text:p>
      <text:p text:style-name="P3"/>
      <text:p text:style-name="P3"><text:soft-page-break/>Trump was not elected because people are racist. Trump was elected because people are tired of being called racist.</text:p>
      <text:p text:style-name="P3"/>
      <text:p text:style-name="P3">Can you define toxic masculinity? Where do you draw the line between what is toxic behavior, and healthy masculine behavior? Is there such a thing as healthy masculine behavior to people who believe in toxic masculinity? </text:p>
      <text:p text:style-name="P3"/>
      <text:p text:style-name="P3">Two different ways of orienting yourself philosophically through race.</text:p>
      <text:p text:style-name="P3"/>
      <text:p text:style-name="P3">Humanist vision: MLK. Thomas Sowell, John mcwhorter, glen loury. Racism primarily is the opposite of reason. Attributing meaning to skin color is a logical error. Racism is not dependent on context, prejudice and discrimination based on color is wrong and irrational, period.</text:p>
      <text:p text:style-name="P3"/>
      <text:p text:style-name="P3">Anti racist vision: malcolm x. Ta nahisi Coates's. Nicole hanna Jones. Racism is based on historical power relations. Your skin color is injected with meaning by your historical context. Whites oppressing blacks is a historical reality, thus you cannot abstract away the concept of racism from its particular context. A black man hating a white man for his skin color is not the same as a white man hating a black man for his skin color because racism is predicated on power.</text:p>
      <text:p text:style-name="P3"/>
      <text:p text:style-name="P3"/>
      <text:p text:style-name="P3"/>
      <text:p text:style-name="P3">Social role theory says that men and women have specific expectations and roles placed on them by society. But where do these rules come from? They have a basis in biology. We can have a conversation about how much gender roles have an effect on the choices people make and the degree to which we can change people's behavior by disrupting those gender roles, but we have to acknowledge that biology plays an integral part in the creation and perpetuation of gender roles, otherwise those roles wouldn't exist to begin with.</text:p>
      <text:p text:style-name="P3"/>
      <text:p text:style-name="P3">If women choose to be treated like sluts, if women choose to be demeaned and belittled and emotionally manipulated and sexually exploited and then abandoned, who am I to control their behavior and tell them they can’t? I am not narcissistic enough to assume that I have any control over women’s behavior. All I can do is understand why they act the way they act and work within the system they helped create. It really is as simple as that.</text:p>
      <text:p text:style-name="P3"/>
      <text:p text:style-name="P3">The notion of consent really only applies to borderline autistic, social and emotionally immature people who lack the ability to read body language or comprehend the complexities of adult sexual relationships. Frankly if you have an obsession with consent, you’re probably too immature and emotionally unregulated to be having sex in the first place.</text:p>
      <text:p text:style-name="P3"/>
      <text:p text:style-name="P3">It never ceases to amaze me how often people are willing to act against their own self interest in order to be accepted by a corrupt, degenerate culture.</text:p>
      <text:p text:style-name="P3"/>
      <text:p text:style-name="P3">If you believe that a man cannot approach a woman in public you are infantilizing the woman, implying that she is incapable of choosing whether or not to engage with someone.</text:p>
      <text:p text:style-name="P3"/>
      <text:p text:style-name="P3"><text:soft-page-break/>All this emphasis on violence against women and rape culture, if followed all the way to its logical conclusion, presupposes that women are creatures without any agency or moral compass to determine who is and is not good for them. You really have to give women more credit, they're not weak, delicate, incompetent creatures who need to tube saved from themselves by the state. Women are capable of acting in their own self interest as long as you stop trying to convince them that they're victims of a heteronormative patriarchal society that is designed to keep them down.</text:p>
      <text:p text:style-name="P3"/>
      <text:p text:style-name="P3">Women have given up their birthright, their destiny and power as wives and mothers held sacred by the society. They have sacrificed their immensely important role as nurturers and educators of not just this generation, but the next generation as well, they have sacrificed their place as matriarchs and sources of wisdom in favor of, what? A little bit more money?</text:p>
      <text:p text:style-name="P3"/>
      <text:p text:style-name="P3">Ask any woman on the street, she will tell you that if given the choice between working 100 hours per week in a cutthroat, hypercompetitive environment and staying at home all day in her pjs taking care of children she would generally pick the latter. Women only really attempt to climb Male-dominance hierarchies because they feel socially compelled to do so, not because they actually enjoy it. They're doing someone thing don't enjoy and that they don't have to do all because people she doesn't know and who do not care about her tell her she has to. Seems like a really stupid move to me.</text:p>
      <text:p text:style-name="P3"/>
      <text:p text:style-name="P3">You believe in the existence of a patriarchy, why do you have such a low opinion of yourself? Do you really believe that women have not played a vital and extremely important role in the creation of our society? Have they really been carried along by men. for thousands of years, without any purpose or agency other than making babies? That's idea is the most degrading and demeaning to women that I've ever heard.</text:p>
      <text:p text:style-name="P3"/>
      <text:p text:style-name="P3">Women, like men, are very complex creatures. You can't boil them down to helpless victims of a system they do not understand and have absolutely no control over, women are not one dimensional. The only women stupid enough to boy the patriarchy bullshit are young, "educated" women who don't know any better, who have never had a real struggle in their life so they have to create drama and make up stories of oppression in order to feel important. They lack any competence or purpose so they blame a wonderful system that they are completely ignorant off all because they are incapable (or unwilling) to create a sense of direction in their life. It goes back to the age old saying, "women have mo idea what they want". The truth is women know exactly what they want, it's just not politically correct or socially acceptable to talk about what they want. They have to walk a tightrope, acting in complete hypocrisy, on the one hand saying they have no power and the world is out to get them, and on the other hand, acting as if they are God's gift to the world with complete and total control over everything, including what men are allowed to be attracted to them. </text:p>
      <text:p text:style-name="P3"/>
      <text:p text:style-name="P3">Why would you choose to believe that you are incapable and oppressed, against all evidence? Because it's an easy way to acquire status. <text:s/>The more vehemently you can claim victimhood, the more our degenerate culture will accept you and give you special treatment. Why work for anything when you can stay well grounded in mediocrity and immaturity whining and complaining until everything is given to you?</text:p>
      <text:p text:style-name="P3"/>
      <text:p text:style-name="P3">All of it comes down to the destruction of incentives. People are slowly losing the incentive to better themselves. The culture needs mediocrity, it is important that everyone remain fearful and on edge, <text:soft-page-break/>emotional and reactive, focused on right here and right now rather than the long term, because people who act with agency, in their own self interest, for the good of humanity, despite all odds, are extremely dangerous and disruptive. We can't have too many of those people. so the culture is designed to keep you thinking you can't do anything. Furthermore, any attempt someone makes to better themselves and rise above is met with extreme opposition because they are not only fighting against their own self loathing and malevolence, they are also highlighting the incompetence and lack of morality in all the people who would rather choose to stay sedated and mediocre. They feel personally attacked by your success and they will do everything in their power to convince you that your pursuit of greatness is evil when in reality it is the only purifying, positive force in the world. </text:p>
      <text:p text:style-name="P3"/>
      <text:p text:style-name="P3">There still exist women who overcome their own victimhood, claim their birthright and power as women and have an amazing positive effect on the people closest to them, but those women are extremely rare. Most people would rather delude themselves into thinking they have no power and the world is out to get them because it absolves them of any responsibility to improve themselves or become competent. It easier to delude yourself into thinking you won't succeed so why even try than it is to actually try, and fail, over and over until you eventually succeed. </text:p>
      <text:p text:style-name="P3"/>
      <text:p text:style-name="P3">There is nothing more dangerous than a weak man. He has acts irrationally and impulsively, guided by disparate extrinsic stimuli without purpose or foundation and lacks the stabilizing force of masculinity that makes him strong and keeps him disciplined. </text:p>
      <text:p text:style-name="P3"/>
      <text:p text:style-name="P3">The radical left does not believe in competence. They are diametrically opposed to the idea that there are people who are better than other people at certain things. The radical left does not have any values or morality. If you have a set of values that you live by, you are by definition discriminating between people by how competent they are at living out those values. if you reject the very idea of competence as such, you have no values and absolutely no moral foothold to stand on.</text:p>
      <text:p text:style-name="P3"/>
      <text:p text:style-name="P3">When you sacrifice individual sovereignty at the altar of equality and justice, you have descended into tyranny</text:p>
      <text:p text:style-name="P3"/>
      <text:p text:style-name="P3">We live in a culture of self worship. We worship ourselves, false idols, instead of worshipping god.</text:p>
      <text:p text:style-name="P3"/>
      <text:p text:style-name="P3">Resentment politics </text:p>
      <text:p text:style-name="P3"/>
      <text:p text:style-name="P3">Your skin color is not your identity. Equating skin color with identity is racism</text:p>
      <text:p text:style-name="P3"/>
      <text:p text:style-name="P3">The problem with consent is that the kind of man who would ask (beg) for sex is not the kind of guy women with self respect would ever sleep with</text:p>
      <text:p text:style-name="P3"/>
      <text:p text:style-name="P3">Ego as it’s tied to race</text:p>
      <text:p text:style-name="P3">you identify as black first, and a person second. black and white are arbitrary categories</text:p>
      <text:p text:style-name="P3">you will not succeed, you will not flourish or find happiness, you will not even be treated as a person, until you overcome your ego and the idea that your skin color matters</text:p>
      <text:p text:style-name="P3">black people have the capacity to be civil, to be articulate, to be intelligent and innovative and creative and successful. But until they see themselves as capable of these things and make the attempt to prove the haters wrong, they will not succeed.</text:p>
      <text:p text:style-name="P3"><text:soft-page-break/>By looting, rioting, being angry and emotional, blaming white people, shooting each other and acting like thugs they are proving white supremacists right</text:p>
      <text:p text:style-name="P3">your skin color does not matter. In order for you to act in a way that embodies that statement, you have to let go of the petty squabbles of the past. If your entire identity is tied to what a group of people that you define yourself as separate from has done to the group of people that you belong to, you are playing identity politics, your ego is out of control, and you are destroying everything good and redeemable about humanity in the process.</text:p>
      <text:p text:style-name="P3"/>
      <text:p text:style-name="P3"/>
      <text:p text:style-name="P3">ego as it’s tied to the gender dichotomy. The gender dichotomy is inescapable. that people are born either men or women is as fundamental a truth as the fact of your existence and the irrefutable reality of your mortality. If transgenderism holds true, the gender dichotomy is its foundation. If gender is a social construct, transgenderism is a lifestyle choice and is as easy a thing to change as the clothes you wear each day. </text:p>
      <text:p text:style-name="P3"/>
      <text:p text:style-name="P3"/>
      <text:p text:style-name="P3">transgenderism, like deviant sexual behavior, is a result of severe sexual trauma in childhood. This sexual trauma, insofar as it is kept repressed and unexplored, is the source of all the confusion and emotional pain that these people inflict upon themselves and the world</text:p>
      <text:p text:style-name="P3"/>
      <text:p text:style-name="P3">notice the compassion in the following statement instead of merely labeling it as hateful because it goes against the dogma of your ideology: no man who willingly cuts his dick off or woman who cuts her tits off is in their right mind. If someone were punching themselves in the face over and over again, we would not praise them for being so courageous and encourage more self-inflicted face punching. The compassionate and humane thing to do would be to seek to understand what would lead someone to punch themselves in the face and to do everything in our power to help them overcome the need to punch themselves in the face in the first place.</text:p>
      <text:p text:style-name="P3"/>
      <text:p text:style-name="P3">But by normalizing transgenderism and gender confusion, we are promoting the same kind of harmful and self-destructive behavior that we claim to want to destroy in the first place.</text:p>
      <text:p text:style-name="P3"/>
      <text:p text:style-name="P3">flipping the monopoly board over and declaring yourself too good to engage in the game is not victory. you are simply revealing that you’re too stupid or unwilling to learn how to play and become competent at monopoly.</text:p>
      <text:p text:style-name="P3"/>
      <text:p text:style-name="P3">Transgenderism is like playing soccer and scoring a bunch of goals in your own teams net and then declaring that you were playing for the other team the whole time. </text:p>
      <text:p text:style-name="P3"/>
      <text:p text:style-name="P3">Whether we are born men or women, we have a very human desire to become intimately familiar with that which we do not understand, that which we are not. </text:p>
      <text:p text:style-name="P3"/>
      <text:p text:style-name="P3">By accepting that you are a man born in a woman’s body or vice versa you are a traitor to your own kind (all people) and you are actively choosing to add the confusion and chaos in the world. Instead of making an attempt to understand and explore the gender dichotomy honestly, you declare yourself god, and all knowing being that was born with a complete understanding of the most fundamental and complex aspect of being. It is the height of hubris and a pure lack of gratitude to believe that the body <text:soft-page-break/>you were born into was a mistake. To be fair, we all do it. Whether we are men or women, whether we care to admit it or not, we have all had moments in our lives where we wished we were the opposing sex. Whether you’re male or female, we view ourselves as inferior to the objects of our desire. There is a certain kind of humility in being constantly aware of how inadequate we are to face everything that we are not. but it is a form of moral degeneracy to assume that an attempt to understand this inadequacy as fully as possible is a futile effort and the attempt should not even be made.</text:p>
      <text:p text:style-name="P3"/>
      <text:p text:style-name="P3">A real man spends his entire life learning and exploring how to be a man. The same can be said for women. people who are secure in their biological sex and have integrated it sanely into their psyche are aware that what they are is infinitely more than a series of social constructs and cultural artifacts. this security can only come at the acceptance of one’s predestined sex and the exploration of the polarity that we are born into. </text:p>
      <text:p text:style-name="P3"/>
      <text:p text:style-name="P3">A man only understands himself in opposition to a woman. A woman only understands herself in opposition to a man. To destroy the gender dichotomy and rename it a spectrum is to make it impossible for men and women to understand themselves and become comfortable in their own skin. This is why we have so much social anxiety in the world.</text:p>
      <text:p text:style-name="P3"/>
      <text:p text:style-name="P3">I am making a philosophical argument for the necessity of morality and the need to preserve its essence across time. It naturally follows the religious archetypes play a fundamental role in the preservation of morality, seeing as it is the source of order and psychological stability across human history and beyond.</text:p>
      <text:p text:style-name="P3"/>
      <text:p text:style-name="P3">As a single person who exists in an inconceivable brief interval time at a scale that is virtually insignificant in the grand scale that sees himself as having the capability to overcome hundreds of millions of years of biology and evolution simply because you took a college class is pure unbridled narcissism. Stop playing god. You are not god. you are just a fucking person.</text:p>
      <text:p text:style-name="P3"/>
      <text:p text:style-name="P3">God is more than humanity. People need something bigger than themselves. Without it we degenerate. For most of humanity’s existence, we were very small, confused creatures in a vastly incomprehensible world that was filled with things that well beyond our capacity (predators). Religion became an ordering function that was created to stabilize this basic fact about human existence. But as our capacity for understanding and the depths of our knowledge has expanded, so too has our belief in our ability to overcome has grown. It has grown to the point that we see ourselves as more than the structures that our ancestors, who were in many ways infinitely smarter than us, created in order to keep us alive and flourishing. Now that we seek to destroy these structures without seeking to understand why they exist or how they are beneficial in the first place, this loss of something bigger than ourselves has led to chaos and confusion, to narcissism and unbridled emotion.</text:p>
      <text:p text:style-name="P3"/>
      <text:p text:style-name="P3">Since race is a cultural construct, racism is an illusion used to emotionally manipulate people.</text:p>
      <text:p text:style-name="P3"/>
      <text:p text:style-name="P3">What about sexism? Sexism is not a construct. sexism is fundamental to human existence and is necessary for human flourishing. If men and women viewed themselves as perfectly equal and exactly the same, the world would end in a single generation. Men and women need sexism just as much as they need sex. Men need to develop themselves into competent, powerful creatures who are deluded <text:soft-page-break/>into thinking that they have power over women. And women have to swallow their pride (literally) and become more aware of the power they have when they use what god has given them.</text:p>
      <text:p text:style-name="P3"/>
      <text:p text:style-name="P3"/>
      <text:p text:style-name="P3">The litmus test for radicalization on the right is whether you support Richard Spencer or not</text:p>
      <text:p text:style-name="P3"/>
      <text:p text:style-name="P3">The litmus test for radicalization on the left is if you support BLM and Antifa</text:p>
      <text:p text:style-name="P3"/>
      <text:p text:style-name="P3">socialism is a parasite that feeds off the messy and complex parts of capitalism. in order for socialism to succeed, it has to make inequality grow, it has to increase the bad parts of capitalism. </text:p>
      <text:p text:style-name="P3"/>
      <text:p text:style-name="P3">slavery if not capitalism. You only believe slavery is capitalism if you have a cartoon definition of capitalism that merely promotes profit over everything else. That is not capitalism. Capitalism is a free market economy. It is a system in which all people have the same access to and benefits from capitalism. A system where only some people can benefit from capitalism is not a capitalist system. </text:p>
      <text:p text:style-name="P3"/>
      <text:p text:style-name="P3">Capitalism is about getting from the system what you put into it. It rewards effort and ingenuity over victim status. It is a superior system precisely because it does not care about arbitrary characteristics such as skin color or gender. The only thing that matters in a truly capitalist system is how competent you are and how much value you can add to the market. Thus the benefits of capitalism are not relegated to a particular group, such as men or white people, because that would imply that women and people of color do not have the same intellectual capacity to succeed as straight white males, which is, by definition, racist and sexist.</text:p>
      <text:p text:style-name="P3"/>
      <text:p text:style-name="P3">Capitalism does not care about where you were born, how much money you make or have made, what language you speak or what your worldview is. The only thing that matters is your ability to create products and services that other people need or want and the skills to produce those products and services for someone who does. Furthermore, the people who start off giving their labor to someone else in exchange for capital are rightly compensated by the market based on the amount of effort or competence required to do that labor effectively and over time these people, if they have the right mindset and are willing to expend the effort, can grow to become the very capitalists that they once worked for.</text:p>
      <text:p text:style-name="P3"/>
      <text:p text:style-name="P3">That is impossible in a truly socialist system. Socialism puts extreme limits on people’s ability to be happy and successful. The system only works by leaching value and worth from its citizens, whereas capitalism only works when people, of their own free will and volition, input their effort into the system in order to become as rich and successful as they want.</text:p>
      <text:p text:style-name="P3"/>
      <text:p text:style-name="P3">Socialism is a race to the bottom. it only works if people are doing everything they can to drag people down and keep them oppressed. Capitalism is a race to the top. Everyone is working together to make the system better and to give everyone more opportunities to succeed. The more money your neighbor has, the more expendable income he has to buy the product and service you create. Thus it is in your best interest to give that person all the opportunities you can to make them successful. </text:p>
      <text:p text:style-name="P3"/>
      <text:p text:style-name="P3">Socialism assumes that someone’s gain is somebody else’s loss. Any attempt anyone makes to become rich, successful, or happy is redefined as evil and tyrannical. Virtue in a socialist system is <text:soft-page-break/>predicated on your ability to show how incapable, oppressed, and incompetent you are. The more expertly you produce the illusion that you are unable to succeed, that you lack agency or power, the more your value in the socialist hierarchy increases.</text:p>
      <text:p text:style-name="P3"/>
      <text:p text:style-name="P3">There is no such thing as the absence of hierarchy. </text:p>
      <text:p text:style-name="P3"/>
      <text:p text:style-name="P3">In capitalism, we have a competence hierarchy or a meritocracy.</text:p>
      <text:p text:style-name="P3"/>
      <text:p text:style-name="P3">In socialism we have an oppression hierarchy or the slave morality.</text:p>
      <text:p text:style-name="P3"/>
      <text:p text:style-name="P3">The fundamental difference between hierarchies, the value judgement that makes some hierarchies better than others, is upward mobility. How easy is it for you to rise to the top in one hierarchy vs another?</text:p>
      <text:p text:style-name="P3"/>
      <text:p text:style-name="P3">In a true capitalist system, everyone has equal opportunity to rise to the top of the hierarchy. In a true socialist system, your position in the hierarchy is entirely based on characteristics about yourself that you cannot change, such as skin color or gender. In a true socialist system, there is absolutely zero upward mobility. It is the very definition of a tyrannical system. There are some people at the top of the hierarchy who can never be toppled, and everyone else has to struggle endlessly and without purpose at a fixed position in the hierarchy until they die or the system is destroyed. Socialism is feudalism and crony capitalism under a different name.</text:p>
      <text:p text:style-name="P3"/>
      <text:p text:style-name="P3"/>
      <text:p text:style-name="P3">Glen loury</text:p>
      <text:p text:style-name="P3">Coleman hughes</text:p>
      <text:p text:style-name="P3">Chloe valderie</text:p>
      <text:p text:style-name="P3">Thomas chesterton Williams</text:p>
      <text:p text:style-name="P3">Kmele foster</text:p>
      <text:p text:style-name="P3">John wood jr</text:p>
      <text:p text:style-name="P3">John mcwhorter</text:p>
      <text:p text:style-name="P3">Cornell west and robbie george</text:p>
      <text:p text:style-name="P3"/>
      <text:p text:style-name="P3">Hoteb Jesus</text:p>
      <text:p text:style-name="P3"/>
      <text:p text:style-name="P3">Katie herzog</text:p>
      <text:p text:style-name="P3"/>
      <text:p text:style-name="P3">Melissa chen joe rogan</text:p>
      <text:p text:style-name="P3"/>
      <text:p text:style-name="P3">feminism has made women hate themselves for wanting and having sex in a way that is not politically correct. In order to overcome this self loathing, they displace it upon their male partners, convincing themselves that they are absolved of any responsibility and it is entirely their fault that they are even having the thoughts and desire of having sex that is not explicitly consensual. </text:p>
      <text:p text:style-name="P3"/>
      <text:p text:style-name="P3">Very few things in politics are strictly binary. Take the abortion debate. Either life begins at the moment of conception and by that logic something like plan B is the same as baby murder. Or within the womb there is only a bundle of cells up until the moment the baby is born and thus aborting a baby <text:soft-page-break/>at 8 and a half months is no different than getting a wart removed. The truth lies somewhere between these two extremes</text:p>
      <text:p text:style-name="P3"/>
      <text:p text:style-name="P3">You've lived one more day and that's one less day you have left to live.</text:p>
      <text:p text:style-name="P3"/>
      <text:p text:style-name="P3">Sane Americans, Americans who will save the republic have to be united by our mutual hatred for both ends of the political spectrum, which trumps the disdain we have for the opposing party.</text:p>
      <text:p text:style-name="P3"/>
      <text:p text:style-name="P3">I have always wanted to be masculine. The problem is that I was performing a fake sort of masculinity, one that has been redefined by cultural marxists. Now I am exploring and embodying a more realistic, traditional, honest and pure form of masculinity that leads me closer to truth and allows me to walk in integrity that isn’t so rooted in illusion and performativity.</text:p>
      <text:p text:style-name="P3"/>
      <text:p text:style-name="P3">One does not perform masculinity, The performance of masculinity is just more femininity. Masculinity is embodied. You either have it, or you don’t. You either are masculine, or you aren’t. There is no space for illusion or performance.</text:p>
      <text:p text:style-name="P3"/>
      <text:p text:style-name="P3">The relationship between the masculine and the feminine in gender relations is like a set of puzzle pieces that fit perfectly together. Throwing a temper tantrum and flipping the board over because solving the puzzle is complicated is not a very mature thing to do.</text:p>
      <text:p text:style-name="P3"/>
      <text:p text:style-name="P3">male feminists are the male gold diggers of the dating world</text:p>
      <text:p text:style-name="P3"/>
      <text:p text:style-name="P3">You’re teaching people how to dance in pairs by telling them that there is no leader or follower and everyone can move at their own beat. How is that conducive to a good dance session?</text:p>
      <text:p text:style-name="P3"/>
      <text:p text:style-name="P3">love is not an emotion. Love is the absence of hate. There is nothing irrational or confusing about love.</text:p>
      <text:p text:style-name="P3">confusion and emotion are rooted in hatred</text:p>
      <text:p text:style-name="P3"/>
      <text:p text:style-name="P3">a conflict of visions - thomas sowell</text:p>
      <text:p text:style-name="P3"/>
      <text:p text:style-name="P3">our morality amounts to a vindictive effort to poison the happiness of the fortunate (GM III, 14), instead of a high-minded, dispassionate, and strictly rational concern for others. -Nietzsche</text:p>
      <text:p text:style-name="P3"/>
      <text:p text:style-name="P3">When you equate speech with violence, it justifies committing violence against people who say things you disagree with. That’s facism. Macys store employee assaulted for allegedly saying the N word</text:p>
      <text:p text:style-name="P3"/>
      <text:p text:style-name="P3">College is 4 years of glorified alcoholism and radical leftist indoctrination</text:p>
      <text:p text:style-name="P3"/>
      <text:p text:style-name="P3">Lust is a combination of sexual attraction and hatred</text:p>
      <text:p text:style-name="P3"/>
      <text:p text:style-name="P3">Aristotle: Virtua exists as the means between two vices</text:p>
      <text:p text:style-name="P3"/>
      <text:p text:style-name="P3">It is possible to be so virtuous that you become tyrannical</text:p>
      <text:p text:style-name="P3"/>
      <text:p text:style-name="P3"><text:soft-page-break/>The problem with virtue signaling is that politics around race has become performative rather than substantive. It’s all about showcasing how anti-racist you are instead of actually doing things that make it so that race is no longer a barrier to people’s success. It’s all about performing anti-racism rather than actively combating racism and prejudice.</text:p>
      <text:p text:style-name="P3"/>
      <text:p text:style-name="P3">Men treat their emotional sanctity the way women treat their sexual sanctity</text:p>
      <text:p text:style-name="P3"/>
      <text:p text:style-name="P3">I'm not denying the existence of privilege altogether I'm contesting the idea that privilege is solely based on arbitrary characteristics like race or ?</text:p>
      <text:p text:style-name="P3"/>
      <text:p text:style-name="P3">ralph nader</text:p>
      <text:p text:style-name="P3"/>
      <text:p text:style-name="P3">2000 election, gore vs bush</text:p>
      <text:p text:style-name="P3"/>
      <text:p text:style-name="P3">first pass the post voting</text:p>
      <text:p text:style-name="P3"/>
      <text:p text:style-name="P3">2000 election, butterfly ballots</text:p>
      <text:p text:style-name="P3"/>
      <text:p text:style-name="P3">human beings, when born are naturally good</text:p>
      <text:p text:style-name="P3">justice, regardless of country, (95% of the time) is done wrong</text:p>
      <text:p text:style-name="P3"/>
      <text:p text:style-name="P3"/>
      <text:p text:style-name="P3">the human right of self defense allows someone trained, </text:p>
      <text:p text:style-name="P3"/>
      <text:p text:style-name="P3"/>
      <text:p text:style-name="P3"/>
      <text:p text:style-name="P3"/>
      <text:p text:style-name="P3"/>
      <text:p text:style-name="P3">Whether you’re on the left or on the right, the opposite of facism is more facism. </text:p>
      <text:p text:style-name="P3"/>
      <text:p text:style-name="P3">Women don’t want to be better than men, they want to be better than most men. They have a choice, do i stop competing with men at everything, thus increasing my range of dating options, or do I hyperfocus on beating all men at everything and end up slightly below the best men? Then you end up old and alone because the best men don’t have time for your bullshit, they’re off being the best. By definition there are very few of these men.</text:p>
      <text:p text:style-name="P3"/>
      <text:p text:style-name="P3">Gender equality is like saying that we are going to make apples and oranges taste the same. if apples and oranges don’t taste the same that’s inherently unfair and we have to destroy the fruit stand that sells the apples and oranges, so that we can build a new system where apples and oranges taste the same.</text:p>
      <text:p text:style-name="P3"/>
      <text:p text:style-name="P3">The fundamental differences between men and women cannot be eliminated or repressed through gender theory and a belief in the patriarchy. Gender equality is a myth because men and women are not the same.</text:p>
      <text:p text:style-name="P3"/>
      <text:p text:style-name="P3">Ordinary men browning </text:p>
      <text:p text:style-name="P3"><text:soft-page-break/></text:p>
      <text:p text:style-name="P3">Feminism teaches people that the only way to empower women is to put down men</text:p>
      <text:p text:style-name="P3"/>
      <text:p text:style-name="P3">What is more moral? A person who works hard and earns everything he has, or a person who whines and complains and plays victim, begging for handouts until what he wants is given to him by the people he's guilt tripped? </text:p>
      <text:p text:style-name="P3"/>
      <text:p text:style-name="P3">Masculinity is the sole moralizing and stabilizing force in the universe. It is a biological solution to entropy. Without masculinity the world would descend into absolute chaos and we would go back to small warring tribes, afraid of everything, superstitious, and cruel by necessity. With no hope of rising above our present conditions. Western civilization is being destabilized by people who are doing everything they can to destroy masculinity. after all, if there are no strong, moral men with integ3twereegyn eefrity left in the world, it becomes a trivial task to take control of everything and dominate the world. Choose to be masculine is itself the most noble and dangerous thing you can do in the 21st century. It runs contrary to everything you learn in school, everything you were taught in college, everything the media tells you and everything politicians want you to think and feel. That's precisely why it's so necessary.</text:p>
      <text:p text:style-name="P3"/>
      <text:p text:style-name="P3">Masculinity is the antithesis of possession. When we are angry or fearful we commit violence, we are possessed by powerful emotions. Masculinity is the overcoming of possession. It means sacrificing something in the present in order to create a better future. A man who is being violent or more precisely is initiating violence is not being masculine, he has a distorted view of masculinity that he's acting out and thus is feminine. </text:p>
      <text:p text:style-name="P3"/>
      <text:p text:style-name="P3">Femininity is the repression and fear of sexual energy. Masculinity is the stabilization and integration of that energy towards a positive end. <text:s/></text:p>
      <text:p text:style-name="P3"/>
      <text:p text:style-name="P3">If you feel objectified you are possessed by lust. It has nothing to do with the culture or the people "objectifying" you. You are objectifying yourself. You see yourself as an object of desire with no agency of her own. It's your responsibility to overcome that feeling, not mine. If you can't find the power and influence that comes with taking control of and growing into your femininity, nothing I ever do or say is going to change that. </text:p>
      <text:p text:style-name="P3"/>
      <text:p text:style-name="P3">I fundamentally reject the notion that history should be seen through the lens of patriarchy, as the systematic oppression of women. Women are not inferior to men. If there really were a patriarchy, women would have dismantled that system hundreds of years ago. Women deserve just as much credit for the creation of our current western society as men do. For hundreds if not thousands or millions of years, work outside the domestic sphere was absolutely grueling and soul draining. Women weren't relegated to the domestic sphere because bad, evil white men forced them to, they chose motherhood because it was the easier choice. Women have been piggybacking off men's success since the dawn of time. Now that work in the public sphere is easier than motherhood, women deny their femininity and choose to live the way men do, because it's easier than motherhood. What they don't seem.to understand is that people do not thrive in comfort, comfort and an easy life makes people weak and immoral. A hard life builds character. Women have no character because they have had it really fucking easy for at least a few decades. From the day they are born, women in western cultures are born with a silver spoon in their mouth. Absolutely everything is given to them by virtue of <text:soft-page-break/>their gender and they are allowed to be as entitled, narcissistic and self-centered as they want to be and people will still feel the natural urge to help and protect them. It's biological.</text:p>
      <text:p text:style-name="P3"/>
      <text:p text:style-name="P3">Women (like men) are denying their biological instincts in the modern world. It's making people immoral. It's making women integrate and imitate the most morally reprehensible behavior in men and turning men into confused, weak, hyper feminized creatures. </text:p>
      <text:p text:style-name="P3"/>
      <text:p text:style-name="P3">If you say you are a feminist, you are admitting that you believe men are superior to women. If you see history through the lens of patriarchy, you are admitting that you see women (and yourself) as weak, powerless, incompetent creatures with no agency. I don't believe that for a second. Women have a lot of power and influence in western society. They dictate the way society is run and the direction it takes. You can't hold these two opposing ideas in your mind at once. If you're a feminist and you're out there protesting and advocating for gender equality, you're simultaneously admitting your inferiority complex and acting as if women actually have power to change things. Both of these ideas can't be true. Either you're a feminist and you shut the fuck up and stop trying to influencing things. Or you're not a feminist and you can therefore take control of your feminine power and use your influence and talents and God-given abilities to catalyze change in the world.</text:p>
      <text:p text:style-name="P3"/>
      <text:p text:style-name="P3">Blackness and whiteness are illusions. What does it mean to be a white man? What does it mean to be a black man? these are arbitrary categories created by race realists and victocrat modern civil right leaders without any basis in reality. They weren't relevant categories even during the time of slavery or him crow. One drop of white blood makes them non-black? What is this category of black man or white man? It's an illusion. It's herd mentality. I identify as a black man therefore I am one? It doesn't make any sense. So seeing the struggles and inequalities of people through the lens of race has no basis in reality, it is racism disguised as virtue and social justice. In order to get to the post racial society, we need to step away from these categories and towards categories that are defined less by uncontrollable and arbitrary factors such as skin color or ethnic heritage, and towards factors that people can adopt and assimilate into, like American values of self reliance and hyperinidivudalism or religious orientation like judeo christian values. Until you step away from your insanity as "a white man" or "a black man" or "a latino" you will suffer in a self-created microcosm of oppression and racism. </text:p>
      <text:p text:style-name="P3"/>
      <text:p text:style-name="P3">The biggest issue with the modern social justice movement is that is popularized a victim mentality as a virtue. It is not virtuous to feel oppressed. Slave morality is not morality, it is a justification for violence and immorality disguised as compassion and justice.</text:p>
      <text:p text:style-name="P3"/>
      <text:p text:style-name="P3">Stop seeing poverty as a life sentence and start seeing it as an amazing opportunity</text:p>
      <text:p text:style-name="P3"/>
      <text:p text:style-name="P3">Feminism is a hateful supremacist movement. Their official position is gender equality but their emphasis is on proving that women are better than men. You know how if a guy is constantly talking about how big his cock is and he buys a large car and is overly aggressive we say he's overcompensating? Feminists are doing the same thing. They see themselves as wholly inferior to men so they desperately struggle to relate all of society and reprogram people into people women are better than men. It's ridiculous and embarrassing. I believe men and women are equal, that's why I'm not a feminist.</text:p>
      <text:p text:style-name="P3"/>
      <text:p text:style-name="P3"><text:soft-page-break/>Women do not want respect. If you give them respect they feel obligated. If you make a woman feel obligated she will resent you for it and refuse to reciprocate. My cock is not an imposition, it's a gift. I'm not going to control you by respecting you, I'm going to give you something wonderful without expecting anything in return.</text:p>
      <text:p text:style-name="P3"/>
      <text:p text:style-name="P3">You should listen to Hitler's speeches. He sounds just like a leftist. Hitler was a socialist. But he killed communists. Yes, because you cant have two competing ideologies with the same message, you cant have two revolutions. </text:p>
      <text:p text:style-name="P3"/>
      <text:p text:style-name="P3">What is the difference between communism and socialism?</text:p>
      <text:p text:style-name="P3"/>
      <text:p text:style-name="P3">I know what I'm talking about about. I have a gender studies degree. I spent 6 years being brainwashed by the best private university in New jersey and came out as lost and confused as a person can be. I spent a year after graduating in a sea of self loathing and bitterness, horribly depressed and addicted to narcotics. Then I was homeless for a while and had a coming to Jesus moment, without the the superstition. I came to realize that all the rhetoric academia, mass media, movies, music, were feeding me was a load of bullshit. America is the freest most prosperous country in the world because it provides the greatest amount of opportunity to its citizens regardless or belief, race or gender. There is no white suprecamist ethnostate in power. There is no targeting genocide of black Americans by police. There is no patriarchy keeping women down. This is all leftist hysteria meant to keep the citizens lost and confused, too afraid to question dogma and too morally self righteous to look within and become self aware. </text:p>
      <text:p text:style-name="P3"/>
      <text:p text:style-name="P3">Can you make an NDA for things that have already happened? Are NDAs retroactive</text:p>
      <text:p text:style-name="P3"/>
      <text:p text:style-name="P3">Women get bored easily. They lack the internal richness of experience to sit with their thoughts for long periods of time and reason logically through a problem. They're very extrinsically motivated and thus need a lot of stimulation to be kept on task (think ADD). Pain is a great focused. Women are masochists. There's a lot of nuance to this, but the right amount of pain in the right place at the right time is an adrenaline rush in a woman the likes of which men can only dream of. Men are sadists. If we acknowledge the fact that women find pleasure in pain, and even if we dont, subconsciously we know this, we feel the urge to hurt women. Because we love them. There's a fine line between domestic violence and sexual prowess, and navigating the ambiguity of the sexual experience is necessary for the healthy development of any individual, whether male or female.</text:p>
      <text:p text:style-name="P3"/>
      <text:p text:style-name="P3">This may sound extremely sexist, you may even be thinking I'm a misogynist and I hate women. That's because you're been programmed to believe that the most fundamental aspects of human nature are merely "social constructs" culturally reinforced with absolutely no basis in biology. Let me be very clear, just because women are terrible at some things, like reasoning through a problem, maintaining emotional stability in the absence of external stimuli, building things, performing feats of strength, defending herself physically, sacrificing everything in her life to make money, etc. Does not mean that she is worthless and should be relegated to a second class position in society. On the contrary, in order for women to reclaim their rightful position alongside men, as individuals who contribute just as much to society and are just as integral to its stability as men, we have to acknowledge all of the things that make women who they are, all of the characteristics of a female that men will never understand or achieve.</text:p>
      <text:p text:style-name="P3"><text:soft-page-break/></text:p>
      <text:p text:style-name="P1"><text:span text:style-name="T3">Women are multi orgasmic. The heights of pleasure women can feel absolutely dwarf men's pleasure. Women are masters of the social sphere. They can navigate social situations with a level of expertise and skill that leaves most men dumbfounded. Women's natural propensity to nurture and take care of people makes them better at raising children. There is nothing outside of a woman's control in the domestic and social spheres, even a man. Men are relegated to this tiny subsection of society, the production sphere, and even in this sphere women are slowly beginning to dominate. Women can feed people with their bodies and push bodies out of themselves. They can't make people by themselves but with a man they can perform what is arguably the most important and integral function of the human species. Women are capable of feeling a level of pain that men have not and never will experience. All the injuries men suffer, all the violence we face courageously pales in comparison with the pain of childbirth. Women are masters of emotion. They can read and interpret facial expressions and body language so skillfully that they can tell men how they are feeling before they are aware of it themselves. Last but not least, women are infinitely more capable of understanding and consequently manipulating, human emotion. Women, like children, are loved unconditionally. Men are not loved, in most contexts men are hated and we constantly have to prove ourselves in order to earn love, respect and affection. Women are masters of the sexual and the sensual. Men are mere tourists in a territory that is completely dominated by women. They control who they have sex with, how long they have sex, where they have sex and how many people they have sex with. Men can only go off of the cues that women give them, they cannot "make sex happen" it either does or does not happen at a woman's discretion. The only exception to this rule is rape and in every western culture rapists are the absolute bottom rung of society. </text:span></text:p>
      <text:p text:style-name="P3"/>
      <text:p text:style-name="P3">Men can lift heavy things, give life, build stuff and give pleasure. That's about it. And in order to be able to do any of these things, years if not decades have to be dedicated to the pursuit of these skills. Women are born capable of using their feminine talents and they only get better at what they're built for as they get older. Men have to consciously put in the effort to become good at just one of these things we are naturally suited to. </text:p>
      <text:p text:style-name="P3"/>
      <text:p text:style-name="P3">Your belief in a patriarchy is only possible if you believe women are inferior to men. Women are not inferior to men so the patriarchy is a myth.</text:p>
      <text:p text:style-name="P3"/>
      <text:p text:style-name="P3">Women have just as much power but their power is more subtle and insidious than a man's. A man's power is overt. He displays competence and is praised in the public sphere by women (and men) for their efforts. Their power is always tenuous, based entirely on the condition that he prove himself over and over again. Women's power is given to them from the moment they have a sexual experience and it only grows exponentially as she ages. A good woman knows how to manipulate a man's sexual instincts. She grows life within herself and literally raises people who are born loyal and subservient to her. Women control the direction of society. They choose what they want and how they want it, men scramble and work and die in order to make it happen. I'm ok with all this. I don't mind living in a hyper feminized world completely dominated by the feminine. To be against that is to go against human nature and I would even say god. I know my place and I'm happy with it. I'm willing to admit there are many things that I will never be capable of doing because I'm not a woman and I'm not bitter about it. I focus on the things I can do, the power I can create for myself within the system I was born in. </text:p>
      <text:p text:style-name="P3"/>
      <text:p text:style-name="P3"><text:soft-page-break/>Men are sold the illusion of power. In order for a man to truly have power. He has to see through the illusion and choose to live in reality. The reality is, women are sluts. Women are obsessed with pleasure. Your position of authority is secure so long as you give a woman the kinds of pleasure she has never felt in her entire life. And you constantly have to keep increasing that level of pleasure. This may be a cultural construct created by our hyper feminine society, but women are never content with a stable, consistent level of pleasure. A woman's capacity for pleasure is infinite, unlike a man's, so it is a man's responsibility to constantly increase the amount of pleasure he can give.</text:p>
      <text:p text:style-name="P3"/>
      <text:p text:style-name="P3">A man's capacity to give pleasure is infinite. His capacity to receive pleasure is limited. In women it's the reverse. </text:p>
      <text:p text:style-name="P3"/>
      <text:p text:style-name="P3">Women are extremely greedy. They are masters of virtually everything but it's not enough for them, they want to take from men the only thing that gives them meaning and purpose in life and then hate and despise us for letting them take it from us in the first place. Our masculinity. </text:p>
      <text:p text:style-name="P3"/>
      <text:p text:style-name="P3">In the past, the pressure women put on men to be masculine prevented our masculinity from becoming tyrannical. In the modern world, women's supposed acceptance of a hyper feminized form of masculinity has distorted it into a toxic and evil form. This form is not "toxic masculinity" it's the absence of masculinity itself. A man without a masculine center cannot be trusted. Women know this instinctually and men constantly have to work to prove to themselves they are masculine. </text:p>
      <text:p text:style-name="P3"/>
      <text:p text:style-name="P3">The problem with feminism is that it sucks the power away from both genders and convinces them that the only way to gain power is to betray their nature and pursue skills and personalities that run diametrically opposed to their instincts. It's not cancer, it's a disease. A mind virus that is infecting young people at an astounding rate and eroding their morality. </text:p>
      <text:p text:style-name="P3"/>
      <text:p text:style-name="P3">Holding women to the same standards as men as vice versa is insanity. You have to hold men to the standards of men and hold women to the standards of women. Women are hyper critical of their beauty, moreso than men. Men are hypercritical of a man’s competence. Women are too but men are more nuanced in their critique of a man’s competence. Men will always be harder on each other and themselves than women are. </text:p>
      <text:p text:style-name="P3"/>
      <text:p text:style-name="P3">Postmodernists rightly discovered that there are an infinite number of ways to categorize people. Intersectionality is a half baked idea, it's superficial. The essence of the idea is true but the way it is used in modern culture is spreading the same inequality they claim to destroy. If you follow the idea all the way down to the bottom you conclude that the individual is the ultimate minority. People differ much more within groups than between groups. The most effective way people have discovered to bring about human flourishing for the larger number of people is by holding the individual as sacred. Any ideology that runs contrary to the assertion that the rights of the individual must be prioritized over the interest of the collective is by it's very definition, tyrannical. </text:p>
      <text:p text:style-name="P3"/>
      <text:p text:style-name="P3">Truth has to be defined objectively in order to preserve individual rights. It's the reason why our justice system rejects anecdotal evidence.</text:p>
      <text:p text:style-name="P3"/>
      <text:p text:style-name="P3">The racial and economic issues of western nations has way less to do with power and race as it does with culture</text:p>
      <text:p text:style-name="P3"><text:soft-page-break/></text:p>
      <text:p text:style-name="P3">Racism is the attribution of certain characteristics to an individual based on their ethnic identity.</text:p>
      <text:p text:style-name="P3"/>
      <text:p text:style-name="P3">Racism has nothing to do with power by definition. Attributing a power struggle to ethbic diversity is the foundation of conflict between groups</text:p>
      <text:p text:style-name="P3"/>
      <text:p text:style-name="P6"/>
      <text:p text:style-name="P6">I champion enlightenment values against the ideological disease24whr3eb bby of postmodernist neo marxism that has infected western society. <text:s/></text:p>
      <text:p text:style-name="P6"/>
      <text:p text:style-name="P6">the biggest problem modern people have is that they are very superficial thinkers. They get lost in the petty squabbles of warring tribes instead of focusing on first principles. What are the universal axioms, the fundamental truths, the metaphysical substructures that underlie reality and the human experience? Religion has played this world for millennia. What will replace it in the 21st century? Is it even worth replacing? Should we instead seek to update our religious traditions to a modern context?</text:p>
      <text:p text:style-name="P6"/>
      <text:p text:style-name="P6">You are free to question the first principles, you are free to be skeptical of any system that claims to be the ultimate authority. But you have to willingly choose to be subservient to one. Otherwise you’re destined to live a life of pure chaos and confusion, easily manipulated by whatever substructure happens to be in vogue at the time. If you have properly defined what your first principles are, then we can have a conversation about those principles, which will hopefully lead to a refinement of those particular ideas that bring about the greatest amount of happiness and human flourishing. But if you aren’t even aware of what your fundamental knowledge structures are or you blindly follow a particular set of structures without any understanding as to why they are there and what they are trying to accomplish, we can’t have a very productive conversation.</text:p>
      <text:p text:style-name="P6"/>
      <text:p text:style-name="P6">You’re going to translate everything you write to Spanish and Japanese. And you’re not going to pay anyone to do it, you’re going to do it yourself.</text:p>
      <text:p text:style-name="P6"/>
      <text:p text:style-name="P3">the humanities are in peril. The purpose of the humanities is to ground the other disciplines in an ethic that turns people into good moral actors and citizens. The humanities are absolutely failing at this at the moment. I am not making an argument against the humanities in general, just against the humanities as they stand at this particular point in history. They have distorted into a form of political brainwashing and they are slowly infecting all of academies with their disease. The only way to escape it at the moment is to stay away from the humanities and learn something actually useful, like math and science. STEM is extremely important and it brings you a lot of power, but you have to ground that power in something concrete. After all, STEM is just a series of symbols. Those symbols need to be grounded in an ethic that transcends symbolism itself. in other words, truth and purpose cannot be found in STEM, STEM is merely a set of tools that are mastered in order to bring about the discovery of truth towards a particular aim (purpose).</text:p>
      <text:p text:style-name="P3"/>
      <text:p text:style-name="P3">Marxism is always just one genocide away from a utopia</text:p>
      <text:p text:style-name="P3"/>
      <text:p text:style-name="P3"><text:soft-page-break/>People are hierarchical. Without hierarchies you get anarchy. Peodwple 3uneed a series of values that apply equally to every member of the society on which people are judged. The most competent people, those who are most capable of embodying our most sacred values rise to the top and those who don’t will remain in the lower rungs of society. Without inequality, without hierarchies, people have no purpose, no standards to which we value human experience, no metric by which to measure good and evil or progress. We need hierarchies to show us what we could be, what to strive for and how to act in the world. If we eliminate all hierarchies you get a series of competing subcultures all vying for absolute power. With hierarchies (implemented correctly, with equal access to opportunity) you incentivize people’s behavior towards positive ends and even the most selfish among us contribute meaningfully and positively to the “collective”. Our country is suffering from a crisis of values. By rejecting hierarchies and categorization, by rejecting the existence of and the necessity for inequality these people have been unmoored from the foundational structures (archetypes) that lend meaning to their lives and are lost in a sea of pure chaos within which the only thing that matters is your victim status and the superficial signaling of distorted virtues that have no basis in reality or acknowledgment of human nature.</text:p>
      <text:p text:style-name="P3"/>
      <text:p text:style-name="P3">Saying "I feel oppressed therefore I am oppressed' is not a good argument. You have to prove oppression with facts</text:p>
      <text:p text:style-name="P3"/>
      <text:p text:style-name="P3">victocrats </text:p>
      <text:p text:style-name="P3"/>
      <text:p text:style-name="P3">Women need special privileges because they're inferior to men in most things. Men are smarter, stronger, faster, make more money, work harder, men are better at sports, running, jumping, punching, eating, cooking, men have invented most things, written the more books that people want to read, done more amazing things and are better at sex than women. </text:p>
      <text:p text:style-name="P3"/>
      <text:p text:style-name="P3">Women only beat men at a handful of things. Being mothers, having tits, pretending to be victims and sucking cock. This is why you should never deny a woman the opportunity to serve her function and suck cock. Feminism has destroyed her desire to be a mother and playing victim makes her miserable and psychologically unstable, not all women have tits and even the ones who do see them as a curse rather than a blessing. If you don't give a woman the pleasure of feeling useful every once in a while and suck your cock, she feels absolutely worthless and is prone to depression. The nicest thing you could ever do for a woman is skullfuck her until the mascara is running from her eyes and she's gasping for air. That is the only thing, in the modern world, that makes young women feel like they have a purpose. Women's purpose is to suck cock. An active attempt on the part of men to deny women of their purpose is absolutely evil.</text:p>
      <text:p text:style-name="P3"/>
      <text:p text:style-name="P3">This is why women should have all the special privileges she enjoys in the modern world. Women can falsely accuse a man of rape with no evidence and destroy his career. Women can kick their man out of the house and the government will pay her for it. Women can decide that her marriage isn't working anymore and they will put her ex in jail if he doesn't give her half his stuff. Women can be as promiscuous as they want, engaging in risky and emotionally damaging behavior and be culturally and legally absolved of any responsibility or consequences. Women are loved unconditionally, regardless of how nasty or rude their behavior is. Despite being cunning, narcissistic, manipulative, facetious creatures men still give everything they have, their attention, power, money, time, effort, their very <text:soft-page-break/>lives in order to earn women's respect and approval. And they're still unhappy and complain about everything. </text:p>
      <text:p text:style-name="P3"/>
      <text:p text:style-name="P3">I'm not complaining about any of this. This is how things should be. Women deserve all their special privileges because they are inferior to men in most things. If they weren't, the human race would cease to exist. I don't believe in gender equality, that doesn't make any sense. </text:p>
      <text:p text:style-name="P3"/>
      <text:p text:style-name="P3">Gender equality implies that men and women are exactly the same. We have the same priorities, the same physical structure, the same capacity to succeed, the same mental capacity and the same intrinsic motivation to succeed. That is simply not the case. Men and women are different, so gender equality is impossible. Instead, we have to look at the primary functions of men and women across evolutionary history and ask ourselves, how can we optimize our societies to extract the maximum amount of value from both genders?</text:p>
      <text:p text:style-name="P3"/>
      <text:p text:style-name="P3"><text:s/></text:p>
      <text:p text:style-name="P3"/>
      <text:p text:style-name="P3"/>
      <text:p text:style-name="P3">A man who is not secure in their masculinity is prone to violence. Feminism erodes men's masculinity and the leftist media sells them a narrative that makes them outraged, convinces them that the only legitimate political move in our climate is violence and that's how you get BLM riots and ANTIFA</text:p>
      <text:p text:style-name="P3"/>
      <text:p text:style-name="P3">When you consider violence as a legitimately means of achieving your political goals, terrorism becomes justified</text:p>
      <text:p text:style-name="P3"/>
      <text:p text:style-name="P3">If violence is how you defend you're political position, you're not educated or intelligent. You dont have a political position, you are a fascist </text:p>
      <text:p text:style-name="P3"/>
      <text:p text:style-name="P3">Racism is an illusion. I'm not a race realist so I don't believe in the existence of different races that would legitimize the idea of racial prejudice. Racism is a modern word created by corrupt politicians to keep us from having serious, difficult conversations about economics and culture that would actually benefit the most vulnerable among us</text:p>
      <text:p text:style-name="P3"/>
      <text:p text:style-name="P3">Power and the idealists - paul berman</text:p>
      <text:p text:style-name="P3"/>
      <text:p text:style-name="P3">Fascism on the right makes a claim of racial and ethnic superiority. Fascism on the left makes a claim about equality of outcome. </text:p>
      <text:p text:style-name="P3"/>
      <text:p text:style-name="P3">Unless you are going to be a doctor, lawyer, nurse, engineer, teacher, mathematician or a scientist, college is a waste of time and money. Go to a trade school instead.</text:p>
      <text:p text:style-name="P3"/>
      <text:p text:style-name="P3">I like what trump is doing domestically. But his foreign policy is horrendous. He's playing right into Chinas hands and the republicans are so obsessed with triggering the libs that they are blind to how this clown of a president is making China into the new superpower. In 20 years we're going to have a new cold war with a superior opponent that emphasizes long term strategy over rigid ideology. <text:s/></text:p>
      <text:p text:style-name="P3"/>
      <text:p text:style-name="P3">The difference between a public good and a commodity</text:p>
      <text:p text:style-name="P3"><text:soft-page-break/></text:p>
      <text:p text:style-name="P3">Drug is like the words equality and god. They have been used so much in so many different context that they cease to have any meaning</text:p>
      <text:p text:style-name="P3"/>
      <text:p text:style-name="P3">define socialism</text:p>
      <text:p text:style-name="P3">define capitalism</text:p>
      <text:p text:style-name="P3"/>
      <text:p text:style-name="P3">dc vs heller. 2nd amendment case</text:p>
      <text:p text:style-name="P3"/>
      <text:p text:style-name="P3">The difference between freedom and equality is analogous to a race. Instead of ensuring that everyone starts at the same place, we're going to place handicaps on people to ensure that everyone's ends up at the same place.</text:p>
      <text:p text:style-name="P3"/>
      <text:p text:style-name="P3">Equality means that everyone has the same standard of living, everyone earns the same.everyone has the same amount of wealth and the same sized house. That is the very definition of oppression </text:p>
      <text:p text:style-name="P3"/>
      <text:p text:style-name="P3"/>
      <text:p text:style-name="P3">Being a good mother is still the most important and meaningful thing a woman can do. no amount of gender studies degrees, no amount of reading foucault, butler, simon de bouvare is going to change that. The worst thing feminism has done is convinced women that all of the structures and desires and instincts she has are a part of an oppressive system that is meant to exploit her. Can you be more lost, as a woman, than believing that your primal desire to be a mother is evil and oppressive? </text:p>
      <text:p text:style-name="P3"/>
      <text:p text:style-name="P3">when you raise the minimum wage rent goes up when rent prices go up you have to build affordable housing. affordable housing requires higher taxes. Higher taxes means people move out of place where taxes are too high and only the poor who cannot afford to move stay and then you have to raise taxes even more and that’s how you hollow out the economy of a major metropolitan area in the US</text:p>
      <text:p text:style-name="P3"/>
      <text:p text:style-name="P3">It is so politically incorrect to be masculine or to be a man that some men feel the need to chop their dicks off in order to fit in</text:p>
      <text:p text:style-name="P3"/>
      <text:p text:style-name="P3">We have a hyper feminized culture. We value feelings over truth. The subjective over the objective. Culture is more important than instincts.</text:p>
      <text:p text:style-name="P3"/>
      <text:p text:style-name="P3">The opposite of racism is not the preferential treatment of “oppressed” people</text:p>
      <text:p text:style-name="P3">the opposite of racism is judging people by their moral character instead of the color of their skin</text:p>
      <text:p text:style-name="P3">race and/or gender should not factor into your criticism of people</text:p>
      <text:p text:style-name="P3"/>
      <text:p text:style-name="P3">College girls take a gender studies course and now they can blame every bad experience they've had with men on the patriarchy and are completely absolved of all responsibility. Anything men do that they dont understand or don't like or even find annoying is oppressive and rapey. All while denying themselves all the experiences and behaviors that bring them the most pleasure and satisfaction because they're triggering a rapey. </text:p>
      <text:p text:style-name="P3"/>
      <text:p text:style-name="P3">The line between domestic violence and good sex has blurred</text:p>
      <text:p text:style-name="P3"/>
      <text:p text:style-name="P3"><text:soft-page-break/>feminist moms will raise the type of kids they would never date</text:p>
      <text:p text:style-name="P3"/>
      <text:p text:style-name="P3">girlfriends and wives try to change their men into the kind of guys they would never date</text:p>
      <text:p text:style-name="P3"/>
      <text:p text:style-name="P3">if you take feminism on face value, by how it wants to define itself publicly, feminism is synonymous with gender equality. but if you accept this definition you suffer from this emotional and cognitive instability that comes about from saying one thing and doing another. It’s the lack of feminism’s integrity as a movement that I have a problem with, not with the formal definition of feminism as such. In political terms, I’m all for gender equality and we should have a conversation about what that is. In cultural and biological terms, gender equality is the very definition of oppression. </text:p>
      <text:p text:style-name="P3"/>
      <text:p text:style-name="P3">On the one hand feminists will tell you that women cannot be slut shamed, that they are sexually liberated creatures who have the same propensities and instincts for debaucherous and degenerate behavior as men. They want to be treated like sluts and ride the cock carousel for as long as possible. </text:p>
      <text:p text:style-name="P3">On the other hand, women are also these precious, fragile creatures who are just victims of the patriarchy and they need to be put on a pedestal and worshipped because they have vaginas.</text:p>
      <text:p text:style-name="P3">You can’t have it both ways. Either women are just like men and any notion or rape or sexual assault or the need to protect women from evil men is completely pointless because they have just as much power as men in every sphere of life. Or women are sweet, sensitive creatures who have to be taken care of and coddled and absolved from responsibility because they are weaker and need good men to come to their rescue.</text:p>
      <text:p text:style-name="P3">We can agree that both of these positions are untenable and oppressive. But it’s the doubling down of feminism on both of these positions at the same time that leads men and women to become degenerate hypocrites who say one thing and do another. </text:p>
      <text:p text:style-name="P3">There has to be a balance between these two positions that centers people on fundamental truths about our biology that cannot (and should not) be changed with the cultural constructs of gender that are harmful to both genders.</text:p>
      <text:p text:style-name="P3"/>
      <text:p text:style-name="P3">Politically we have to pretend that women have to be coddled and protected. But socially we have to act as if women are just men who constantly have to be stress tested in the same way men are. Women navigate the space between these two positions quite effectively, turning on the side of themselves that screams “I’m just a delicate, innocent girl incapable of any evil or malice” in public so long as her reputation is on the line. And when she has plausible deniability and enough anonymity to ensure that her position of status in the social sphere is not in peril, she will degenerate into the coldest, most ruthless and power hungry creature you could ever imagine. She will do anything short of murder to ensure that she gains power.</text:p>
      <text:p text:style-name="P3"/>
      <text:p text:style-name="P3">You could make an argument for the idea that men have created this system, forcing women to become hypocrites in order to navigate the complexity of gender dynamics effectively. But on the other hand you have to ask yourself, are women really just helpless victims of a system that forces them to become evil, incapable of any agency or self-control that allows them to do the right thing despite the oppressive systems they are a part of, or are they just as complicit as men in creating a post sexually liberated global culture whose sole aim is to destroy the nuclear family by turning men into women and women in to men? </text:p>
      <text:p text:style-name="P3"/>
      <text:p text:style-name="P3"><text:soft-page-break/>After all, such a system works very well for hyper competent women who have the cunning and ambition to earn power and influence by any means necessary while also convincing the average woman that they have agency and power by reinforcing their victimhood status as second class citizens in the global patriarchy.</text:p>
      <text:p text:style-name="P3"/>
      <text:p text:style-name="P3">The most powerful, ambitious, hypercompetent women in the world do not believe in the patriarchy, they are the ones who created it. They know better than anyone that patriarchy is a political construct because they have used this illusion to become rich and powerful. It is also in their best interest to ensure that younger, less competent women believe in the same system, without giving up the game, so to speak, that they too can use the notion of patriarchy to advance their financial and political goals.</text:p>
      <text:p text:style-name="P3"/>
      <text:p text:style-name="P3">Men are caught in the crossfire between these two groups, the powerful matriarchs of our institutions and the feminine cultural icons who peddle identity politics to the women who grasp at the truth in brief moments of insight but devolve into bitter, spiteful banshees who only see one solution to a problem the themselves have created.</text:p>
      <text:p text:style-name="P3"/>
      <text:p text:style-name="P3">Let’s be clear about this. Modern feminism benefits men a lot more than it benefits women. Most men are oppressed under a feminist system. They have no hope of ever finding love and they are completely devoid of any incentive to better themselves because the quality of women in terms of moral character has been dramatically decreased. But there are a handful of hyper competent men who have certain talents or a disposition for power coupled with the luck of finding women who build them into the alphas they were destined to become, who rise to the top of the hierarchy and gaze down with malevolent pride at the sluts and beta males he has taken advantage of.</text:p>
      <text:p text:style-name="P3"/>
      <text:p text:style-name="P3">I wish we could go back. And if you get an honest feminist who’s willing to become self aware and honest with a man she unconsciously views as her enemy (or at the very least, her competition) she will tell you she wishes she could go back too.</text:p>
      <text:p text:style-name="P3"/>
      <text:p text:style-name="P3">Back to a time when women held real power in the domestic sphere, in complete control of half of the world, in a place where her reputation could not be tarnished because her authority could never be questioned. All while subtly influencing the men who play in the public sphere.</text:p>
      <text:p text:style-name="P3"/>
      <text:p text:style-name="P3">In the modern world, women are ill prepared competing in the same realms as men at a stark cultural, social and biological disadvantage. It’s turning women into cold, bitter creatures who do not have the disposition or even the desire to succeed in a system that they have created.</text:p>
      <text:p text:style-name="P3"/>
      <text:p text:style-name="P3">They are icarus flying too close to the sun. They had everything they could ever need and more, but it wasn’t enough. They wanted everything. They wanted what men didn’t have as well as what men do have. And they got it. They got all of it. And it was so much that they lost control and burned in a greatbal of fire, chattering “patriarchy” and “sexual assault” until their dying breath. And now a new generation of man hating, masculinity bashing, naive incompetent women are coming to the same realizations that their matriarchs came to with the wisdom that only old age and decades of experience can provide, and they have been so absolved of any responsibility for so long and so self-righteous in their actions that they continue to blame the very system they created for all of the evils that they wish to destroy.</text:p>
      <text:p text:style-name="P3"/>
      <text:p text:style-name="P3"><text:soft-page-break/>It’s a tragic story, but if you treat women with pity they will become even more hateful than if you slap them around and “objectify” them. How do you wake women up from the matrix? How do you get them out of the illusion they have crafted for themselves?</text:p>
      <text:p text:style-name="P3"/>
      <text:p text:style-name="P3">By saving the men. This message is not for women, women will only interpret it as a product of the patriarchy that they are out to destroy. This message is for men. Self aware, culturally conscious men who understand how the game is played and decide to stop playing altogether.</text:p>
      <text:p text:style-name="P3"/>
      <text:p text:style-name="P3">You can’t just say “bitches ain’t shit” you actually have to believe it. Get away from them. Be ruthless about who you let into your life and get as far away as you possibly can from the identity politics that has taken away your masculinity and develop yourself into a competent, self-reliant individual who doesn’t need a woman and who is not extrinsically motivated by women whatsoever. Any time a man listens to a woman, any time a man takes action for a woman, he suffers. </text:p>
      <text:p text:style-name="P3"/>
      <text:p text:style-name="P3">You take actions for yourself. You work for yourself. You believe in yourself. Everything you do is to help and nurture yourself. </text:p>
      <text:p text:style-name="P3"/>
      <text:p text:style-name="P3">It is a dark and evil characteristic of our time that in a world where we have more opportunities to become competent and achieve success it is also essential that we all continually talk about and discuss how oppressed and powerless we are. The only way to rise in status in the modern world is to be a bigger victim than the person next you and any attempt you make to break out of the victim mentality to pursue inner peace, success, happiness, competence, ability, power is met with a ruthless attack on your reputation and a chipping away of your moral character.</text:p>
      <text:p text:style-name="P3"/>
      <text:p text:style-name="P3">You have to go beyond feminism in order to fix the problems that feminism has identified. </text:p>
      <text:p text:style-name="P3"/>
      <text:p text:style-name="P3">You have to go beyond group identity and identity politics to find the success and happiness that these systems promise you.</text:p>
      <text:p text:style-name="P3"/>
      <text:p text:style-name="P3">In order to succeed as a black man. you have to stop thinking like a black person</text:p>
      <text:p text:style-name="P3"/>
      <text:p text:style-name="P3">the same does not apply to gender. In order to succeed as a woman you have to stop thinking like a man and start thinking like a woman.</text:p>
      <text:p text:style-name="P3"/>
      <text:p text:style-name="P3">Intersectionality is the oppression olympics. The truth is that the fundamental problem of all the oppressed minority groups is their inability to let go of the privileges afforded to them by their victim status.</text:p>
      <text:p text:style-name="P3"/>
      <text:p text:style-name="P3">At the end of the day, the problem is ego</text:p>
      <text:p text:style-name="P3"/>
      <text:p text:style-name="P3">We are so attached to the status our political positions give us that we are not willing to see how our political positions actually hurt us and those around us. </text:p>
      <text:p text:style-name="P3"/>
      <text:p text:style-name="P3">If a political opinion is popular and culturally reinforced, it is most likely evil and part of the problem</text:p>
      <text:p text:style-name="P3"/>
      <text:p text:style-name="P3"><text:soft-page-break/>Things are a lot more complex than we would like them to be, soundbites that express a political ideology do not provide solutions, they exacerbate the problem.</text:p>
      <text:p text:style-name="P3"/>
      <text:p text:style-name="P3">You need to be willing to look at yourself and admit, “I’m a fucking asshole” or “I’m totally being a bitch right now” in order to make any meaninfgul progress in something as complex and divisive as politics.</text:p>
      <text:p text:style-name="P3"/>
      <text:p text:style-name="P3">The more emotional and outraged you are about something, the less value your political opinion should be given. Unfortunately it’s the opposite.</text:p>
      <text:p text:style-name="P3"/>
      <text:p text:style-name="P3">I don’t really think most college professors are actually evil people, they’re just untalented, incompetent people who don’t want to lose their jobs. They don’t have any talent or competence or desire to make themselves into the kind of people who don’t have to depend on an institution to provide for them so they are forced to think and act like leftists. It’s the only way to get hired and to keep your job. In order to be a successful college professor in the western world, you have to be a leftist.</text:p>
      <text:p text:style-name="P3"/>
      <text:p text:style-name="P3">isn’t it fascinating that the most privileged people in the world are the ones who most loudly complain about unfairness and preach equality?</text:p>
      <text:p text:style-name="P3"/>
      <text:p text:style-name="P3">you should be allowed to criticize people for immoral behavior regardless of what group identity they belong to, and race/gender should never be used as an excuse to shield people from criticism</text:p>
      <text:p text:style-name="P3"/>
      <text:p text:style-name="P3">the notion that people discomfort with difficult conversations is an indication that we should stop having these conversations is facism</text:p>
      <text:p text:style-name="P3"/>
      <text:p text:style-name="P3">it is possible to be so afraid of and opposed to facism that you become a facist yourself</text:p>
      <text:p text:style-name="P3"/>
      <text:p text:style-name="P3">pay attention to people’s double standards. they are the root of all evil.</text:p>
      <text:p text:style-name="P3">It's called intellectual consistency and internal conflict. They face cognitive dissonance when an idea or fact contradicts their worldview so they have to double down on the belief that their discomfort is borne out of another person’s attitude towards them rather than the natural result of a person who is denial about their hypocrisy</text:p>
      <text:p text:style-name="P3"/>
      <text:p text:style-name="P3">Hard times create strong men. Strong men create easy times. Easy times create weak men. Weak men create hard times.</text:p>
      <text:p text:style-name="P3"/>
      <text:p text:style-name="P3">plausible deniability is female privilege</text:p>
      <text:p text:style-name="P3"/>
      <text:p text:style-name="P3">you can’t have it both ways. either women have agency and can choose who they have sex with or they have no control and are just victims of a system that uses them however and whenever they want. So which is it?</text:p>
      <text:p text:style-name="P3"/>
      <text:p text:style-name="P3">women can claim, when a man they want pursues them, that they made that happen. The guy had nothing to do with it, he’ll pursue anyone. She was wise in subtly guiding him towards her. And on the other hand, any time she gets unwanted attention she can claim it’s all the man’s fault for pursuing her. </text:p>
      <text:p text:style-name="P3"><text:soft-page-break/></text:p>
      <text:p text:style-name="P3">So which is it? Do women have agency and are free to pursue whoever they want or are they victims who are getting raped every time a man so much as looks at her for too long?</text:p>
      <text:p text:style-name="P3"/>
      <text:p text:style-name="P3">There is a difference between passion and aggression</text:p>
      <text:p text:style-name="P3"/>
      <text:p text:style-name="P3">It is never ok to use violence to advance your political goals</text:p>
      <text:p text:style-name="P3"/>
      <text:p text:style-name="P3">“Believe all women” is insane. <text:s/>You need evidence</text:p>
      <text:p text:style-name="P3"/>
      <text:p text:style-name="P3">You have to stop comparing women to yourself. You are never going to find a woman like you, nor should you. You are always going to be smarter, hotter, more mature, and have more options than her. Until you accept the fact that you are better than the women you date, you will be miserable.</text:p>
      <text:p text:style-name="P3"/>
      <text:p text:style-name="P3">You can’t judge a woman on the same things we judge men by. You can’t judge her based on how intelligent she is or how far she’s gotten in her career or how mature she seems. You can only judge women on feminine qualities. How good is she at handling conflict? How is she with children? Is she in touch with her femininity? Is she good natured, down to earth, and open to new experiences or is she bitter, mean, cold and emotionally unstable? Does she see herself as empowered in her womanhood or does she believe she is a victim?</text:p>
      <text:p text:style-name="P3"/>
      <text:p text:style-name="P3">Calling Trump a sexist because he said “grab women by the pussy” is hypocrisy. Leftist media is oversaturated with content that demeans and degrades women. The truth remains that women love men who are in power and will allow men in power to do whatever they want to them because they want a slice of the pie.</text:p>
      <text:p text:style-name="P3"/>
      <text:p text:style-name="P3">The only thing you really need to know as a man in the modern dating market is that women are hypergamous sluts.</text:p>
      <text:p text:style-name="P3"/>
      <text:p text:style-name="P3">Of all tyrannies, a tyranny sincerely exercised for the good of its victims may be the most oppressive. It would be better to live under robber barons than under omnipotent moral busybodies. The robber baron's cruelty may sometimes sleep, his cupidity may at some point be satiated; but those who torment us for our own good will torment us without end for they do so with the approval of their own conscience -CSLewis</text:p>
      <text:p text:style-name="P3"/>
      <text:p text:style-name="P3">The feminist vision of equality is that women get all the authority that comes with being a man and all the privileges of being a man without earning any of it while also maintaining the accountability of children.</text:p>
      <text:p text:style-name="P3"/>
      <text:p text:style-name="P3">The gender pay gap is not a myth but its misconstrued</text:p>
      <text:p text:style-name="P3"/>
      <text:p text:style-name="P3">If women wanted to make more money women would be making more money</text:p>
      <text:p text:style-name="P3"/>
      <text:p text:style-name="P3">The gender wage gap is fundamentally about choices. You cant blame men for women's choices</text:p>
      <text:p text:style-name="P3"/>
      <text:p text:style-name="P3">If more women wanted to be engineers there would be more female engineers</text:p>
      <text:p text:style-name="P3"><text:soft-page-break/></text:p>
      <text:p text:style-name="P3">socialism is like political heroin</text:p>
      <text:p text:style-name="P3"/>
      <text:p text:style-name="P3"><text:s/>It’s a supply and demand problem. There will always be more women willing to get fucked than men capable of fucking them. Men need to get out there and fuck more women. We have a moral obligation to do so. </text:p>
      <text:p text:style-name="P4"/>
      <text:p text:style-name="P2"><text:span text:style-name="T4">We have a serious drug problem in our society. First we wake up demotivated and lazy because we don’t have a clear vision and purpose behind what we’re doing. So we make ourselves go by drinking coffee and energy drinks. Then we go go go work work work. What are we working towards? I don’t know. Why are we working so much? Beats me. All we know is that we have to do well in high school because if we don’t we can’t go to a good college. I we can’t go to a good college we won’t get a good degree and if we can’t get a good degree then we won’t have a good job and our lives will be destroyed. Then there’s a crash, because nobody can work nonstop without a purpose driving us. Then we take a nap in the middle of the day, a well deserved nap that comes after spending hours if not days in a manic daze of self loathing and urgent desperation without any clear goal in sight. And then we search for companionship, because clearly what truly matters is that lots of people think you’re hot and want to fuck you. But we are so disconnected from reality and so deluded by our ego that the only way we can communicate with someone and partake in sexual gratification is if we numb ourselves with weed and/or alcohol. Maybe even with pills. And we don’t see anything wrong with this? We would rather have petty explanations for these problems like “patriarchy” or “white supremacy” or “those fucking libtards” or “these fucking feminists” rather than looking within ourselves and asking, what is the purpose of my life? What am I working towards? Why is it that my validation is derived from the attention of someone I want to sleep with rather than some internal intrinsic metric that I determine for myself because I know where I’m going and I know what I want with my life? What happened to that American spirit that refuses to take the well beaten path in favor of adventure? No, we would rather hibernate for an indefinite period of time in a cycle of self loathing and drug induced mania instead of working towards something grand and inspiring. And those of us who are actually making the attempt to be more conscious and fight back against the oppressive structures that surround us are commoditized. In capitalist systems it is in vogue to be as anti capitalist as possible. The whole thing is a giant fucking farce. anticapitalism is actually more oppressive than embracing capitalism. All these racial equality, gender equality, social justice movements are frivolous distractions from what is really missing in people’s lives, it’s the same as taking a pill or having a drink or smoking a blunt to experience something, a dumbed down, candy cane version of the real experiences people are craving. A sense of meaning and purpose. A goal greater than oneself, a sense of belonging and the feeling that we have to protect and nourish something sacred. We are divided amongst ourselves. having petty arguments, trying to catch each other in a misspeak or trying to out everyone as ignorant and bigotted. Meanwhile we’re too afraid to have the real conversations that would change us for the better. We would rather be seen as virtuous than struggle to understand complex issues. We would rather receive social validation than actually do something meaningful. Our heroes are all frauds. Our celebrities are moral degenerates claiming to be the most moral and sensible among us. Our politicians only desire power and we the people are providing all the fuel they need to feed the fires of oppression. And the worst part? We actually think we’re making the world a better place because we can’t use the word midget anymore. Because that’s what really matters. Making sure that everyone is comfortable sedated, too lost in a haze of self loathing and fear of saying the wrong thing to actually question one’s thoughts and the impact our actions have in the world. </text:span></text:p>
      <text:p text:style-name="P4"><text:soft-page-break/></text:p>
      <text:p text:style-name="P4">So the nice guy trope is complex as fuck. There are two kinds of nice guys. There's the manipulative nice guy who lacks the emotional stability and self awareness to see the object of his affection as a person. He's projecting a fantasy, falling in love with the idea of love rather than a person. That's what I would call the "active" nice guy. Then there's the "passive" nice guy who listens and pays attention and genuinely cares but has such a low opinion of himself and puts the woman on a pedestal so he never takes action on his feelings, even when and if the girl actually wants him.</text:p>
      <text:p text:style-name="P4">I'm glad they didn't mention toxic masculinity again because there's nothing masculine about the nice guy. The nice guy is a weak man who has been socially programmed to think like a girl, and that's really sad because that's most men</text:p>
      <text:p text:style-name="P4">As a man, the goal should not be to be nice, the goal should be to be kind.</text:p>
      <text:p text:style-name="P4">The thing is, women usually don't fall for the guys who give them attention, they fall for the guys who see her as beneath him. It's biologically programmed into women to want men who they see as better than themselves in every way. There's nothing wrong with that, in fact I'd argue that precisely what's led to humanity's progression. Women give men the incentive to better themselves.</text:p>
      <text:p text:style-name="P4">But then again feeling like you're less than someone else or being treated like you're not an equal in the relationship is toxic</text:p>
      <text:p text:style-name="P4">It's quite the paradox. How do you get the guy who thinks he's better than you to see you as an equal? How do you get the guy who considers himself beneath you to see the potential that you see in him?</text:p>
      <text:p text:style-name="P4">For men, I think it boils down to growing into your masculinity. There is a crisis of masculinity in the modern world. Men are hedonistic, pursuing pleasure for the sake of pleasure rather than being useful and contributing to society. There is no such thing as toxic masculinity, if anything there is a lack of masculinity. If a man is masculine he's not toxic. If he's toxic he's not being masculine. What we refer to as "toxic masculinity" is actually "faux masculinity". Men who have a vague idea of what masculinity is and imitating that behavior. The "fake it till you make it" rhetoric. Real masculinity is something your grow into with self awareness and maturity. You gotta put your pride aside and acknowledge that you're acting like a little girl. Then you have to get over that and strive to become a real man.</text:p>
      <text:p text:style-name="P4">I'll just say one more thing. Whether you're a man or a woman, it all boils down to setting your ego aside so that you can develop an emotionally stable, energetically balanced (a good mix of masculine and feminine energies), purpose filled life that is not defined by a mindless pursuit of pleasure.</text:p>
      <text:p text:style-name="P4">There's a reason why pride is one of the seven deadly sins, lol</text:p>
      <text:p text:style-name="P4"/>
      <text:p text:style-name="P4">Socialism: nationalization of the means of production</text:p>
      <text:p text:style-name="P4"/>
      <text:p text:style-name="P4">Capitalism: self ownership. I am entitled to the fruits of my labor.</text:p>
      <text:p text:style-name="P4"/>
      <text:p text:style-name="P4">You cant judge socialism as a theory, arguing that all the countries in which socialism has been tried isn't real socialism. You judge capitalism on how it works in practice, do the same with socialism. </text:p>
      <text:p text:style-name="P4"/>
      <text:p text:style-name="P4">I have never understood why it is greed to want to keep the money you've earned but not greed to want to take someone else's money. Thomas Sowell</text:p>
      <text:p text:style-name="P4"/>
      <text:p text:style-name="P4">the nice guy self sabotages by living in his own head and projecting a fictional person, a phantom onto the woman of his affection</text:p>
      <text:p text:style-name="P4"/>
      <text:p text:style-name="P4"><text:soft-page-break/>you fuck her as if she does not matter at all. Then you sit with her and have deep conversations about who they are and what they want</text:p>
      <text:p text:style-name="P4"/>
      <text:p text:style-name="P2"><text:span text:style-name="T4">Women physically cannot give love. All women can do is receive love. They can channel love into something, they can produce people who give love, but it is not given to women to ever give love. Women are empty vessels that need to be filled with love. The nature of man is to give love. But men are women in the modern world. They do things in order to be loved. They believe that love is something they have to earn. They are blind to the reality of the loving presence that is within them. Men are designed to melt away in the giving of love, men are not designed to desperately seek love in the same way women do. Women are unhappy because they see themselves as the source of love but when a woman tries to call love from within herself all she gives is a distorted, self destructive version of love that is not real. Women see love as changing someone for the better, guiding someone towards a version of themselves that they can love more. Love has nothing to do with changing someone. Love is accepting people as they are and caring for them unconditionally, despite the things they do. That kind of love is only given to men and to women who have been able to experience a man’s love. Men must give love unconditionally. Men must be willing to give love without receiving anything in return. Men must condition themselves to always be givers, because women are only happy when they take. Whenever a woman has to give something, she becomes bitter and resentful because it goes against her nature. For a woman to give something she has to cut off a piece of herself, her identity is so attached to what she is that she is unable to give without feeling like something has been lost. So any act of giving on the part of a woman feels like a loss. A man is sufficient unto himself. To a man, the act of giving produces a mindset of abundance. The more a man gives of himself the more powerful he becomes. The more he gives love the greater his capacity for love. Men who exist looking for love or trying to take love or trying to earn love will always be miserable, even if they have all the love in the world. Men who have dedicated themselves to finding every opportunity to give love will have more love and power than they could ever want. A man who realizes this truth will never feel insecure again. In order for a man to fill the void in his heart, he has to be willing to give what little of himself is left within that void. In order for a woman to fill the void in her heart, she has to receive the love she knows she does not deserve and accept that the love she has received has nothing to do with who she is, it has everything to do with the person who has given it to her. There is nothing a woman could ever do to earn love, this idea of earning love is an illusion. One does not earn love, love is freely given. That is what we call the grace of god. A woman who spends her life trying to earn love will be just as miserable as a man who spends his life trying to earn love. All a woman can do is open herself up to receiving the love that other people are willing to give her. If she tries to receive love by loving others, she will be lost. If a man gives love, he should not expect anything in return. Any love given with the pretense that certain conditions must be met is not love, it is manipulation. It is a feminized sort of love that corrupts people’s souls and makes people nihilistic. The only sort of love that exists is unconditional love. Conditional love is not love, love that favors certain conditions over others is manipulation. People are guided by their intuitions, but these intuitions are scary because they require a setting aside of our identity. In order to discover the truths about ourselves that transcend our banality we have to be willing to let our identity die. People fear death because people fear the unknown. You cannot fear something you understand. if you understand something, you no longer fear it.</text:span></text:p>
      <text:p text:style-name="P4"/>
      <text:p text:style-name="P4">All dating and romance issues can be summarized with these two principles: in order to understand love you have to see it is a dichotomy. Love is given and love is taken. There is a giver and there is a <text:soft-page-break/>receiver. Principle number two: it is the nature of man to give love. It is the nature of a woman to receive love. You invert or distort this nature at your own peril, at the cost of your sanity and emotional wellbeing.</text:p>
      <text:p text:style-name="P4"/>
      <text:p text:style-name="P4">Men have to become more capable of giving love unconditionally. Women have to become more capable of receiving love from anyone and everything.</text:p>
      <text:p text:style-name="P4"/>
      <text:p text:style-name="P4">women want what they think men have: the ability to choose who they love and how many people they want to love without any consequences to their reputation.</text:p>
      <text:p text:style-name="P4">men want what they think women have: an endless supply of people to choose from at their whim. </text:p>
      <text:p text:style-name="P4"/>
      <text:p text:style-name="P4">Women have the ability to choose who they love without any consequences, but it requires an awareness of her nature and the ability to navigate the social sphere correctly.</text:p>
      <text:p text:style-name="P4">Men have access to an endless supply of people to choose from, but it requires an awareness of his nature and the strength of character to reject the social sphere in its entirety. </text:p>
      <text:p text:style-name="P4">In either case the requirement is a dissolving of one’s identity and a return to one’s true nature.</text:p>
      <text:p text:style-name="P4"/>
      <text:p text:style-name="P4">modern women are miserable because they have been conditioned to see themselves as the source of love rather than the vessel that holds love. It is narcissism of the highest order</text:p>
      <text:p text:style-name="P4">modern men are miserables because they have been conditioned to see themselves as the recipients of love, rather than the source of love. It is confusion and weakness of the highest order.</text:p>
      <text:p text:style-name="P4"/>
      <text:p text:style-name="P4">Men are the source of love</text:p>
      <text:p text:style-name="P4">Women are the channelers and expanders of love</text:p>
      <text:p text:style-name="P4"/>
      <text:p text:style-name="P4">Men give love, women expand that love</text:p>
      <text:p text:style-name="P4">A small amount of love given by a man is channeled and grown exponentially by a woman.</text:p>
      <text:p text:style-name="P4"/>
      <text:p text:style-name="P4">You become that which you hate. men have women so they have become like women. Women have them so they have become like men. </text:p>
      <text:p text:style-name="P4"/>
      <text:p text:style-name="P4">“Be yourself” is bullshit. What you want to be is the version of yourself that no longer cares about yourself. The version of yourself that has given the self up for a return to what you truly are, a self beyond identity.</text:p>
      <text:p text:style-name="P4"/>
      <text:p text:style-name="P4">You cannot escape gender. Nobody is beyond gender. To attempt to go beyond gender is madness</text:p>
      <text:p text:style-name="P4"/>
      <text:p text:style-name="P4"/>
      <text:p text:style-name="P4"/>
      <text:p text:style-name="P4">philosophy, politics, and religion/spirituality. These three are closely connected. Your beliefs and opinions on these three things have to be consistent, otherwise you will experience inner turmoil.</text:p>
      <text:p text:style-name="P4"/>
      <text:p text:style-name="P4">A harmless man is not a good man. A good man is a dangerous man who has integrated his dark side</text:p>
      <text:p text:style-name="P4"/>
      <text:p text:style-name="P4">The thing you want most will be found in the place you least want to look.</text:p>
      <text:p text:style-name="P4"/>
      <text:p text:style-name="P4"><text:soft-page-break/>One of the greatest human powers is the ability to bargain with the future, to defer pleasure because something much more meaningful is occupying one's focus.</text:p>
      <text:p text:style-name="P4"/>
      <text:p text:style-name="P4">Usually the key to accomplishing or understanding something is not to come up with better answers, but to come up with better questions.</text:p>
      <text:p text:style-name="P4"/>
      <text:p text:style-name="P4">According to the Bible, god made human beings in his image. We are godlike. Despite everything that is flawed and evil about humanity, there is something inherently divine within all of us that merits a measure of respect and dignity. This belief is the foundation of our legal system and indispensable if one wants to embody love &amp; kindness.</text:p>
      <text:p text:style-name="P4"/>
      <text:p text:style-name="P4">It gets easier with every passing day, that's the key. You have to do it, every single day. Eventually you'll look back with pride at how far you've come and you will know that all the effort was worth it.</text:p>
      <text:p text:style-name="P4"/>
      <text:p text:style-name="P4">Who are you? You are that which transforms what you are.</text:p>
      <text:p text:style-name="P4"/>
      <text:p text:style-name="P4">Everything you want is on the other side of fear.</text:p>
      <text:p text:style-name="P4"/>
      <text:p text:style-name="P4">Options -the ability to choose- is the most liberating form of power.</text:p>
      <text:p text:style-name="P4"/>
      <text:p text:style-name="P4">We do not rise to the level of our hopes we fall to the level of our training.</text:p>
      <text:p text:style-name="P4"/>
      <text:p text:style-name="P4">True confidence is being less invested in other people’s perceptions of you than in the perception you have of yourself. Thus the only certain way to build true confidence is to invest heavily in oneself.</text:p>
      <text:p text:style-name="P4"/>
      <text:p text:style-name="P4">there are an infinite number of ways to interpret reality and none of them are completely right or wrong</text:p>
      <text:p text:style-name="P4"/>
      <text:p text:style-name="P4">One of the more underrated characteristics of intelligence is being comfortable with being wrong.</text:p>
      <text:p text:style-name="P4"/>
      <text:p text:style-name="P4">God is dead. God remains dead. And we have killed him. How shall we comfort ourselves, the murderers of all murderers? What was holiest and mightiest of all that the world has yet owned has bled to death under our knives: who will wipe this blood off us? What water is there for us to clean ourselves? What festivals of atonement, what sacred games shall we have to invent? Is not the greatness of this deed too great for us? Must we ourselves not become gods simply to appear worthy of it?</text:p>
      <text:p text:style-name="P4"/>
      <text:p text:style-name="P4">— Nietzsche, The Gay Science</text:p>
      <text:p text:style-name="P4"/>
      <text:p text:style-name="P4">People are a collection of learned patterns. Change your patterns and you can change your destiny.</text:p>
      <text:p text:style-name="P4"/>
      <text:p text:style-name="P4">I'd rather be hated for who I am than loved for who I'm not.</text:p>
      <text:p text:style-name="P4"/>
      <text:p text:style-name="P4">The more of an outsider you are the greater the depth of your perspective.</text:p>
      <text:p text:style-name="P4"/>
      <text:p text:style-name="P4">If you see a rose, behold its beauty. But do not try to possess her, for in your desire to possess you kill.</text:p>
      <text:p text:style-name="P4"><text:soft-page-break/></text:p>
      <text:p text:style-name="P4">"Killing time" is suicide.</text:p>
      <text:p text:style-name="P4"/>
      <text:p text:style-name="P4">In five years, you will be where you choose to be. Direction defines destination.</text:p>
      <text:p text:style-name="P4"/>
      <text:p text:style-name="P4">This is how writers fall in love: they feel complicated together and then they talk about it.</text:p>
      <text:p text:style-name="P4"/>
      <text:p text:style-name="P4">Comparison breeds a sense of unworthiness. Competition is motivation by brute force. We should only compete against ourselves.</text:p>
      <text:p text:style-name="P4"/>
      <text:p text:style-name="P4">competition and comparison are two different things. Competition is great, comparison is bad.</text:p>
      <text:p text:style-name="P4"/>
      <text:p text:style-name="P4">I think it's crucial to constantly ask ourselves, "what do I use to numb myself?" Never be unwilling to feel. But why do you feel? You feel so that your feelings do not possess you. Some people use their desire to feel to distract themselves from action</text:p>
      <text:p text:style-name="P4"/>
      <text:p text:style-name="P4">There are few things more adorable than watching two people awkwardly navigate their mutual sexual and emotional attraction for each other.</text:p>
      <text:p text:style-name="P4"/>
      <text:p text:style-name="P4">A great way to stay grounded is to remember that you are not as bad as they say you are and you are not as good as they say you are.</text:p>
      <text:p text:style-name="P4"/>
      <text:p text:style-name="P4">From the view of an atom the human body is a universe. Remember that the next time you feel worthless.</text:p>
      <text:p text:style-name="P4"/>
      <text:p text:style-name="P4">Our thoughts and beliefs literally create our reality. In the beginning was the word, and the word was with god and the word was god</text:p>
      <text:p text:style-name="P4"/>
      <text:p text:style-name="P4">The character trait I despise most is apathy. It reminds me too much of death.</text:p>
      <text:p text:style-name="P4"/>
      <text:p text:style-name="P4">goals are just dreams with a deadline</text:p>
      <text:p text:style-name="P4"/>
      <text:p text:style-name="P4">We gain power over our fears when we can name them. What are you afraid of?</text:p>
      <text:p text:style-name="P4"/>
      <text:p text:style-name="P4">If you don't believe people can change then you won't make any effort to improve yourself. All of life is change. If you're not growing, you're dying.</text:p>
      <text:p text:style-name="P4"/>
      <text:p text:style-name="P4">Don't fear failure. Fear being in the exact same place next year as you are today.</text:p>
      <text:p text:style-name="P4"/>
      <text:p text:style-name="P4">Anger is not a sign of power, it's a sign of weakness. You need to keep a level head if you want to change the world.</text:p>
      <text:p text:style-name="P4"/>
      <text:p text:style-name="P4">The beauty of momentum is you just need to give yourself a tiny push to go a long way.</text:p>
      <text:p text:style-name="P4"/>
      <text:p text:style-name="P4">Here's what we really need more of: Conviction. You can't convince anybody of anything if you haven't even convinced yourself.</text:p>
      <text:p text:style-name="P4"><text:soft-page-break/></text:p>
      <text:p text:style-name="P4">Kindness with no ulterior motives is one of the greatest gifts you can give to another person.</text:p>
      <text:p text:style-name="P4"/>
      <text:p text:style-name="P4">Seek to understand others if you want to be understood.</text:p>
      <text:p text:style-name="P4"/>
      <text:p text:style-name="P4">Do not be frightened by the wolves of public opinion. Nothing is true just because the majority believes it to be so.</text:p>
      <text:p text:style-name="P4"/>
      <text:p text:style-name="P4">Whenever you encounter someone with hate in their heart, don't try to fight them. Treat them with compassion because their hatred was bred from fear and ignorance, and that is quite sad</text:p>
      <text:p text:style-name="P4"/>
      <text:p text:style-name="P4"/>
      <text:p text:style-name="P4">Friends who disagree with you and challenge your own assumptions are exponentially better than friends who mindlessly agree with you about everything. Challenge builds character.</text:p>
      <text:p text:style-name="P4"/>
      <text:p text:style-name="P4">Being "busy" is a form of laziness. Lazy thinking and indiscriminate action. Action without purpose. Focus on WHY you're doing something rather than HOW you're doing it.</text:p>
      <text:p text:style-name="P4"/>
      <text:p text:style-name="P4">Either nothing you do matters, or everything does. Every glance, every word, every thought, every feeling expressed or repressed surely tilts the world every so slightly towards good or evil. We have so much more power than we think we do.</text:p>
      <text:p text:style-name="P4"/>
      <text:p text:style-name="P4">Anger is a powerful emotion and powerful emotions are feminine.</text:p>
      <text:p text:style-name="P4"/>
      <text:p text:style-name="P4">Boys require rituals that turn them into men. These rituals (common in all cultures across history) have two characteristics: a separation from the mother (matrix, matter) and atonement. Getting in tune with something… a separation from matter and connection with spirit. </text:p>
      <text:p text:style-name="P4"/>
      <text:p text:style-name="P4">femininity according to st thomas aquinas is an inability or unwillingness to let go of pleasure</text:p>
      <text:p text:style-name="P4"/>
      <text:p text:style-name="P4">you have to forgive your mother and the change in behavior that shows that action is that you have no feelings towards your mother. You are no longer possessed by your mother. “don’t talk about my momma!” that’s effeminate</text:p>
      <text:p text:style-name="P4"/>
      <text:p text:style-name="P4">treating the women in your life like they’re your mother is effeminate</text:p>
      <text:p text:style-name="P4"/>
      <text:p text:style-name="P4">atonement with the father means forgiving your father and allowing him to be as he is without resenting him. Some men resent their father because he was too weak, some men resent their father because he was too strong but it’s the same thing. </text:p>
      <text:p text:style-name="P4"/>
      <text:p text:style-name="P4">order of man ryan michler</text:p>
      <text:p text:style-name="P4">hard times create strong men book</text:p>
      <text:p text:style-name="P4">jack donovan</text:p>
      <text:p text:style-name="P4">robert moore</text:p>
      <text:p text:style-name="P4"/>
      <text:p text:style-name="P4"><text:soft-page-break/>Gender is not the same thing as race. Race is a social construct, gender is not. Gender is a biological reality.</text:p>
      <text:p text:style-name="P4"/>
      <text:p text:style-name="P4">Conservative elites want you to become rich. They will do everything in their power to help you enrich yourself as long as you are willing to work hard and better yourself. Liberal elites have a vested interest in keeping your poor and ignorant. If you become rich it means that you no longer consider yourself a victim and you don’t believe in the oppression narrative that lbieral elites have fed you.</text:p>
      <text:p text:style-name="P4"/>
      <text:p text:style-name="P4">The electoral college was set in place to ensure that states have equal voting power in elections. Without the electoral college, people in LA and New York City would decide on candidates every four years and the other 48 states wouldn’t have a shot at having their voice heard.</text:p>
      <text:p text:style-name="P4"/>
      <text:p text:style-name="P4">Rights are limitations placed on government to protect your freedoms. The left uses the term “rights” to take our rights away. Healthcare is not a human right. You have a right to the freedom to choose what you do and do not want to pay for.</text:p>
      <text:p text:style-name="P4"/>
      <text:p text:style-name="P4">Why do really rich people have a lot of money? Because they’ve created products and services that people want to pay for. There is nothing inherently exploitative about making money. Making money is a moral act most of the time, because it indicates that you have added value to people’s lives, products and services that make people’s lives better or easier. Not to mention all the tax money you contribute and the jobs you create. </text:p>
      <text:p text:style-name="P4"/>
      <text:p text:style-name="P4">How did JK Rowling become rich? she created something that people wanted to buy. If people didn’t want to buy her book, she never would have become rich.</text:p>
      <text:p text:style-name="P4"/>
      <text:p text:style-name="P4">vote with your dollar. Be very conscious about where you spend your money and who you give your money to.</text:p>
      <text:p text:style-name="P4"/>
      <text:p text:style-name="P4">Politics is about compromise, about being practical and pragmatic. Any political decision made out of lofty ideals or the pursuit of a utopia or based solely on emotion is stupid and regressive.</text:p>
      <text:p text:style-name="P4"/>
      <text:p text:style-name="P4">i’m a conservative because i’m a liberal</text:p>
      <text:p text:style-name="P4"/>
      <text:p text:style-name="P4">This emphasis on conservative vs liberal, democrat vs republican is radicalizing people. It’s radicalizing privileged college students towards the left and it’s radicalizing disenfranchised working class whites towards neonazi white supremacist ideals. We can’t argue over who started it, we have to stop radicalization from both sides. </text:p>
      <text:p text:style-name="P4"/>
      <text:p text:style-name="P4">So is there such a thing as Asian privilege? Because in all the metrics that we use to show white privilege asians are at the top, above whites.</text:p>
      <text:p text:style-name="P4"/>
      <text:p text:style-name="P4">A lot of people associate capitalism with slavery. Slavery is the exact opposite of capitalism. Capitalism says that you work, you get paid. And how much you get paid is based on how much you can leverage your work. Slavery says one person works and the value he generates is separated from his labor. He works, he gets no payment. Slavery isn't free market, slavery is closer to socialism than capitalism</text:p>
      <text:p text:style-name="P4"><text:soft-page-break/></text:p>
      <text:p text:style-name="P4">The argument between socialism and capitalism can be summarized with the phrase, “give a man a fish and he won’t be hungry for a day. Teach a man to fish and he won’t be hungry for the rest of his life”. The socialist is arguing:</text:p>
      <text:p text:style-name="P4">we need to give men fish! men have no fish!</text:p>
      <text:p text:style-name="P4">...but we have no fisherman. Who’s going to fish the fish?</text:p>
      <text:p text:style-name="P4">the rich!! the rich have all the money in the world, we should take all the money from the rich and buy fish for everyone.</text:p>
      <text:p text:style-name="P4">the argument breaks down when you get into specifics, but you disguise economically restrictive policies with pretty sounding words like justice and equality and progress. </text:p>
      <text:p text:style-name="P4"/>
      <text:p text:style-name="P4">What freedom is most under attack in the modern world? It’s not freedom of speech. it’s economic freedom. socialist policies are by their very nature designed to limit the economic freedoms of the citizens. To make a country more socialist is, by definition, to restrict them financially.</text:p>
      <text:p text:style-name="P4"/>
      <text:p text:style-name="P4"/>
      <text:p text:style-name="P4">Malthusian pessimist</text:p>
      <text:p text:style-name="P4"/>
      <text:p text:style-name="P4">if race is a social construct then racism doesn’t exist, racism is an illusion</text:p>
      <text:p text:style-name="P4">whether you believe in racism or you don’t, you’re right</text:p>
      <text:p text:style-name="P4"/>
      <text:p text:style-name="P4">minorities use racism as a crutch or an excuse to justify their laziness and incompetence</text:p>
      <text:p text:style-name="P4"/>
      <text:p text:style-name="P4">terms like racism and sexism are linguistic weapons wielded by people who are not smart or informed or rational enough to have a discussion </text:p>
      <text:p text:style-name="P5"/>
      <text:p text:style-name="P8"><text:a xlink:type="simple" xlink:href="https://el2.fourhourmail.com/c/xmurqm746s6h99pk6cq/o7skhqhl0e67z2/aHR0cHM6Ly90d2l0dGVyLmNvbS9HX1NfQmhvZ2FsL3N0YXR1cy8xMjI1NTYxMTMxMTIyNTk3ODk2" text:style-name="Standard" text:visited-style-name="Standard"><text:span text:style-name="T2">https://el2.fourhourmail.com/c/xmurqm746s6h99pk6cq/o7skhqhl0e67z2/aHR0cHM6Ly90d2l0dGVyLmNvbS9HX1NfQmhvZ2FsL3N0YXR1cy8xMjI1NTYxMTMxMTIyNTk3ODk2</text:span></text:a></text:p>
      <text:p text:style-name="P5">Causal reductionism</text:p>
      <text:p text:style-name="P5">Ergodicity: Ergodic and non-ergodic systems</text:p>
      <text:p text:style-name="P5">Dunning-Kruger effect</text:p>
      <text:p text:style-name="P5">Emergence</text:p>
      <text:p text:style-name="P5">Cultural parasitism</text:p>
      <text:p text:style-name="P5">Cumulative error</text:p>
      <text:p text:style-name="P5">Simpson's paradox (statistics)</text:p>
      <text:p text:style-name="P5">Survivorship bias</text:p>
      <text:p text:style-name="P5">Condorcet paradox</text:p>
      <text:p text:style-name="P5">Limited hangout</text:p>
      <text:p text:style-name="P5">Concept creep and goalpost shifting</text:p>
      <text:p text:style-name="P5">Streetlight effect</text:p>
      <text:p text:style-name="P5">Cognitive biases (belief bias)</text:p>
      <text:p text:style-name="P5">Pluralistic ignorance</text:p>
      <text:p text:style-name="P5"><text:soft-page-break/>Petrie multiplier</text:p>
      <text:p text:style-name="P5">Woozle effect</text:p>
      <text:p text:style-name="P5">Tocqueville paradox</text:p>
      <text:p text:style-name="P5">Ultimate attribution error</text:p>
      <text:p text:style-name="P5">Golden hammer</text:p>
      <text:p text:style-name="P5">Nirvana fallacy</text:p>
      <text:p text:style-name="P5">Enantiodromia</text:p>
      <text:p text:style-name="P5">Emotive conjugation</text:p>
      <text:p text:style-name="P5">Halo effect</text:p>
      <text:p text:style-name="P5">Outgroup homogeneity effect</text:p>
      <text:p text:style-name="P5">Matthew principle</text:p>
      <text:p text:style-name="P5">Peter principle</text:p>
      <text:p text:style-name="P5">Loki's wager</text:p>
      <text:p text:style-name="P5">Lewontin's fallacy</text:p>
      <text:p text:style-name="P5">Subselves</text:p>
      <text:p text:style-name="P5"/>
      <text:p text:style-name="P2"><text:span text:style-name="T6">Research whataboutism and </text:span><text:span text:style-name="T7">tu quoque logical fallacy </text:span><text:span text:style-name="T6"><text:s/></text:span></text:p>
      <text:p text:style-name="P4">Ayn rand and objectivism</text:p>
      <text:p text:style-name="P4"/>
      <text:p text:style-name="P4">The number two industry that is ruining the world is the fashion industry?</text:p>
      <text:p text:style-name="P4"/>
      <text:list xml:id="list209815000" text:style-name="WWNum3">
        <text:list-item>
          <text:p text:style-name="P34">Trump hired Peter thiel… why?</text:p>
        </text:list-item>
      </text:list>
      <text:p text:style-name="P4"/>
      <text:list xml:id="list2058466029" text:style-name="WWNum1">
        <text:list-item>
          <text:p text:style-name="P35">Buckminster fuller lectures</text:p>
        </text:list-item>
      </text:list>
      <text:p text:style-name="P4"/>
      <text:list xml:id="list874920221" text:style-name="WWNum2">
        <text:list-item>
          <text:p text:style-name="P36">Cognitive philosophers</text:p>
        </text:list-item>
      </text:list>
      <text:p text:style-name="P4"/>
      <text:p text:style-name="P4"/>
      <text:p text:style-name="P4">Research variance in mental illness by gender<text:line-break/>Research gender dysphoria </text:p>
      <text:p text:style-name="P4"/>
      <text:p text:style-name="P4">Broken windows theory of crime</text:p>
      <text:p text:style-name="P4"/>
      <text:p text:style-name="P4">masculinize<text:line-break/>masculism<text:line-break/>masculinism</text:p>
      <text:p text:style-name="P4"/>
      <text:p text:style-name="P5"/>
      <text:p text:style-name="P5">To be angry at women or to hate women is to become a woman</text:p>
      <text:p text:style-name="P5"/>
      <text:p text:style-name="P5">Gender and sex are interchangeable. Sex is biological. Sexual orientation is a social construct</text:p>
      <text:p text:style-name="P5"/>
      <text:p text:style-name="P5"><text:soft-page-break/>Research lauren southern</text:p>
      <text:p text:style-name="P5">Jesse lee peterson</text:p>
      <text:p text:style-name="P5">Ben shapiro</text:p>
      <text:p text:style-name="P5"/>
      <text:p text:style-name="P4">The purpose of a university is to teach them how to think not what to think. Academia has become a bastion for political and economic ideologies that erode the social fabric and moral foundations of this country</text:p>
      <text:p text:style-name="P4"/>
      <text:p text:style-name="P4"/>
      <text:p text:style-name="P4">Let's assume for a moment that most people aren't racially motivated and or bigoted and we're all just trying to succeed. Who would stand to gain from convincing half of the population that America is a fundamentally sexist, racist, oppressive state and should therefore be dismantled? The same people who want to destroy American values</text:p>
      <text:p text:style-name="P4"/>
      <text:p text:style-name="P4">White liberals love talking about white privilege because they actually believe they're better than black people. And any minorities who accept white privilege are also saying that white people are better than them.</text:p>
      <text:p text:style-name="P4"/>
      <text:p text:style-name="P4">I dont believe in white privilege because I believe race has nothing to do with your capabilities or intellectual capacity. </text:p>
      <text:p text:style-name="P4"/>
      <text:p text:style-name="P4">I dont believe in white privilege because white people are not better than other minorities.</text:p>
      <text:p text:style-name="P4"/>
      <text:p text:style-name="P4">I dont believe in feminism because women are not inferior to men.</text:p>
      <text:p text:style-name="P4"/>
      <text:p text:style-name="P4">The beautiful thing about capitalism is that race and gender is not recognized under the system. The only thing that's recognized is money. You can make as much as you want of that regardless of your identity. </text:p>
      <text:p text:style-name="P4"/>
      <text:p text:style-name="P4">Society confuses man's ambition and desire to be competent with patriarchal tyranny. They're convincing young men in droves, that everything about him that makes him redeemable and of benefit to society is evil and should be destroyed.</text:p>
      <text:p text:style-name="P4"/>
      <text:p text:style-name="P4">We want to get to a point in our society where people are judged by the content of their character rather than their race or gender. It seems counterproductive to bring this about by turning every problem, every perceived sleight, every inequality and every difference in competence or talent or ability as an issue of race and gender. It's like saying we want peace, so we're going to war against all the people who believe in war. You have to be very careful not to, in the process of eradicating evil, end up becoming the same evil that you wish to destroy</text:p>
      <text:p text:style-name="P4"/>
      <text:p text:style-name="P4">I don't have friends. I have acquaintances, sluts, mentors, students and family.</text:p>
      <text:p text:style-name="P4"/>
      <text:p text:style-name="P4">Identity socialism socialism marries into identity politics. Let's mobilize the voter base by reinforcing the belief that they are oppressed so they unite against the opposing party and loot them for all they have. Vote for me, I will give you free shit!</text:p>
      <text:p text:style-name="P4"/>
      <text:p text:style-name="P4"><text:soft-page-break/>In Scandinavian socialism, everyone pays high taxes. Socialism in America is about redistribution of wealth, taxing the rich.</text:p>
      <text:p text:style-name="P4"/>
      <text:p text:style-name="P4">The entrepreneurial mindset is focused on seeing where the value is. How do we add value?</text:p>
      <text:p text:style-name="P4"/>
      <text:p text:style-name="P4">You have a bunch of people who have never been slaves asking for reparations from people who never owned slaves. Asking for reparations implies that black people are incapable of achieving economic growth. Its self hatred and lack of moral character disguised as social justice</text:p>
      <text:p text:style-name="P4"/>
      <text:p text:style-name="P4">Postmodernists are defined as attacking enlightenment values. Individualism, reason, capitalism</text:p>
      <text:p text:style-name="P4"/>
      <text:p text:style-name="P4">Enlightenment thinkers:</text:p>
      <text:p text:style-name="P4">Locke</text:p>
      <text:p text:style-name="P4">Descartes</text:p>
      <text:p text:style-name="P4">Adam Smith</text:p>
      <text:p text:style-name="P4"/>
      <text:p text:style-name="P4">There are no objective answers, there is no TRUTH, there are truths and truths change</text:p>
      <text:p text:style-name="P4"/>
      <text:p text:style-name="P4">Postmodernism is the synthesis of</text:p>
      <text:p text:style-name="P4">Epistemological subjectivity</text:p>
      <text:p text:style-name="P4">Metaphysical Anti realism</text:p>
      <text:p text:style-name="P4">Feeling at the root of all values</text:p>
      <text:p text:style-name="P4">Moral relativism</text:p>
      <text:p text:style-name="P4">Collectivism</text:p>
      <text:p text:style-name="P4"/>
      <text:p text:style-name="P4">Postmodernist contradictions</text:p>
      <text:p text:style-name="P4">Justice is defined as the interests of the stronger, they redefine it as the interests of the weaker</text:p>
      <text:p text:style-name="P4"/>
      <text:p text:style-name="P4">All truth is relative, postmodernism is truth</text:p>
      <text:p text:style-name="P4">All cultures are equally deserving of dignity and respect, western culture is tyrannical and should be destroyed</text:p>
      <text:p text:style-name="P4">Values are subjective, sexism and racism are so evil that we have to create anarchy</text:p>
      <text:p text:style-name="P4">Technology is bad and destructive, it's unfair that some people have more technology than others</text:p>
      <text:p text:style-name="P4">Tolerance is good and dominance is bad, when we have power we dominate you with political correctness</text:p>
      <text:p text:style-name="P4"/>
      <text:p text:style-name="P4">The west is deeply racist, but the west ended slavery and it's only the places that reject western values where you find trends towards slavery</text:p>
      <text:p text:style-name="P4"/>
      <text:p text:style-name="P4">The west is deeply sexist, but women were given the vote and are treated equally under the law</text:p>
      <text:p text:style-name="P4"/>
      <text:p text:style-name="P4">Western culture exploits the poor and keeps them oppressed yet even the poorest people in western culture experience comforts and privileges that their parents and grandparents couldn't even imagine. Poor people are also far richer than people in non western countries and have exponentially more opportunities to improve themselves</text:p>
      <text:p text:style-name="P4"/>
      <text:p text:style-name="P4"><text:soft-page-break/>Relative subjectivity in one breath, tyrannical absolutism in another. Are postmodernists moral relativists who occasionally lapse into absolutism or is their tyrannical absolutism disguised behind relativist claims</text:p>
      <text:p text:style-name="P4"/>
      <text:p text:style-name="P4">Butwhataboutism</text:p>
      <text:p text:style-name="P4"/>
      <text:p text:style-name="P4">I don't just want to know what you think, I need to know why you think it</text:p>
      <text:p text:style-name="P4"/>
      <text:p text:style-name="P4">Postmodernists are envious, bitter, weak people who want to destroy the very structures that can save them</text:p>
      <text:p text:style-name="P4"/>
      <text:p text:style-name="P4"/>
      <text:p text:style-name="P4"/>
      <text:p text:style-name="P4"/>
      <text:p text:style-name="P4">Every time a man listens to a woman he suffers. A man has to make his own way, forge his own path. Any path a man takes that leads to a woman or any path he follows because a woman told him to follow it is going to lead to mediocrity and regret. The greatest thing you can do for yourself as a man is define yourself as everything a woman is not. Everything she is and everything she does is exactly the opposite from what you are and what you must do. This is how you find inner peace as a man.</text:p>
      <text:p text:style-name="P4"/>
      <text:p text:style-name="P4">Aggression and anger are not the same thing. To be angry is to be feminine, to give in to your emotions</text:p>
      <text:p text:style-name="P4"/>
      <text:p text:style-name="P4">There are two kinds of people in the world. People who are focused on problems and people who are focused on solutions. You have to ask yourself, what is the mindset of the people I'm surrounded by? Do they lift me up and tell me I am free and have all the opportunities in the world to be successful? Or do they hyperfocus on hazy notions of oppression and thrive on paranoia?</text:p>
      <text:p text:style-name="P4"/>
      <text:p text:style-name="P4">the institution of marriage is not patriarchal, it was built for the benefit of women. Before marriage women were sexually discriminated against and treated like cattle. feminism’s emphasis on female independence and getting women educated and voting and into the workforce are all great things, but feminism believes that the only way to achieve gender equality is to destroy all the traditional moral values that lie at the foundation of western civilization in order to achieve it. If we want women to be free, we have to destroy marriage and the notion of a nuclear family, the “traditional gender roles” that bring stability and order to society. feminism correctly realized that men act like pigs, but their solution was to have women act like pigs also. Feminism has been way less advantageous for women and way more beneficial for men. Because now men can be as sexually perverse and sexually abusive as they want to be without any repercussions. Men and women see sex differently, that is just a fact. </text:p>
      <text:p text:style-name="P4"/>
      <text:p text:style-name="P4">why do you hate gay people? put them on the defensive, they are out to prove you are a bad person, you are out to prove them wrong, that’s a big difference. “why do you think kids should grow up without a mom and a dad? Who's better at taking care of children, men or women? would kids grow up better with two daddies or two mommies? What's wrong with traditional marriage? </text:p>
      <text:p text:style-name="P4"/>
      <text:p text:style-name="P4">There are few things more repulsive than a weak man. And not just weakness of body but weakness of spirit. Men with weak spirits and weak bodies trend towards evil or at the very least permit evil to <text:soft-page-break/>exist. Men have an instinct to become strong so they will either become strong by becoming evil or by fighting evil. Evil men are strong or are becoming stronger and we need more good men to become strong in order to fight them.</text:p>
      <text:p text:style-name="P4"/>
      <text:p text:style-name="P4">I was brainwashed into believing that gender is a social construct and that I’m merely “performing” masculinity. I would walk around “pretending” to be a man like it was something foreign or alien to me that I was faking in order to feel good about myself. The notion of gender performativity made me feel like a fucking girl and I hated it because it went against my nature. Then I had an epiphany: men are not women. women are not men. There is nothing I can ever say or do that could change this fact. There is nothing I could ever say or do or anything that anyone else can ever say or do to men that would stop me from being a man or turn me into a woman. I was born a boy, I became a man, and I will spend the rest of my life as a man and I will die a man. That is as true a statement as saying the sun rises in the East and sets in the West. The notion of gender performativity is a delusion. It is meant to delude people into repressing their instincts and adopting a herd mentality that produces confusion and paranoia. Once the brainwashing is complete these people become extremely fearful (and therefore aggressive and violent) towards any idea or person that can revive their instincts and help them come back to a mindset of stability and inner peace. It’s a perfect system because once you’ve bought into the concepts of gender theory you lose your sense of identity while simultaneously fighting with all your might against the very structures that can reaffirm the identity that you so desperately need. It also implies a lot of self hatred and a lack of self esteem. It makes you seem ungrateful and out of touch with reality. You complain about the fact that you were born a woman or a man, you complain about the fact that life is hard and it requires a balance of reason and emotion to succeed as well as a strong spine to support yourself, but the contradictions in your belief structure are felt so deeply in your psyche and manifest themselves so viscerally in your physical form that you will never become able to feel stable and secure in yourself so long as you believe that gender is merely a social construct and there is no difference between men and women and that we live under a patriarchal system that makes masculinity evil and turns women into inferior creatures. it’s absolutely insane because there is no evidence for these beliefs and yet they desperately cling to them as if it’s the only thing that makes any sense. They are like little children who can't be consoled.</text:p>
      <text:p text:style-name="P4"/>
      <text:p text:style-name="P9">transcribe feminism as an abusive relationship audio journal</text:p>
      <text:p text:style-name="P9"/>
      <text:p text:style-name="P4">I am for the definition of feminism that feminists claim to fight fore (gender equality) but I am wholly opposed to the feminist movement as such. Modern feminism is no longer about gender equality. it is about anarchy and the eradication of masculinity and order. It’s an evil movement that seeks to bring the downfall of western civilization.</text:p>
      <text:p text:style-name="P4"/>
      <text:p text:style-name="P4">I am for the meaning behind the tagline “black lives matter” because I believe race is irrelevant when it comes to questions about moral character and intellectual capacity. but I am against the black lives matter movement because it promotes violence and exploits black emotions for nefarious political ends like the implementation of economic policies that keep black people in poverty so they will continue to believe the leftist rhetoric they have been fed and vote for candidates that do not and will never act in their self interest.</text:p>
      <text:p text:style-name="P4"/>
      <text:p text:style-name="P4">I am for the belief that all people are equal. If you understand human nature you know that what people say and what people do are usually at odds. A lot of people claim that they are fighting for a <text:soft-page-break/>society that treats all people equally regardless of race or gender or sexual orientation but do everything in their power to bring about policies that serve interests of a select few at the expense of all groups, marginalized or otherwise. </text:p>
      <text:p text:style-name="P4"/>
      <text:p text:style-name="P4">What is good for white people is good for all people. What is good for black people is good for all people. What is good for Latin o people is good for all people. What is good for some people is good for all people. Good is good and bad is bad regardless of your identity because truth is objective.</text:p>
      <text:p text:style-name="P4"/>
      <text:p text:style-name="P4">Leftist contradiction: truth is individual but we're going to unite all people under truths that the collective can support. Saying "this is my truth" Is not empowering, it's delusional and breeds racism. You're basically saying "I don't care about reality or facts or evidence, what I believe cannot be changed because I believe it". You're making a faith-based argument, an appeal to emotion. I reject any and all appeals to emotion because emotions can be manipulated. Reason cannot, that's why it's reason. The conclusions reached by reason are open to new evidence and are never taken as dogma. They cannot become tyrannical or oppressive by their very nature. You can live in denial and convince yourself that you have reasoned yourself into intellectually inconsistent positions by virtue of your ignorance and failure to specify but your claims can be dissected and pulled apart by reasonable arguments that you have to understand and explore in order to maintain your position. If your position is maintained solely on the basis of arbitrary things like feelings then you will always be delusional. </text:p>
      <text:p text:style-name="P4"/>
      <text:p text:style-name="P4">LGBTQ is focused on erradicating religious values. The left’s goal is the destruction of traditional social institutions. now that gay marriage has been passed, the next step is revoking nonprofit status to religious institutions that choose not to perform same sex marriages</text:p>
      <text:p text:style-name="P4"/>
      <text:p text:style-name="P4">the whole premise of the homosexuality rights movement is: what I do behind closed doors should not matter to you. But they have gay pride parades and flaunt their degenerate form of sexuality and sexualise young children and want people to accept their “gay identity” instead of just accepting them as people. You are more than your sexuality and your sexuality is no excuse to be an asshole</text:p>
      <text:p text:style-name="P4"/>
      <text:p text:style-name="P4">modern men are weak. They’ve grown up being told that men are bad, that masculinity is toxic and evil. They have no identity so they let women walk all over them and dictate what they believe and how they act. They don’t have that internal sense of self worth, nobody has told them “you are a man, you are meant to be strong and protect the people you love and add value to the world and provide for your family and do what is right”. They are only told that men are misogynists, and men are sexist, that masculinity is evil and that any attempt to be masculine and act like a man is toxic and bad. </text:p>
      <text:p text:style-name="P4"/>
      <text:p text:style-name="P4">You have to learn to save money. It’s one of the greatest skills you can learn. You can’t just pay into social security and rely on the government to take care of you, that’s the exact opposite attitude you need to have if you want to prosper in a capitalist system.</text:p>
      <text:p text:style-name="P4"/>
      <text:p text:style-name="P4">a progressive income tax that penalizes people for accruing more income and incentivizes people to stay poor is immoral and anti-capitalist</text:p>
      <text:p text:style-name="P4">all people should be taxed the same amount, regardless of how much money they have or how much money they make. a big part of economics is incentives. You have to ask yourself, what kind of behavior do economic policies incentivize? </text:p>
      <text:p text:style-name="P4"/>
      <text:p text:style-name="P4"><text:soft-page-break/>leftists and liberals are not the same thing. I have nothing against liberal values, in fact I support them. I hate leftist values. biggest differences between liberals and leftists:</text:p>
      <text:p text:style-name="P4">liberals: the color of a person’s skin is insignificant. Anyone who thinks race is significant, is a racist</text:p>
      <text:p text:style-name="P4">leftists: people that a person’s skin is irrelevant is racist. “there is only one race, the human race” is racist. they want racial segregation whereas liberals want racial integration</text:p>
      <text:p text:style-name="P4">liberals: love capitalism and free enterprise. they may want more government regulation and may support policies that trend towards socialism, but they know the economics and history behind capitalism and support it as the only system that is able to lift people out of poverty</text:p>
      <text:p text:style-name="P4">opposition to capitalism and support of socialism are left wing values</text:p>
      <text:p text:style-name="P4">nationalism: liberals belief in the nation state. The left divides the world by class rather than national identity, they are against nationalism. liberals want to protect american sovereignty and borders, leftists support open borders. The left has contempt for nationalism because they believe that it trends towards facism. They would rather we all be citizens of the world and have no nations</text:p>
      <text:p text:style-name="P4">liberals love America and support american values. the left believes the left is the last best hope of earth and regards America as imperialistic, sexist, racist, and inherently evil (and irredeemable)</text:p>
      <text:p text:style-name="P2"><text:span text:style-name="T4">liberals support free speech. the left is support suppression of free speech from media to college campuses and big tech. “hate speech” is a myth. </text:span><text:span text:style-name="T6">The only speech that should be censored is speech that overtly advocates for violence.</text:span></text:p>
      <text:p text:style-name="P4">liberals celebrate Western civilization and support enlightenment values</text:p>
      <text:p text:style-name="P4">leftists believe western civilization is a euphemism for white supremacy</text:p>
      <text:p text:style-name="P4">why don’t liberals oppose the left? because they have been taught all their lives to feel the right. This radicalizes them and makes them trend farther and farther towards the radical left. It’s exactly the same thing some conservatives are doing. They demonize liberals so thoroughly that some impressionable young men reject the good things about liberalism and choose facism</text:p>
      <text:p text:style-name="P4"/>
      <text:p text:style-name="P4">I believe in free speech. i believe people should be judged by their character, not the color of their skin or their gender. That makes me diametrically opposed to progressives</text:p>
      <text:p text:style-name="P4"/>
      <text:p text:style-name="P4">the left pits minority groups in a sadistic competition affectionately known as the “oppression olympics”</text:p>
      <text:p text:style-name="P4">they believe that the most evil thing in the world is a white christian male</text:p>
      <text:p text:style-name="P4"/>
      <text:p text:style-name="P4">Winston Churchill: the fascists of tomorrow will pose as anti-fascists</text:p>
      <text:p text:style-name="P4"/>
      <text:p text:style-name="P4">I like classical liberals, free thinkers who defend liberal values. I may disagree with their solutions to problems but we hold the same values and have a similar view of morality so we can work together</text:p>
      <text:p text:style-name="P4"/>
      <text:p text:style-name="P4"/>
      <text:p text:style-name="P7">Translate this to Spanish:</text:p>
      <text:p text:style-name="P7">---</text:p>
      <text:p text:style-name="P4">make men less toxic, make men less masculine, make men more feminine. When you try to do this to men, you don’t decrease toxic masculinity, you increase it. bad men don’t become good when they stop being men, they become good when they stop being bad.</text:p>
      <text:p text:style-name="P4"/>
      <text:p text:style-name="P4">aggression, violence and unbridled ambition cannot be eliminated from the male psyche, they can only be harnessed for good. the same “masculinity” that creates war is the masculinity that defends their country and protects those they love. masculinity breeds greed, that fosters the economy and creates <text:soft-page-break/>jobs. the male impulse to engage in risky behavior also lead men to take large risks in order to save people from burning buildings, for example</text:p>
      <text:p text:style-name="P4"/>
      <text:p text:style-name="P4">the problem in our society is not that men are too masculine, it’s that they are not masculine enough</text:p>
      <text:p text:style-name="P4">when men deny their masculinity they run away from responsibility</text:p>
      <text:p text:style-name="P4"/>
      <text:p text:style-name="P4">we tell men that their intrinsic desire to compete is bad</text:p>
      <text:p text:style-name="P4">boys are not girls</text:p>
      <text:p text:style-name="P4">men are not women</text:p>
      <text:p text:style-name="P4"/>
      <text:p text:style-name="P4">women want real men. men they can count on and look up to. no amount of feminist theory will change that. There is no woman in this world who wants a man who looks to her to be his provider, leader and protector.</text:p>
      <text:p text:style-name="P4"/>
      <text:p text:style-name="P4">every woman wants a strong, responsible man. that is not a social construct. it’s innate.</text:p>
      <text:p text:style-name="P4"/>
      <text:p text:style-name="P4">feminine, passive men don’t stop evil, they don’t fight for what’s right, they don’t take responsibility, they don’t do what is necessary for society to thrive</text:p>
      <text:p text:style-name="P4"/>
      <text:p text:style-name="P4">CS Lewis: by his intellect man is mere spirit and by his appetite mere animal</text:p>
      <text:p text:style-name="P4"/>
      <text:p text:style-name="P4">men who deny their animal side are weak. men who deny their spiritual side are wicked. The world is full of wicked men who do evil things and weak men who don’t do anything to stop it</text:p>
      <text:p text:style-name="P4"/>
      <text:p text:style-name="P4">weak men are enablers of wicked men</text:p>
      <text:p text:style-name="P4"/>
      <text:p text:style-name="P4">rape, murder, war. bad men who do bad things and weak men who won’t stop them</text:p>
      <text:p text:style-name="P4"/>
      <text:p text:style-name="P4">it’s not masculinity that’s toxic, it’s the lack of it</text:p>
      <text:p text:style-name="P4">----</text:p>
      <text:p text:style-name="P4">We have to make women less emotionally reactive and men more receptive to their intuition</text:p>
      <text:p text:style-name="P15"/>
      <text:p text:style-name="P15">Don’t confuse politics with gender. Gender is not a spectrum, gender is binary. Politics is a spectrum. But people see politics as binary (you’re either on one side or the other) and gender as a spectrum. This is destructive to our stability as a nation. </text:p>
      <text:p text:style-name="P15"/>
      <text:p text:style-name="P15">there are two kinds of men. men who listen to women, and men who don’t. Women prefer sleeping with men who don’t listen to them</text:p>
      <text:p text:style-name="P15"/>
      <text:p text:style-name="P15">If you feel entitled to her body, if you fuck her like you’re doing her a favor (because you are), she’s all yours.</text:p>
      <text:p text:style-name="P15"/>
      <text:p text:style-name="P15">You’re not taking anything from her, you’re giving her something. you’d have to keep an ungrateful, bitter person to get angry when someone gives you a gift</text:p>
      <text:p text:style-name="P15"/>
      <text:p text:style-name="P15">get away from political labels like “left” “right” “socialist” conservative, liberal, democrat and more towards detailed political opinions.</text:p>
      <text:p text:style-name="P15">In general, do you think the government should have more power or less power?</text:p>
      <text:p text:style-name="P15">What is the government’s primary function?</text:p>
      <text:p text:style-name="P15">Does politics grow out of culture or does culture grow out of politics?</text:p>
      <text:p text:style-name="P15"><text:soft-page-break/>would you rather be taxed more or taxed less?<text:line-break/>Where does morality come from? government or religion?</text:p>
      <text:p text:style-name="P15">are there good political actors and bad political actors? define good and bad political actor</text:p>
      <text:p text:style-name="P15">is it wrong to pursue the creation of wealth?</text:p>
      <text:p text:style-name="P15">is the state a tyrannical institution that should be abolished or a necessary evil?</text:p>
      <text:p text:style-name="P15">is there ever a place for violence in political discourse?</text:p>
      <text:p text:style-name="P15">is there something inherently immoral about being rich?</text:p>
      <text:p text:style-name="P15">is there something inherently moral about being poor?</text:p>
      <text:p text:style-name="P15">how do we empower victims? by convincing them they are not victims and showing them the opportunities and power they have</text:p>
      <text:p text:style-name="P15">is politics primarily a power struggle or a collaborative effort meant for the good of all people?</text:p>
      <text:p text:style-name="P15">is there such a thing as being politically unbiased?</text:p>
      <text:p text:style-name="P15">does mainstream history trend left or right?</text:p>
      <text:p text:style-name="P15">are people subservient to the government or is the state subservient to the people?</text:p>
      <text:p text:style-name="P15">what is more important, your group identity or your individual identity?</text:p>
      <text:p text:style-name="P15">where does the idea of individual rights and freedoms come from?</text:p>
      <text:p text:style-name="P15">is capitalism irredeemable and should therefore be destroyed? is it a necessary evil? is it a positive force in the world?</text:p>
      <text:p text:style-name="P15">do we live in a democracy or a representative republic?</text:p>
      <text:p text:style-name="P15">is there anything wrong with democracy?</text:p>
      <text:p text:style-name="P15">how do governments become tyrannical?</text:p>
      <text:p text:style-name="P15">why are Americans so politically divided?</text:p>
      <text:p text:style-name="P15">are Americans divided by their distinct political aims or can we agree that, fundamentally, all Americans want the same thing and we are just arguing over the best way to bring that about?</text:p>
      <text:p text:style-name="P15">is socialism evil? is there anything bad, wrong, or tyrannical about socialism?</text:p>
      <text:p text:style-name="P15">can you separate capital from labor or are they two halves of the same coin?</text:p>
      <text:p text:style-name="P15">is there anything immoral about teaching people they are oppressed?</text:p>
      <text:p text:style-name="P15">what is justice?</text:p>
      <text:p text:style-name="P15">what is truth?<text:line-break/>what is the goal of political discourse?</text:p>
      <text:p text:style-name="P15">can you trust the mainstream media?</text:p>
      <text:p text:style-name="P15">can you trust republicans?</text:p>
      <text:p text:style-name="P15">can you trust democrats?</text:p>
      <text:p text:style-name="P15">is there such a thing as a good political actor?</text:p>
      <text:p text:style-name="P15">besides the divide between socialism and capitalism, is there any other fundamental difference between democrats and republicans?</text:p>
      <text:p text:style-name="P15">what are the fundamental differences between democrats and republicans?</text:p>
      <text:p text:style-name="P15">what is the difference between conservative and liberal values?</text:p>
      <text:p text:style-name="P15"/>
      <text:p text:style-name="P15">what is the fundamental difference between the alt right and the radical left?</text:p>
      <text:p text:style-name="P15"/>
      <text:p text:style-name="P15">you get far enough to either end of the American political spectrum and you have the exact same perspective </text:p>
      <text:p text:style-name="P15"/>
      <text:p text:style-name="P15">what is the best way to get away from racially charged politics?</text:p>
      <text:p text:style-name="P15"/>
      <text:p text:style-name="P15">what does it mean to be an American?</text:p>
      <text:p text:style-name="P15"/>
      <text:p text:style-name="P15">what does it mean to be a good citizen?</text:p>
      <text:p text:style-name="P15"/>
      <text:p text:style-name="P15">what does it mean to be a good person?</text:p>
      <text:p text:style-name="P15"/>
      <text:p text:style-name="P15">what is more important? your racial identity? your gender identity? your political identity? or your national identity?</text:p>
      <text:p text:style-name="P15"><text:soft-page-break/></text:p>
      <text:p text:style-name="P15">is there a particular group of people that are responsible for all of the evil in America?</text:p>
      <text:p text:style-name="P15"/>
      <text:p text:style-name="P15">can you be racist against your own race?</text:p>
      <text:p text:style-name="P15"/>
      <text:p text:style-name="P15">can black people be racist?</text:p>
      <text:p text:style-name="P15"/>
      <text:p text:style-name="P15">can women be sexist?</text:p>
      <text:p text:style-name="P15"/>
      <text:p text:style-name="P15"/>
      <text:p text:style-name="P15"/>
      <text:p text:style-name="P15">unbiased journalism is dead</text:p>
      <text:p text:style-name="P15"/>
      <text:p text:style-name="P15">women don’t keep men civil, women are what make men radical and immoral.</text:p>
      <text:p text:style-name="P15">Men keep men civil. Strong men keep weaker men from being immoral and weak men are motivated to become strong menr by believing in something meaningful.</text:p>
      <text:p text:style-name="P15"/>
      <text:p text:style-name="P15">any society that prioritizes equality over liberty will have neither equality nor liberty</text:p>
      <text:p text:style-name="P15"/>
      <text:p text:style-name="P15">do you support socialism?</text:p>
      <text:p text:style-name="P15">do you have nazis?</text:p>
      <text:p text:style-name="P15">what does nazi stand for?</text:p>
      <text:p text:style-name="P15"/>
      <text:p text:style-name="P15">You just need to ask lefties these three questions to get them to start thinking for themselves (if they're honest):</text:p>
      <text:p text:style-name="P15">Q1: Do you support Nazis?</text:p>
      <text:p text:style-name="P15">Q2: What does the term "Nazi" stand for? (nationalist socialist party)</text:p>
      <text:p text:style-name="P15">Q3: How can you support socialism and be against Nazis at the same time? That doesn't make any sense</text:p>
      <text:p text:style-name="P15"/>
      <text:p text:style-name="P15">Don't ask in an accusatory way. If done right it will light a spark for them to pursue the truth for themselves, in much that same way as it did for me.</text:p>
      <text:p text:style-name="P15"/>
      <text:p text:style-name="P15">You identify as black first, and a person second. As a democrat, or a conservative first, and a person second. That’s ego. The more you can widen your identity to include as many perspectives as possible, the less suffering you will bring about to yourself and those around you. The more hyperfocused you are on how you identify, what you believe, the perspective that you hold, the more suffering you create. I am not a conservative. I am not an anti-leftist. I am not latino. I am not a Christian. I am not American. I am a person with conservative values. i am a person who is afraid and skeptical of leftist ideology. I am a person who was born into Latino and American culture. I am a person who believes in and is empowered by conservative values. This shift allows you to see other perspectives from a rational, rather than emotional perspective.</text:p>
      <text:p text:style-name="P15"/>
      <text:p text:style-name="P15">The more you fight for social justice, the more you advocate for and perpetuate militancy against white supremacy, the more power you give the very people who you disagree with. </text:p>
      <text:p text:style-name="P15"/>
      <text:p text:style-name="P15">Conservatives and democrats are very good at disguising immoral and evil ideology behind a veneer of moral outrage and the defense of the seemingly marginalized.</text:p>
      <text:p text:style-name="P15"/>
      <text:p text:style-name="P15">It’s become so that the more you fight against oppression and discrimination the more oppressive and discriminatory you become.</text:p>
      <text:p text:style-name="P15"/>
      <text:p text:style-name="P15">You can’t just listen to what people say anymore, you have to pay attention to the intent behind what they are saying. And you have to go even further beyond that. You have to pay attention to the intent behind the people they support and look up to. You have to ask yourself, what are the unspoken desires and intentions behind what they are saying? What concrete, detail oriented goals do they wish to accomplish with their actions and words?</text:p>
      <text:p text:style-name="P15"><text:soft-page-break/></text:p>
      <text:p text:style-name="P15">Historically, evil ideologies are seeded in academia. If evil people want to bring about social revolutions, they start with the most vulnerable, kids and young adults who are so ignorant of history and so passionate about changing the world that they will believe virtually anything that gets them moving. </text:p>
      <text:p text:style-name="P15"/>
      <text:p text:style-name="P15">The idea that men want to dominate spaces physically is complete bullshit. </text:p>
      <text:p text:style-name="P15"/>
      <text:p text:style-name="P15">any ideology that points to a particular group of people and says that they are the problem, is evil and should be eradicated. conservatives do this too.</text:p>
      <text:p text:style-name="P15"/>
      <text:p text:style-name="P15">I was that guy, having emotional breakdowns over some leftist bullshit. </text:p>
      <text:p text:style-name="P15"/>
      <text:p text:style-name="P15">During most of the 20th century, people really had to struggle. Nations were united with the common goal of fighting for their survival. Most people in western civilizations have no real struggles, everything is given to us, and it makes us entitled. So we come up with frivolous and petty bullshit to complain about because we have external to truly motivate us. in a time where intrinsic motivation and rugged individualism is most necessary, people are most encouraged to look outside themselves for motivation and purpose.</text:p>
      <text:p text:style-name="P15"/>
      <text:p text:style-name="P15">Doesn’t it suck that it is in your nature to support people who look like you and think like you instead of people who act in your best interest?</text:p>
      <text:p text:style-name="P15"/>
      <text:p text:style-name="P15">Define racism</text:p>
      <text:p text:style-name="P15">define sexism</text:p>
      <text:p text:style-name="P15"/>
      <text:p text:style-name="P15">Can black people be racist?<text:line-break/>can women be sexist?</text:p>
      <text:p text:style-name="P15">Can women be violent?</text:p>
      <text:p text:style-name="P15"/>
      <text:p text:style-name="P15">BLM riots are a microcosm of the outcomes produced by leftism. we feel oppressed and marginalized, so we’re going to destroy everything and burn it all down, throwing a temper tantrum like a spoiled little brat until we get what we want (which we haven’t defined, by the way).</text:p>
      <text:p text:style-name="P15"/>
      <text:p text:style-name="P15">If your solution to oppression is anarchy, you’re a bad political actor.</text:p>
      <text:p text:style-name="P15"/>
      <text:p text:style-name="P15">So we’re going to take away your guns and therefore remove your ability to defend yourself against terrorists (domestic or otherwise) and tyrannical government, all while opening the borders to allow criminals and thugs to arm themselves as much as they want. </text:p>
      <text:p text:style-name="P15"/>
      <text:p text:style-name="P15">gender is not disconnected from sex. You can’t have it both ways. So a transgender person thinks of gender in biological terms while everyone else in the LGBTQ “gender spectrum” think of gender as socially constructed. So is it biological or socially constructed?</text:p>
      <text:p text:style-name="P15"/>
      <text:p text:style-name="P15">Intellectual and philosophical consistency. anything else is hypocrisy </text:p>
      <text:p text:style-name="P15"/>
      <text:p text:style-name="P15">you have to be very detailed and specific about the evil you are trying to destroy. If evil becomes a nebulous, all-pervasive thing that consumes your life then you are playing into the hands of people that pull on your desire to display virtue and be moral to tyrannize and terrorize.</text:p>
      <text:p text:style-name="P15"/>
      <text:p text:style-name="P15">choices oriented thinking over identity oriented thinking</text:p>
      <text:p text:style-name="P15"/>
      <text:p text:style-name="P15">speak the language of morality</text:p>
      <text:p text:style-name="P15"/>
      <text:p text:style-name="P15">socialism is: give me free shit! who pays for it? people who I am envious of!</text:p>
      <text:p text:style-name="P15"><text:soft-page-break/>capitalism: I will starve unless I add value to the world. I will remain in suffering unless I improve myself, develop useful skills and become of value to society</text:p>
      <text:p text:style-name="P15"/>
      <text:p text:style-name="P15">define “alt-right”</text:p>
      <text:p text:style-name="P15"/>
      <text:p text:style-name="P15">define leftism</text:p>
      <text:p text:style-name="P15"/>
      <text:p text:style-name="P15">define socialism</text:p>
      <text:p text:style-name="P15"/>
      <text:p text:style-name="P15">define conservatism</text:p>
      <text:p text:style-name="P15"/>
      <text:p text:style-name="P15">what’s the major difference between conservative and republicans?</text:p>
      <text:p text:style-name="P15"/>
      <text:p text:style-name="P15">don’t confuse work ethic with privilege</text:p>
      <text:p text:style-name="P15"/>
      <text:p text:style-name="P15">the moment I limit my options in order to please a woman, she will lose all respect for me.</text:p>
      <text:p text:style-name="P15"/>
      <text:p text:style-name="P15"/>
      <text:p text:style-name="P15">Leftist ideology thrives in times of peace. These kids have not suffered through anything meaningful, the fact that they complain over frivolous things is an indication of the their privilege, how lucky they are to be American.</text:p>
      <text:p text:style-name="P15"/>
      <text:p text:style-name="P15">should women support islam?</text:p>
      <text:p text:style-name="P15">who should be put first in America, illegal immigrants or black people?</text:p>
      <text:p text:style-name="P15">do you love israel?</text:p>
      <text:p text:style-name="P15">do you love white people?</text:p>
      <text:p text:style-name="P15">do you love black people?</text:p>
      <text:p text:style-name="P15">is it right for big tech to censor conservatives?</text:p>
      <text:p text:style-name="P15">do you love Donal Trump?</text:p>
      <text:p text:style-name="P15">do women deserve more rights than men?</text:p>
      <text:p text:style-name="P15">should we push homosexuality in school?</text:p>
      <text:p text:style-name="P15">if men acted like men, would women still be so lost?</text:p>
      <text:p text:style-name="P15">is there anything a man can do that a woman cannot do?</text:p>
      <text:p text:style-name="P15">Is there anything a woman can do that a man cannot do?</text:p>
      <text:p text:style-name="P15"/>
      <text:p text:style-name="P15"/>
      <text:p text:style-name="P15"/>
      <text:p text:style-name="P15"/>
      <text:p text:style-name="P15">Learn about the American healthcare system and the pros and cons of privatizing/ nationalizing it</text:p>
      <text:p text:style-name="P15"/>
      <text:p text:style-name="P15">Capitalism is an economic system that extracts value from human nature. Socialism is oppression masquerading as morality and justice</text:p>
      <text:p text:style-name="P15"/>
      <text:p text:style-name="P15">Masculine men keep women feminine. The more masculine a woman is, the more masculine I have to be in order to make her feminine</text:p>
      <text:p text:style-name="P15"/>
      <text:p text:style-name="P15">The hyper feminine still terrifies me. Girls like Rachel and that dancer girl at planet fitness with a feather in her hair. They walk like ballerinas and do not fear the masculine at all (or they're really good at hiding it).</text:p>
      <text:p text:style-name="P15"/>
      <text:p text:style-name="P15">Women start the game early, that's why they're usually better. Most men never start but the ones that do, get good really fucking fast.</text:p>
      <text:p text:style-name="P15"/>
      <text:p text:style-name="P15"/>
      <text:p text:style-name="P15"><text:soft-page-break/>I dont shame sluts for being sluts, I shame sluts for being shameless. You've let the cat out of the bag. If you provide no incentive for men to better themselves then you cant be surprised when we turn into total fucking degenerates. That's why I hate feminists. They are the downfall of civilization, most men are degenerates because now they know the truth... Women are sluts.</text:p>
      <text:p text:style-name="P15"/>
      <text:p text:style-name="P15">I am dualistic. People are spirits. Bodies are things. The notion of objectification is ridiculous in the face of this truth. If you recognize the difference between life and death, a person can no more be objectified than a fish can be walked. How can you objectify a person if their physical body is not all they are?</text:p>
      <text:p text:style-name="P15"/>
      <text:p text:style-name="P15">Metaphorically speaking, women are the devil and men are god.</text:p>
      <text:p text:style-name="P15"/>
      <text:p text:style-name="P15">Good men are find, not made. Good men make themselves. Good women are made not found</text:p>
      <text:p text:style-name="P15"/>
      <text:p text:style-name="P15">Freedom is the ability to make your own choices. It has nothing to do with being free of the consequences of those choices</text:p>
      <text:p text:style-name="P15"/>
      <text:p text:style-name="P15">You have to be very self aware regarding how a political opinion makes you feel. Righteous indignation and passivity are the two extremes that should be avoided. A good political opinion should make you feel empowered and certain. It should provide order to your life, not chaos. In other words, it has to make sense on a rational level. If you get your politics strictly out of your emotions you are destined to be manipulated and exploited.</text:p>
      <text:p text:style-name="P15"/>
      <text:p text:style-name="P15">Politicians are always unclear about their intentions so they are literally the worst people among us in terms of understanding and rationalizing politics. They are merely figureheads for a series of political opinions that would get them elected, they are not capable of having a single autonomous thought.</text:p>
      <text:p text:style-name="P15"/>
      <text:p text:style-name="P15">The kinds of people who talk honestly and rationally about politics are precisely the kinds of people who will never be elected.</text:p>
      <text:p text:style-name="P15"/>
      <text:p text:style-name="P15">The more involved someone is in the actual political process, the less trustworthy they are.</text:p>
      <text:p text:style-name="P15"/>
      <text:p text:style-name="P15"/>
      <text:p text:style-name="P15">Feminism is like an abusive relationship</text:p>
      <text:p text:style-name="P15"/>
      <text:p text:style-name="P15">Pity leads to coddling, which breeds weakness and immorality</text:p>
      <text:p text:style-name="P15"/>
      <text:p text:style-name="P15">The only thing a woman hates more than a man who wants to have sex with her is a man who will not have sex with her</text:p>
      <text:p text:style-name="P15"/>
      <text:p text:style-name="P15">Being sexually harrassed by someone you find unattractive is the worst. Being sexually harassed by someone you find hot is the greatest feeling in the world</text:p>
      <text:p text:style-name="P15"/>
      <text:p text:style-name="P15">Women seek high value men that they can use for safety, status and security. Feminism has given women the ability to create wealth, safety snd security for themselves, but biologically they still desire men that are better than them. But men have been deinsentivized from becoming good men and women hate men for not living up to the masculine ideal while they pretend that the very structure and masculinity that they so desperately want and need is what is oppressing them</text:p>
      <text:p text:style-name="P15"/>
      <text:p text:style-name="P15">It seems counterintuitive, but acting in your own self interest is the best way to improve civilization</text:p>
      <text:p text:style-name="P15"/>
      <text:p text:style-name="P15">The individual is sacrosanct over the petty squabbles of the group</text:p>
      <text:p text:style-name="P15"/>
      <text:p text:style-name="P15">Research the history of first and second wave feminism</text:p>
      <text:p text:style-name="P15"><text:soft-page-break/></text:p>
      <text:p text:style-name="P15">Modern feminism is gynocentrism disguised as gender equality</text:p>
      <text:p text:style-name="P15"/>
      <text:p text:style-name="P15">Louie CK said it best. Physical vs emotional damage. A woman will do everything in her power to confuse and disorient you. She has spent her entire life figuring out how to break men down psychologically. Because the only thing a woman loves more than a powerful man, is the knowledge that she was the one who brought that powerful man down. So high value men have no choice but to diversify their interests and keep multiple sluts in rotation to ensure that no single slut has the power to take him down. If a woman gets close to a high value man and he abandons her that is proof that she was special. Powerful men do everything in their power to protect themselves against their weaknesses and so they have no choice but to abandon the women they feel closest to.</text:p>
      <text:p text:style-name="P15"/>
      <text:p text:style-name="P15">Women are emotional vulnerability detection systems. The better they become at noticing and exploiting people's emotional vulnerability the better they are as women.</text:p>
      <text:p text:style-name="P15"/>
      <text:p text:style-name="P15">I love my fucking country. I'm not going to be an entitled, ungrateful, whiny little shit. This is the greatest country in the world and I am fucking grateful that I was born here<text:line-break/><text:line-break/>Men have evolved the wisdom to take risks and women have evolved the wisdom to focus on long-term thinking, especially now that women have control over their reproductive capacities<text:line-break/><text:line-break/>Men and women are different so if we frame these biological differences as social issues then we will spend our entire lives chasing windmills, producing ideologies that divide us.<text:line-break/><text:line-break/>Simon de bouvier 1948<text:line-break/>John money david reimer<text:line-break/>Michel foucault<text:line-break/>Judith butler<text:line-break/><text:line-break/>What role do we want the US to play abroad?<text:line-break/>USA Foreign policy<text:line-break/><text:line-break/>Research Legal positivism<text:line-break/><text:line-break/>Montesquieu, separation of powers<text:line-break/><text:line-break/>Its immoral to outsource morality to the government<text:line-break/><text:line-break/>The problem with intersectionality is that it bases a person's morality on their race. That's racist<text:line-break/><text:line-break/>Abolish the dept of education? Why is the dept of education so terrible?<text:line-break/><text:line-break/>Women love that men are afraid of them but they will not fuck someone who does not know how to control that fear<text:line-break/><text:line-break/>Always assume that a girl is smarter than she lets on. It is advantageous for a woman to pretend that she knows less than she actually does and it is advantageous for a man to pretend to know more than he actually does.<text:line-break/><text:line-break/>Women want a high value man. But a high value man has tons of options. So they have to convince the high value man that he doesn't have options or that his options are limited. Because if the high value man, who knows he can sleep with virtually anyone he wants, exercises his right to sleep with a ton of sluts then what makes her special? She knows she's a slut but she wants to be a special slut, to a man who could choose someone else. This is how she convinces herself that she is better than the other sluts. The high value man she's got has chosen her over all the other sluts he could have. So as a high value man you have to both convey the fact that you know <text:soft-page-break/>that you could have a harem of sluts at your disposal but you only pick her out of all the sluts you could have.<text:line-break/><text:line-break/>Men projecttheir dtheir notions of the masculine ideal onto their boys<text:line-break/><text:line-break/>Generally speaking, girls are smart but lazy. Guys are stupid but work really hard. Then there's a handful of people in both genders who are both smart and work really hard. I am one of those people<text:line-break/><text:line-break/></text:p>
      <text:p text:style-name="P15"/>
      <text:p text:style-name="P15">Politics and religion are two halves of the same coin<text:line-break/><text:line-break/>Patriarchy doesn't make sense if gender is a social construct<text:line-break/></text:p>
      <text:p text:style-name="P15">The "patriarchal" history that feminists rail against was actually one of cooperation. Ancestral women were keenly aware of the power they possessed and were happy with the division of labor. <text:line-break/><text:line-break/>All nazis are fascists but most modern fascists are not nazis<text:line-break/><text:line-break/>I am not going to hate you for being a feminine man, femininity is pervasive and a purely masculine man does not exist. But to deny your basic instinct to be masculine and worse, to hate this moat intrinsic and natural part of yourself is a form of self-hatred. I am not in favor of any ideology that promotes self-hatred and manipulation <text:line-break/><text:line-break/>They're saying "you must understand me" and "you cannot understand me" at the same time<text:line-break/><text:line-break/>Modern women want to compete with men. Another reason why seeing everything as a power struggle is fucking stupid. There is no competition between the sexes there is only cooperation.<text:line-break/><text:line-break/><text:line-break/>We shame women for their behavior but never for who they are. We shame men for who they are and their behavior<text:line-break/>Christakis:<text:line-break/>Disagreement is not oppression.<text:line-break/>Argument is not assault.<text:line-break/>Words, even provocative or repugnant ones are not violence.<text:line-break/><text:line-break/>The answer to speech we don't like is more speech<text:line-break/><text:line-break/>Looking at things from a different perspective means pretending that you dont know certain things (things that the people with the perspective you are exploring are ignorant of)<text:line-break/><text:line-break/>I define racism as a shift in attitude or treatment based on a person's racial identity. Modern racism has more to do with your political ideology than it does with power. The way you talk about race betrays how you view yourself, ultimately. Regardless of the color of your skin, if you see race as a power struggle then you are being complicit in your victimization and consider yourself inferior. We can argue over how the history of oppression of certain groups breeds a sense of inferiority in those groups but in order to get past this psychological complex we have to acknowledge that mutual cooperation, not further division of people by race, is a better path forward.<text:line-break/><text:line-break/>Leftists don't want to be right, they want power.<text:line-break/><text:line-break/>Your race and or gender becomes a political ideology, not just merely one aspect of your identity<text:line-break/><text:line-break/>Hypergamy proves that women do not want equality. If a man treats a woman as his equal she loses all respect for him. <text:line-break/><text:soft-page-break/><text:line-break/>Intersex is trans and gender dysphoria is not<text:line-break/><text:line-break/></text:p>
      <text:p text:style-name="P15"><text:line-break/>Intersectionality declares equality for marginalized groups but which of these groups is set to hold power? If you see life as a zero sum game, a struggle for power with clear winners and losers then intersectionality is impossible. It creates anarchy, the worst political system. Nature abhors a vaccuum. Their belief in this system betrays their evil intentions. They're saying "I want power over you and I consider myself better than you because I belong to a marginalized group"<text:line-break/><text:line-break/>Post modernists deconstruct everything except their own ideology. Hypocritical.<text:line-break/><text:line-break/>Steelman both Republican and Democratic positions.<text:line-break/><text:line-break/>The conceptual penis as a social construct (2017)<text:line-break/> <text:line-break/>My penis is a social construct (LMAO)</text:p>
      <text:p text:style-name="P15"/>
      <text:p text:style-name="P15"/>
      <text:p text:style-name="P15">A rational, postmodernist view is missing a second step:</text:p>
      <text:p text:style-name="P15">Step 1: Realize that everything you are is a construction and as such it can be disected, understood &amp; altered (not dismissed). <text:s/></text:p>
      <text:p text:style-name="P15">Step 2: Construct a new framework for yourself, don’t just leave a power vaccuum. </text:p>
      <text:p text:style-name="P15"/>
      <text:p text:style-name="P15"/>
      <text:p text:style-name="P15"/>
      <text:p text:style-name="P15">Left carthyism <text:line-break/></text:p>
      <text:p text:style-name="P15">A lot of the good things feminism teaches and some of the bad.</text:p>
      <text:p text:style-name="P15"/>
      <text:p text:style-name="P15">Don’t go around telling everyone some guy took advantage of you. It’s lame for you because you’re basically admitting you’ve slept with someone you wouldn’t have slept with sober (which means you have no self control, are naive and stupid), and it’s lame for them because you just accused them of rape.</text:p>
      <text:p text:style-name="P15"/>
      <text:p text:style-name="P15">#metoo criminalizes bad sex and trivializes rape<text:line-break/></text:p>
      <text:p text:style-name="P17"><text:span text:style-name="T8">There is no inherent power imbalance in gender dynamics, we have to stop infantilizing women. It's quite Victorian esque of us to assume that women are powerless and cannot defend themselves or say no<text:line-break/></text:span><text:span text:style-name="T9">your group identity is not an argument<text:line-break/><text:line-break/></text:span></text:p>
      <text:p text:style-name="P15">I simply want to show you that there is a different, perhaps better way, of seeing the world.</text:p>
      <text:p text:style-name="P15"/>
      <text:p text:style-name="P16"/>
      <text:p text:style-name="P15"/>
      <text:p text:style-name="P15">Men compete against other men and women compete against other women but men and women should never compete against each other.</text:p>
      <text:p text:style-name="P15"/>
      <text:p text:style-name="P15">It is sad that men emasculate each other and women cut each other down, but that’s the reality of the world and trying to change that leads to anarchy.</text:p>
      <text:p text:style-name="P16"/>
      <text:p text:style-name="P15"/>
      <text:p text:style-name="P15"><text:soft-page-break/>Here’s something that a lot of people in the gender equality and feminism conversation fail to realize or otherwise acknowledge: Sex, by its very nature has an element of chaos and uncertainty attached to it. We can all agree that walking up to someone and saying “hey, wanna fuck?” is not socially acceptable or sexy in most situations. Yet ask any human about their most passionate sexual experiences and they all involved this element of chaos and uncertainty. It was not laid out in the open, exactly what was going to happen and how it was going to happen and at which rate it was going to happen and how often it was going to happen because then, it’s predictable and boring. However, being sexually blindsided can be traumatic and painful, it can ruin someone’s ability to trust and scar them permanently. Everyone involved has to be comfortable and sexually aware, without formally addressing the act in that particular context. Sex can be brought up a near infinite number of times when a conversation is sexually charged but in these cases sex is being discussed as such rather than in the context of the particular sexual encounter that may or may not take place. Without this sexual awareness, one person is using their knowledge (which is itself a form of power) to coerce or otherwise manipulate another into a sexual experience that they may not have wanted or were otherwise unprepared for. Then there’s something to be said for the notion that women like to play this particular game of sexual coercion (women like to pretend that they are being coerced). But they can’t explicitly say or reveal this because then it gives the game away and they cease to want to play. They don’t want to explain the rules of the game they just want to teach you by playing it. Once you know how to play you understand you have to juggle two competing ideas in your mind at the same time. She is a fucking slut who will jump on any fucking cock she can get her hands on but she cannot act like a slut, talk like a slut or reveal herself to be a slut at any point. If she does, she loses her power. When you are in the process of seduction, the masculine energy has to master pointing tangentially to the sexual experience without explicitly revealing the he knows how to play the game. Sex has to “just happen”. </text:p>
      <text:p text:style-name="P15"/>
      <text:p text:style-name="P15">Then there’s the notion of consent and substances, which is itself a difficult topic to navigate. There is no doubt that all manner of substances have been used across the span of homo sapien existence to enhance &amp; enable sexual experiences. There is also no doubt that many substances have been used in order to manipulate people into sexual experiences they did not want. But to say that any time two or more people use substances in a sexual context one of them is being manipulated into sex is naive at best and dangerous at worst. Substances enhance sexual experiences and telling everyone they cannot use them with partners they trust and love is the same as preaching abstinence to middle schoolers. The worst thing you can do is tell a human “don’t do that! Don’t go over there! You can’t know what this is!” because that will only increase the likelihood that they will do it in the first place. That’s literally the first fucking story in the bible. Adam and Eve is not a story about obeying God and dealing with consequences it is an archetypical story about human nature. We want what we can’t have. We have an urge to do what is forbidden.</text:p>
      <text:p text:style-name="P15"/>
      <text:p text:style-name="P15">Then there’s the idea that homosexuality is associated with depravity which itself makes a lot of sexually charged people, straight or otherwise, to feel ashamed about their perfectly natural sexual desires. The truth is everyone is depraved, especially the ones who repress, unwittingly or otherwise, that depravity.</text:p>
      <text:p text:style-name="P15"/>
      <text:p text:style-name="P15">So it falls upon our sexally uncertain but deeply passionate generation to unite the chaotic, uncertain nature of sex with the moral and egalitarian principle of consent and to do it in a way that is rational insofar as it does not judge or make people feel ashamed about one of the most integral and potentially transcendent experiences of one’s life: sex.</text:p>
      <text:p text:style-name="P15"/>
      <text:p text:style-name="P15">I stray from using the word politics because it’s such a charged word. Politics is the process by which a bunch of monkeys in suits pretend that they are more civilized and altruistic than they actually are. Poly = many. Tics = tiny blood sucking creatures.</text:p>
      <text:p text:style-name="P15"/>
      <text:p text:style-name="P15">Republicans used to be for blacks, now we associate republicans with the alt right and white supremacy. </text:p>
      <text:p text:style-name="P15"/>
      <text:p text:style-name="P16">Similarly, the left used to stand for sexual liberation and freedom of expression. Then HIV and STDs happened. Now, the left is more sexually repressive than many religious groups that associate themselves with the right.</text:p>
      <text:p text:style-name="P16"/>
      <text:p text:style-name="P15"><text:soft-page-break/>Sex: men have to learn how to ask (without explicitly asking) and women need to learn to be ok with being asked (regardless of how incompetent the asking actually is).</text:p>
      <text:p text:style-name="P15"/>
      <text:p text:style-name="P15">Isn’t it great? That you can just ask as a guy? A lot of women are bitter about this, because they feel like sluts if they ask, and they usually want it just as bad as men, more so even because of all the fucking repression, so they pretend they don’t want it and when they meet someone who asks politely, they refuse them.</text:p>
      <text:p text:style-name="P15"/>
      <text:p text:style-name="P17"><text:span text:style-name="T8">If you are in the friend zone, it is entirely your fault. Not if she knew you love her, that’s bullshit. If she knows you want to have sex with her and she is not interested, she will fucking tell you. If you’re confused about whether she does or does not want to have sex with you, she </text:span><text:span text:style-name="T10">definitely</text:span><text:span text:style-name="T11"> wants to have sex with you.</text:span></text:p>
      <text:p text:style-name="P15"/>
      <text:p text:style-name="P15">Women tell you they want to be appreciated and they want to feel important, but that’s bullshit. The moment a man expresses that he feels unworthy of her or inadequate around her, she will drop him. At least, the confident, self-assured ones will. The ones who don’t have the courage to drop them will sit in a horrible relationship and let it fester until they become bitter and resentful, lashing out at their husbands and reinforcing the exact same behavior that they were deeply unsatisfied with in the first place.</text:p>
      <text:p text:style-name="P15"/>
      <text:p text:style-name="P16">The more obsessed you are with repressing something the more likely you are to crave it, either consciously or unconsciously. The more you talk about rape culture the more clearly you betra your desperate desire to have a violent sexual experience.</text:p>
      <text:p text:style-name="P15"/>
      <text:p text:style-name="P15">I pity you because you have spent so long fetisishing your victimhood</text:p>
      <text:p text:style-name="P15"/>
      <text:p text:style-name="P15"/>
      <text:p text:style-name="P15">We have to be willing to have honest, messy conversations <text:s/>about things because if you don’t talk about taboo topics like drugs and sex then you will never be able to understand and solve the problems you have with drugs and sex, let alone the problems that all of society has with them. This is only possible when we cease to judge or hate an opinion that is different from ours.</text:p>
      <text:p text:style-name="P16"/>
      <text:p text:style-name="P16"/>
      <text:p text:style-name="P16">contrary to modern feminism, if you want to make a girl feel safe, be as masculine, ordered and aggressive as possible.<text:line-break/><text:line-break/>clear sexual intention is respect. If she pretends not to understand what is happening to her, she does not respect you (she is lying and trying to manipulate you) and needs to be disciplined. Proceed.<text:line-break/><text:line-break/>women have no outlet for the chaos within them. they want a man who recognizes that chaos and keeps it infer control.<text:line-break/><text:line-break/>the feminine wants to be tamed and dominated. The masculine wants to create order and solve problems<text:line-break/></text:p>
      <text:p text:style-name="P16">modern feminists are saying they don’t want to be treated like a woman. I would love to be appreciated for who I am rather than for what I can provide…. so we start treating you like men, judging you by your competence rather than your inherent worth and you complain again! now you say you want to be treated a certain way and laws have to be made to give you special privileges based on your gender. but gender is a social construct right? you can't have your cake and eat it too. either we judge you based on competence (the way we judge men) or we judge you on appearance. pick one, because you cannot have both</text:p>
      <text:p text:style-name="P16"><text:line-break/>Gays are on the masculine end of the spectrum, lesbians are on the feminine end of the spectrum and everyone else is on somewhere in the middle.<text:line-break/><text:line-break/>Gender is binary. Gender expression is a spectrum.<text:line-break/></text:p>
      <text:p text:style-name="P11"><text:soft-page-break/>Define power</text:p>
      <text:p text:style-name="P16"/>
      <text:p text:style-name="P16">If women didn't want us to be violent or aggressive then the most violent and aggressive among us would not have been selected across evolutionary history. I dont pay attention to what she says or does, I look at the biological, subconscious drivers that have influenced her since the dawn of time and act according to that. That's why I take what I want and exploit who I want<text:line-break/></text:p>
      <text:p text:style-name="P16"><text:line-break/>They are in love with their lies and drowning in their bullshit</text:p>
      <text:p text:style-name="P15"/>
      <text:p text:style-name="P17"><text:span text:style-name="T8">Just because toxic masculinity exists does not mean that all forms of masculinity are bad. It took me a long time to realize that this limiting belief had turned me into a little bitch. I was ashamed of showing any aggression. I was repressing that side of myself and in many ways I still am. But repression is never good because it comes out in hurtful ways. Chasing women became the outlet for my masculinity and that’s not a healthy form of it. I am learning to integrate the violence, the aggression, the power that is a part of my existence as a man. I am no longer going to be ashamed of being a man, of wanting to be strong and aggressive. The world needs men who are strong and aggressive. Feminism has turned so many men into pussies it</text:span><text:span text:style-name="T12">’s made them ashamed of being men. So they repress those feelings, they feel manipulated by women, especially the nice guys who think that what women want is a man who is merely kind and nice to them. Well that’s bullshit. </text:span><text:span text:style-name="T8">Women want a man who can be sensitive and self aware, but who can ALSO show aggression and power when necessary. TRUE feminism(we hate this term) means that there is a place for both energies, it’s a world where men can be masculine without being tyrannical just as much as women can be feminine without being victimized. </text:span><text:span text:style-name="T13">Regardless of which gender you identify with or what you have between your legs, if you try to shame someone who's trying to develop a healthy and integrated form of masculinity you are an ignorant person who fails to understand the complexity of gender and sexuality.</text:span></text:p>
      <text:p text:style-name="P18"/>
      <text:p text:style-name="P18">Most of the feminist bullshit about oppression and the patriarchy are just desperate attempts from lonely women with low self esteem to control the men who are stupid enough to fall for them<text:line-break/></text:p>
      <text:p text:style-name="P18">So what if being a man is a performance? You love to perform. The difference is that now it's an audience of one. You perform exclusively for yourself<text:line-break/></text:p>
      <text:p text:style-name="P18">Me too isn't about rape. Me too is about a bunch of bitches getting special treatment. The concept of rape has way more to do with competition than it does with morality.<text:line-break/></text:p>
      <text:p text:style-name="P18">Being a man is so much harder than being a woman. Cultivating masculinity is exponentially more difficult than femininity. Especially because people encourage you to be feminine and it's the default of human nature.<text:line-break/></text:p>
      <text:p text:style-name="P18">The more you talk about being raped, the more suspicious we should be<text:line-break/><text:line-break/>Be careful, people will invent ways to take their freedoms away from themselves in the name of virtue</text:p>
      <text:p text:style-name="P18"/>
      <text:p text:style-name="P18">Outrage without reason is just immaturity<text:line-break/></text:p>
      <text:p text:style-name="P18">Play both sides, dem/rep. Steelman both arguments and show why both are false. That is the moderate (middle) way<text:line-break/></text:p>
      <text:p text:style-name="P18">We live in a matriarchy (make a strong case for this)<text:line-break/></text:p>
      <text:p text:style-name="P18"><text:line-break/>Gender is more important than race but not as important as character<text:line-break/>Mindset is more important than social class<text:line-break/><text:soft-page-break/>Belief is more important than education<text:line-break/></text:p>
      <text:p text:style-name="P18">The banality of evil<text:line-break/></text:p>
      <text:p text:style-name="P18">Skin color is a spectrum and gender is binary<text:line-break/></text:p>
      <text:p text:style-name="P18">If men and women are equal, then our power is equal too. Power is our ability to exert our will in the world and since we are all people our ability to exercise power is equal.<text:line-break/></text:p>
      <text:p text:style-name="P23">---</text:p>
      <text:p text:style-name="P23">Advjectives associated with masculinity</text:p>
      <text:p text:style-name="P23">Adjectives associated with femininity</text:p>
      <text:p text:style-name="P23">The toxic versions of both</text:p>
      <text:p text:style-name="P24"/>
      <text:p text:style-name="P23">Masculine:</text:p>
      <text:p text:style-name="P23">Calm / Peace</text:p>
      <text:p text:style-name="P23">Strength</text:p>
      <text:p text:style-name="P23">Integrity</text:p>
      <text:p text:style-name="P23">Courage</text:p>
      <text:p text:style-name="P23">Order</text:p>
      <text:p text:style-name="P23">Discipline</text:p>
      <text:p text:style-name="P23">Logic</text:p>
      <text:p text:style-name="P23">Wisdom</text:p>
      <text:p text:style-name="P24"/>
      <text:p text:style-name="P23">Feminine:</text:p>
      <text:p text:style-name="P23">Intuition</text:p>
      <text:p text:style-name="P23">Kindness</text:p>
      <text:p text:style-name="P23">Love</text:p>
      <text:p text:style-name="P23">Compassion</text:p>
      <text:p text:style-name="P23">Selflessness</text:p>
      <text:p text:style-name="P23">Emotion</text:p>
      <text:p text:style-name="P23">Faith</text:p>
      <text:p text:style-name="P23">Joy</text:p>
      <text:p text:style-name="P24"/>
      <text:p text:style-name="P23">Toxic Masculinity:</text:p>
      <text:p text:style-name="P23">Rage</text:p>
      <text:p text:style-name="P23">Pride</text:p>
      <text:p text:style-name="P23">Tyranny</text:p>
      <text:p text:style-name="P23">Guilt</text:p>
      <text:p text:style-name="P24"/>
      <text:p text:style-name="P23">Toxic femininity:</text:p>
      <text:p text:style-name="P23">Love so much you strunt their growth</text:p>
      <text:p text:style-name="P23">Resentment</text:p>
      <text:p text:style-name="P23">Bitterness</text:p>
      <text:p text:style-name="P23"><text:soft-page-break/>Shame</text:p>
      <text:p text:style-name="P23">---</text:p>
      <text:p text:style-name="P24"/>
      <text:p text:style-name="P23">You work behind the scenes. You are not the face of the movement, you are its hidden architect</text:p>
      <text:p text:style-name="P24"/>
      <text:p text:style-name="P23">To all the people I hurt during my manwhore days, I'm sorry I was an asshole</text:p>
      <text:p text:style-name="P24"/>
      <text:p text:style-name="P23">Girls are better at "getting it" but they're fucking lazy</text:p>
      <text:p text:style-name="P24"/>
      <text:p text:style-name="P23">Success is paradoxical.</text:p>
      <text:p text:style-name="P24"/>
      <text:p text:style-name="P23">Work until you can play both sides. If you cant play both sides what are you doing?</text:p>
      <text:p text:style-name="P24"/>
      <text:p text:style-name="P23">Chase after someone and they will run away.</text:p>
      <text:p text:style-name="P23">Act like you're broke and you will save money.</text:p>
      <text:p text:style-name="P23">Desperately seek attention and everyone will eventually hate you.</text:p>
      <text:p text:style-name="P24"/>
      <text:p text:style-name="P23">I'm living up to the standard of what I know is attractive to women, not what women or society tells me is attractive</text:p>
      <text:p text:style-name="P24"/>
      <text:p text:style-name="P23">The devil's tree bernard township</text:p>
      <text:p text:style-name="P24"/>
      <text:p text:style-name="P23">Do not underestimate female sexual selection. Women blame men for being violent, aggressive and dominant. Who was it that chose the most aggressive of us to breed with across all of history and evolutionary time? And women still choose the most aggressive and dominant among us even when they scream and swear up and down that they want "sweet, nice, sensitive, emotional men".</text:p>
      <text:p text:style-name="P24"/>
      <text:p text:style-name="P23">Positive masculinity means that you are calm and unreactive, no matter how people treat you. You have an internal locus of control. Your mood does not change based on outside circumstances</text:p>
      <text:p text:style-name="P24"/>
      <text:p text:style-name="P23">It's not about the nail</text:p>
      <text:p text:style-name="P25"><text:line-break/></text:p>
      <text:p text:style-name="P23">Luce movie</text:p>
      <text:p text:style-name="P24"/>
      <text:p text:style-name="P23">People want to be looked at</text:p>
      <text:p text:style-name="P23">People want to be understood</text:p>
      <text:p text:style-name="P23">You can't understand someone if you don't look at them</text:p>
      <text:p text:style-name="P24"/>
      <text:p text:style-name="P23"><text:soft-page-break/>Most people have sex in suboptimal positions and this reinforces bad movement patterns</text:p>
      <text:p text:style-name="P24"/>
      <text:p text:style-name="P23">You have to cross the line every once in a while just to know where the line is</text:p>
      <text:p text:style-name="P24"/>
      <text:p text:style-name="P23">Men want to be loved for who they are. Women want to be loved for what they have.</text:p>
      <text:p text:style-name="P24"/>
      <text:p text:style-name="P23">One transaction per month to waive maintenance fee</text:p>
      <text:p text:style-name="P24"/>
      <text:p text:style-name="P23">The gender pay gap</text:p>
      <text:p text:style-name="P23">You want to talk gaps? Workplace fatality gap. Suicide gap. Education gaps. Spending power gaps. Imprisonment gaps. Homelessness gap. Military draft gap. Cancer research funding gap. The voting gap. Divorce court alimony gap. Rape gap. During the prime years of a person's life, women earn more than men. Men earn more in their later years because the older a man is, the more he is treated like a success and status object.</text:p>
      <text:p text:style-name="P24"/>
      <text:p text:style-name="P23">Family courts are biased towards women</text:p>
      <text:p text:style-name="P24"/>
      <text:p text:style-name="P23">Feminism leads to the destruction of the family unit and the suicide (or exploitation) of men</text:p>
      <text:p text:style-name="P24"/>
      <text:p text:style-name="P23">Contradiction:</text:p>
      <text:p text:style-name="P23">Listen to how they act, not what they say</text:p>
      <text:p text:style-name="P23">But they have a responsibility to say how they feel instead of dropping hints nonverbally</text:p>
      <text:p text:style-name="P25"><text:line-break/></text:p>
      <text:p text:style-name="P23">Women hate weak men, they shit all over them. They also hate men who listen to them and do what they tell then to do. Women want men who appear untameable. The beast, the monster, the dangerous man whom she, the virtuous and innocent woman can civilize with her love and affection.</text:p>
      <text:p text:style-name="P24"/>
      <text:p text:style-name="P23">50 shades of grey is what women want.</text:p>
      <text:p text:style-name="P24"/>
      <text:p text:style-name="P23">5 archetypes that are most attractive to women: werewolf, pirate, billionaire, surgeon, vampire.</text:p>
      <text:p text:style-name="P24"/>
      <text:p text:style-name="P23">Men are visual creatures. We see what we want and we go for it. Women's needs and wants are more nuanced. They are unsure of what they want and thus they have trouble articulating it. They are much better at describing what they don't want.</text:p>
      <text:p text:style-name="P24"/>
      <text:p text:style-name="P23">Feminism is not about equality, it's about women's empowerment at the expense of men. This makes it a hate and supremacy group</text:p>
      <text:p text:style-name="P24"/>
      <text:p text:style-name="P23"><text:soft-page-break/>Masculinity is not the absence of emotion, it is the taming of it. Calm, not robotic.</text:p>
      <text:p text:style-name="P24"/>
      <text:p text:style-name="P23">If you really want to end racism, you don't get to play the race card</text:p>
      <text:p text:style-name="P24"/>
      <text:p text:style-name="P23">If you really want to end gender inequality, you don't get the play the gender card</text:p>
      <text:p text:style-name="P24"/>
      <text:p text:style-name="P23">You can't expect people to treat you as if race or gender doesn't matter if all you ever talk about or pay attention to is gender and race</text:p>
      <text:p text:style-name="P24"/>
      <text:p text:style-name="P23">There is no wage gap. There is an earning gap. This gap is not created by the patriarchy. It is created by the choices women make</text:p>
      <text:p text:style-name="P24"/>
      <text:p text:style-name="P23">Gender is not a spectrum, because spectrum implies that people are equally represented across the entiry of that spectrum. Gender is binary and this biological truth is inescapable</text:p>
      <text:p text:style-name="P24"/>
      <text:p text:style-name="P23">Equal rights, but not equal responsible</text:p>
      <text:p text:style-name="P24"/>
      <text:p text:style-name="P23">Masculinity is responsibility, femininity is intuition</text:p>
      <text:p text:style-name="P24"/>
      <text:p text:style-name="P23">If you love women, you hate feminism</text:p>
      <text:p text:style-name="P24"/>
      <text:p text:style-name="P23">Masculinity is objective consent</text:p>
      <text:p text:style-name="P23">Assume yes until you get a no. When you get a no, back off and find someone else</text:p>
      <text:p text:style-name="P24"/>
      <text:p text:style-name="P23">You get a no for one of two reasons. Either they really don't want you and you should stop trying with this particular person, or they are unsure about their intentions and cannot be trusted to keep a level head during what is arguably one of the most emotional activities one can participate in</text:p>
      <text:p text:style-name="P24"/>
      <text:p text:style-name="P23">Why would I want to work with someone who cannot be trusted to keep a level head, who does not have the courage to say what they want and make their true intentions known?</text:p>
      <text:p text:style-name="P24"/>
      <text:p text:style-name="P23">Sally Miller Gearhart, the founder of one of the first gender study programs in the country said "reduce men to 10% of the population". She coined the slogan, "the future is female"</text:p>
      <text:p text:style-name="P24"/>
      <text:p text:style-name="P23">Feminism normalizes violence against men</text:p>
      <text:p text:style-name="P24"/>
      <text:p text:style-name="P23">Men gain power the longer they withhold their orgssm</text:p>
      <text:p text:style-name="P24"/>
      <text:p text:style-name="P23"><text:soft-page-break/>Women gain power the more orgasms they have</text:p>
      <text:p text:style-name="P24"/>
      <text:p text:style-name="P23">Men fucking women the way they want to be fucked is the right way to give them power</text:p>
      <text:p text:style-name="P24"/>
      <text:p text:style-name="P23">If we put on white hats and march proclaiming "the future is white" this group would get ostracized</text:p>
      <text:p text:style-name="P24"/>
      <text:p text:style-name="P23">But we change the color of the hat from white to pink and change "white" to "female" and suddenly it's a wonderful mainstream political movement</text:p>
      <text:p text:style-name="P24"/>
      <text:p text:style-name="P23">Feminism is subjective consent</text:p>
      <text:p text:style-name="P23">I'm not going to play your "no means yes, yes means no" game</text:p>
      <text:p text:style-name="P24"/>
      <text:p text:style-name="P23">You are equally complicit in the sexual act. Sex is not something that you allow to happen to you. Sex is something that you participate in</text:p>
      <text:p text:style-name="P24"/>
      <text:p text:style-name="P23">If you're going to sleep with a woman you have to have a long conversation about sex prior to that. Understand what she likes and doesn't like. The best lovers are the ones who can take all the time in the world to figure each other out</text:p>
      <text:p text:style-name="P24"/>
      <text:p text:style-name="P23">Our aggression is proactive not reactive</text:p>
      <text:p text:style-name="P24"/>
      <text:p text:style-name="P23">We don't instigate violence we defend against it</text:p>
      <text:p text:style-name="P24"/>
      <text:p text:style-name="P23">Act from a place of love rather than a place of fear. Learn to recognize when other people are acting from fear rather than love and learn to transmute their energy into love. This is what a man does</text:p>
      <text:p text:style-name="P24"/>
      <text:p text:style-name="P23">Let's say there is a movement that believes that a certain group of people are the cause of all of the world's problems. And their solution to this problem is to give everyone who is not a part of this evil group special treatment in society in order to make things equal. The movement conditions people to live in fear of this evil group and reminds them constantly that we are all victims of this group. It tells everyone that the world would be a better place if this group had less agency and less power to choose and that any expression of their culture is oppressive and evil. Wouldn't we call this movement a hate and supremacist movement? But when feminists do this we call it "progress"</text:p>
      <text:p text:style-name="P24"/>
      <text:p text:style-name="P23">You act as if you have no power and you shit on everyone who is trying to acquire or has acquired power. How is that progress?</text:p>
      <text:p text:style-name="P24"/>
      <text:p text:style-name="P23">To men, if you can't tease them you can't trust them</text:p>
      <text:p text:style-name="P24"/>
      <text:p text:style-name="P23"><text:soft-page-break/>Teasing teaches emotional intelligence</text:p>
      <text:p text:style-name="P22"><text:span text:style-name="T15"> </text:span><text:span text:style-name="T14">It builds character and inoculated us to criticism.</text:span></text:p>
      <text:p text:style-name="P24"/>
      <text:p text:style-name="P23">To men, teasing is a test to see if someone doesn't take themselves too seriously. They are inviting you to tease back and be included in the group.</text:p>
      <text:p text:style-name="P24"/>
      <text:p text:style-name="P23">To women, teasing is a form of social ostracization. When women tease it is an attack on each other's character. Their fragile egos usually cannot handle teasing and they equate it with devaluing a person.</text:p>
      <text:p text:style-name="P24"/>
      <text:p text:style-name="P23">Don't trust anyone who can't take a joke.</text:p>
      <text:p text:style-name="P24"/>
      <text:p text:style-name="P23">High powered career women feel that being teased by their male counterparts is a form of ostracization when in reality it is an invitation to be included as equal. This is why so many bossy women are called britches. It's not the fact that they're a woman that makes then bitches, it's their inability to receive criticism in a gracious and self-aware manner.</text:p>
      <text:p text:style-name="P24"/>
      <text:p text:style-name="P23">Getting angry when someone teases you is overtly emotional and betrays your narcissism</text:p>
      <text:p text:style-name="P24"/>
      <text:p text:style-name="P23">Bitches ain't shit :)</text:p>
      <text:p text:style-name="P24"/>
      <text:p text:style-name="P23">Learn to develop compassion for the differences between men and women</text:p>
      <text:p text:style-name="P24"/>
      <text:p text:style-name="P23">When one sex wins, both sexes lose</text:p>
      <text:p text:style-name="P24"/>
      <text:p text:style-name="P23">I've lost my best friend so many times that I've had to become my own best friend. It's so liberating to know that nobody will ever love or understand me more than I love myself</text:p>
      <text:p text:style-name="P24"/>
      <text:p text:style-name="P23">If feminists and the LGBTQ community want to celebrate all the ways there are to receive and express love, why is an aggressive, masculine, dominant expression of love not included?</text:p>
      <text:p text:style-name="P24"/>
      <text:p text:style-name="P23">Don't ever apologize for being a man</text:p>
      <text:p text:style-name="P24"/>
      <text:p text:style-name="P23">Why are people so afraid of masculinity, when it has been the source of progress and evolution for thousands if not millions of years?</text:p>
      <text:p text:style-name="P24"/>
      <text:p text:style-name="P23">If all our ancestors did was sit around a campfire getting fat and talking about their feelings instead of getting strong, being aggressive and providing for the tribe we would have been wiped out a long time ago. Masculinity is under attack by weak, emotionally unstable people who have the same fervent desire for domination as everyone else but lack the power to do so. They assume the mantle of <text:soft-page-break/>victimhood in the hope that their complaints afford them the same benefits that actual hard work and struggle conventionally does. This really wouldn't be a problem, except for the fact that most men buy into the bullshit because they put women on a pedestal and assume that their perspective is the only valid one. Modern men deny that most primal and essential part of themselves in an effort to win favor with the opposite sex. Yet paradoxically when men become exactly what women have been screaming for us to be for the last 40 years all the passion and intensity disappears. No feminine energy wants to feel like they can dominate and manipulate their man, they want a man who can lead, who can take control, who can make tough decisions and bear responsibility. They will never tell you this because it goes against the message of modern feminism, but it's the truth. That's why I can't listen to what women say, I pay attention to how they act and what they do.</text:p>
      <text:p text:style-name="P24"/>
      <text:p text:style-name="P23">The hypocrisy is almost palpable but I don't blame women, they're just as brainwashed as most men. I aim to break people free from the matrix (both men and women) to help them return to their true nature and in so doing, create a world that allows both energies to flourish.</text:p>
      <text:p text:style-name="P24"/>
      <text:p text:style-name="P23">One energy cannot overtake the other. If all you have is the masculine you risk acting blindly without the intuition and subtlety of the feminine. And if all you have is the feminine you risk getting lost and overwhelmed in an unforgiving and aggressive world. The solution is not to blame masculinity for all your problems, the solution is to help men and women embrace both sides of their nature equally to become a fully integrated person.</text:p>
      <text:p text:style-name="P24"/>
      <text:p text:style-name="P23">Treating someone with dignity means acknowledging their potential for something vastly greater than what they currently are. Nothing says "I love you and acknowledge you" more than refusing to put up with your bullshit and pushing you (hell, forcing you if necessary) to realize your full potential.</text:p>
      <text:p text:style-name="P24"/>
      <text:p text:style-name="P23">You are more than a victim of oppression, you have vastly more power than you realize. I will not buy into your narrative of patriarchy because I know you are much more than what you pretend to be.</text:p>
      <text:p text:style-name="P24"/>
      <text:p text:style-name="P23">Guys tiptoe around girls. We're afraid to offend them, we're afraid to hurt them, we're afraid to touch them. Hell, we're afraid to even look at them. Girls are equal to us. They are not better and they are not worse.</text:p>
      <text:p text:style-name="P24"/>
      <text:p text:style-name="P23">Modern society does not give a fuck about men. Any attempt at self realization or any spirit of drive and ambition on the part of men is met with extreme resistance. It's a good thing real men don't back down when the going gets tough.</text:p>
      <text:p text:style-name="P24"/>
      <text:p text:style-name="P23">We shame women for their sexuality, calling them sluts. We fight against these societal norms and rightly so, but when men are shamed for their sexuality, calling them oppressors and toxic, we praise these efforts and call it "progress".</text:p>
      <text:p text:style-name="P24"/>
      <text:p text:style-name="P23">We definitely have Male equivalents for the word slut: faggot, pussy, loser, beta male.</text:p>
      <text:p text:style-name="P25"><text:soft-page-break/>Slut implies what a woman is no matter what she does. She has to come to terms with her shaming label. Male equivalents imply what a man might become if he doesn’t <text:s/>become what he’s meant to be. He has to come to terms with the fact that there are only a few things he can do to escape.</text:p>
      <text:p text:style-name="P23">The difference exists only in the inversion of the roles. Both forms of shaming serve the same purpose, to reinforce the behaviors that will make each gender happy and fulfilled.</text:p>
      <text:p text:style-name="P24"/>
      <text:p text:style-name="P23">Women are at their happiest when they are receptive, receiving love and being taken care of.</text:p>
      <text:p text:style-name="P24"/>
      <text:p text:style-name="P23">Men are at their happiest when they are active, giving love and providing/protecting.</text:p>
      <text:p text:style-name="P24"/>
      <text:p text:style-name="P23">The best thing to come out of postmodernism and feminism is the understanding that since people are fundamentally the same (although biologically binary) the roles can be reversed. Biological men can be feminine (and in many circles men are praised for this) and biological women can be masculine and aggressive (which makes most of them quite miserable because they lack the mental fortitude to play men’s games).</text:p>
      <text:p text:style-name="P24"/>
      <text:p text:style-name="P23">Most men find it refreshing and intoxicating to meet an aggressively sexual woman (that is desirable).</text:p>
      <text:p text:style-name="P24"/>
      <text:p text:style-name="P23">But most women DO NOT find a sexually ambivalent / unsure man sexually attractive.</text:p>
      <text:p text:style-name="P24"/>
      <text:p text:style-name="P23">Women will sleep with men that act like pussies, but they will do so in the same way that men sleep with women, by dominating them and considering them less than (whether the women are aware of it or not)</text:p>
      <text:p text:style-name="P24"/>
      <text:p text:style-name="P23">No women has ever told a man (in a romantic context) "I love how unsure of yourself you are, how emotional and ambivalent you act. Nothing is sexier in a man than confusion and lack of agency"</text:p>
      <text:p text:style-name="P24"/>
      <text:p text:style-name="P23">Do you see the hypocrisy?</text:p>
      <text:p text:style-name="P24"/>
      <text:p text:style-name="P23">Women don't want an emotional man, they want a strong man. But they can't tell you that because it defeats the purpose. A man does not act because society, or a woman, expects him to. A man acts because he knows in the deepest parts of himself that what he is doing is right. If a woman has to tell me how she wants him to act then she doesn’t want him. She wants someone who already knows how to act without being told so. Thus you can never take a woman at her word or do what she tells you to.</text:p>
      <text:p text:style-name="P24"/>
      <text:p text:style-name="P23">A real man does not seek external approval, his approval comes from within.</text:p>
      <text:p text:style-name="P24"/>
      <text:p text:style-name="P23">I have no problem with women embracing this same philosophy, just stop shitting on men who want to empower themselves just as much as you do.</text:p>
      <text:p text:style-name="P24"/>
      <text:p text:style-name="P23"><text:soft-page-break/>We all deserve to be treated with respect.</text:p>
      <text:p text:style-name="P24"/>
      <text:p text:style-name="P23">Louis CK: girls will affect you psychologically. Two little girls with the same toy. One toy breaks, "you have to break her toy to because otherwise it's not fair"</text:p>
      <text:p text:style-name="P25">“I’m not going to rape you on the off chance that you’re into that shit”</text:p>
      <text:p text:style-name="P23">Unacceptable. Equality does not mean robbing men of their agency. Equality means giving both genders access to the same opportunities and equal right to choose their own path</text:p>
      <text:p text:style-name="P24"/>
      <text:p text:style-name="P23">I tried embracing my feminine side and I ended up hating myself, lost in confusion, depression and ambivalence for years. The moment I started embracing my masculine side I became empowered and learned to love myself.</text:p>
      <text:p text:style-name="P24"/>
      <text:p text:style-name="P23">The roles can be inverted but the dichotomy is inescapable.</text:p>
      <text:p text:style-name="P24"/>
      <text:p text:style-name="P23">Both genders should embrace their masculine side. That's what the world is missing. Femininity is alive and well. It's the natural state of the universe. Developing the masculine is what requires effort, blood, sweat and yes, relentless aggression (towards the right things)</text:p>
      <text:p text:style-name="P24"/>
      <text:p text:style-name="P23">If you are afraid of masculinity, you deserve to get raped. Maybe that way you will learn what masculinity is and is not, and it will force you to embrace the masculine within yourself (the power to act and choose)</text:p>
      <text:p text:style-name="P24"/>
      <text:p text:style-name="P23">In social situations I have never regretted being too masculine. I have only regretted being too feminine.</text:p>
      <text:p text:style-name="P24"/>
      <text:p text:style-name="P23">There is an attack on masculinity in the modern world. It is up to enlightened and self aware individuals (not groups) to empower this aspect within themselves and in so doing, save the world</text:p>
      <text:p text:style-name="P24"/>
      <text:p text:style-name="P23">If we lose the masculine, we descend into madness and confusion. If we lose the feminine, we descend into tyranny</text:p>
      <text:p text:style-name="P24"/>
      <text:p text:style-name="P23">A caveat before the explanation of masculinity: all people contain both energies. And in the modern world we can all choose which one we want to embrace most.</text:p>
      <text:p text:style-name="P24"/>
      <text:p text:style-name="P23">I have an English major and took several gender / women's studies classes in college. I've read butler and foucault. I'm here to offer an alternate view.</text:p>
      <text:p text:style-name="P24"/>
      <text:p text:style-name="P23"><text:soft-page-break/>Seeing the world from the perspective of an oppressed victim is not only sad, it's disempowering. If you're going to preach empowerment the worst thing you can do is tell people that they have no agency and that they're stuck in an oppressed system</text:p>
      <text:p text:style-name="P24"/>
      <text:p text:style-name="P23">The intentions behind acquiring power are more important than the desire for power itself. All people desire power and some more than others, but the world is so much more complex than just power dynamics.</text:p>
      <text:p text:style-name="P24"/>
      <text:p text:style-name="P23">Foucault was meant to be a perspective, not a meta narrative that informs our entire ontological worldview</text:p>
      <text:p text:style-name="P24"/>
      <text:p text:style-name="P23">Butler's gender performativity was meant to show us the possibilities and variety of choices opportunity that we have, it was not meant to shit on people who choose to (and are happy with) ascribing to the structures of their gender.</text:p>
      <text:p text:style-name="P24"/>
      <text:p text:style-name="P23">It was meant to show us the structure not so we could destroy it, but rather so that we could modify it into something better.</text:p>
      <text:p text:style-name="P24"/>
      <text:p text:style-name="P23">It's not about going "down with the system". It's about making the system work for us.</text:p>
      <text:p text:style-name="P24"/>
      <text:p text:style-name="P23">I refuse to believe masculinity is toxic.</text:p>
      <text:p text:style-name="P24"/>
      <text:p text:style-name="P23">Modern women are not suffering because of masculinity. They are suffering (and men too) because of a lack of masculinity</text:p>
      <text:p text:style-name="P25"><text:line-break/></text:p>
      <text:p text:style-name="P23">Uneasy lies the head that wears the crown</text:p>
      <text:p text:style-name="P24"/>
      <text:p text:style-name="P23">When it comes to sex and romance, you ask for forgiveness, not for permission</text:p>
      <text:p text:style-name="P24"/>
      <text:p text:style-name="P23">I would rather be known as the guy who'd dangerous and too aggressive (toxic masculine) rather than the nice guy who's a pushover and can be taken advantage of</text:p>
      <text:p text:style-name="P24"/>
      <text:p text:style-name="P23">There are wolves and sheep. I am a fucking wolf and I will rip your throat off</text:p>
      <text:p text:style-name="P24"/>
      <text:p text:style-name="P23">It's better to be the warrior in a garden than the gardener in a war</text:p>
      <text:p text:style-name="P24"/>
      <text:p text:style-name="P23">Don't give them a chance to say no. Take them and watch them convince themselves it was their idea</text:p>
      <text:p text:style-name="P24"/>
      <text:p text:style-name="P23"><text:soft-page-break/>Anger is uncontrolled / unfettered emotion (inherently feminine)</text:p>
      <text:p text:style-name="P24"/>
      <text:p text:style-name="P23">Masculinity/ aggression is controlled emotion</text:p>
      <text:p text:style-name="P24"/>
      <text:p text:style-name="P23">There is no need to shout, there is no need to get angry. But there is a very real need to be dominant, strong, assertive</text:p>
      <text:p text:style-name="P24"/>
      <text:p text:style-name="P23">Anger is a women's emotion. Real men don't get angry, we get determined</text:p>
      <text:p text:style-name="P24"/>
      <text:p text:style-name="P23">Love is refusing to tolerate anyone's bullshit</text:p>
      <text:p text:style-name="P24"/>
      <text:p text:style-name="P23">Denying your masculinity is selfish</text:p>
      <text:p text:style-name="P23">Realizing your masculinity is the most selfless thing you can do as a man</text:p>
      <text:p text:style-name="P24"/>
      <text:p text:style-name="P23">Define masculinity by what it's not</text:p>
      <text:p text:style-name="P23">It's not anger, it's not blind determination</text:p>
      <text:p text:style-name="P23">It's not unbridled emotion</text:p>
      <text:p text:style-name="P23">Masculinity is not senseless and indiscriminate violence</text:p>
      <text:p text:style-name="P25"><text:line-break/></text:p>
      <text:p text:style-name="P23">Masculinity is a sensitivity to the guiding and empowering principles of existence</text:p>
      <text:p text:style-name="P25">Femininity is the impulse to feel safe, masculinity is the impulse to become bette<text:line-break/></text:p>
      <text:p text:style-name="P22"><text:a xlink:type="simple" xlink:href="https://www.psychologytoday.com/us/blog/sex-sexuality-and-romance/201907/is-toxic-masculinity-real-thing" text:style-name="Standard" text:visited-style-name="Standard"><text:span text:style-name="T19">https://www.psychologytoday.com/us/blog/sex-sexuality-and-romance/201907/is-toxic-masculinity-real-thing</text:span></text:a></text:p>
      <text:p text:style-name="P10"/>
      <text:p text:style-name="P19">these bitches don’t understand metaphors. They lack nuance</text:p>
      <text:p text:style-name="P19"/>
      <text:p text:style-name="P23">bell hooks: women are making their longing to be dominators by taking on the mantle of victimhood <text:line-break/><text:line-break/>the definition of consent has evolved to mean more than no means no or even yes means yes. consent is about knowing that someone is excited about what's going on, it's about knowing that both people are on the same page and its knowing that knowing that is really complicated. not just because communication is hard and sex ed is awful, but also because there are invisible social and historical contexts that play in these intimate moments. contexts that impact how entitled we feel to our own comfort, how likely we are to put someone else's needs first. <text:line-break/><text:line-break/>create an emotional environment that allows for a no<text:line-break/><text:line-break/>Men look at some women and think, I wonder if I can fuck her. Women look at EVERYONE and think I wonder if I can turn them on.<text:line-break/><text:line-break/><text:soft-page-break/>Russians are optimists masquerading as cynics and Americans are cynics masquerading as optimists <text:line-break/></text:p>
      <text:p text:style-name="P38"><text:line-break/><text:line-break/><text:line-break/>Compassion can get you killed. I prefer empathy. I love you, that's why I won't tolerate your bullshit<text:line-break/><text:line-break/>compassion is like sympathy, it is the expressio nof concer and pretending you care without actually understanding the other person’s situation or attempting to make sense of their experience. Empathy is the acknowledgment that the human experience is fundamentally the same with slight varations and so, the more experience you acquire the more ability you have to become empathetic<text:line-break/>I'm not a feminist because everyone who becomes a feminist turns into a bitter, miserable hypocrite with a victim mentality. I believe in power and potential of the individual so I won't subscribe to corrosive ideology that divides and confuses people.<text:line-break/><text:line-break/>Mass shootings are created by the radical left. If you hate people for the color of their skin you cant act surprised when they lash out violently.<text:line-break/></text:p>
      <text:p text:style-name="P21"><text:span text:style-name="T16"><text:line-break/>Pussy is overrated. It's so fucking overrated that dudes are chopping their dicks off just to get a sliver of the same attention someone with a pussy gets<text:line-break/><text:line-break/><text:line-break/>Identity politics is the idea that if you belong to a particular group say black or a woman then you must hold certain political opinions. I fundamentally reject this notion. <text:line-break/><text:line-break/>Judge people based on their character, not the group they belong to. Failure to do so is discrimination against oneself<text:line-break/><text:line-break/>don’t confuse privilege with competence<text:line-break/><text:line-break/>objectification is putting someone on a pedestal<text:line-break/>people are not objects but we do want to possessed<text:line-break/><text:line-break/>choices over consent<text:line-break/><text:line-break/>we don't live in a bubble and there is no such thing as a safe space<text:line-break/><text:line-break/>we live in an uncertain world, increase your power in any way you can or learn to love dying like a coward<text:line-break/>universal negative<text:line-break/><text:line-break/>I am a man and I'm also a woman.<text:line-break/>I am a woman and I am also a man.<text:line-break/></text:span><text:soft-page-break/><text:span text:style-name="T16">the order matters<text:line-break/><text:line-break/>the notion that you get to choose your gender is insanity<text:line-break/><text:line-break/>some people like to live in insanity<text:line-break/><text:line-break/><text:line-break/>we bcannot come to be who we truly are outside of the context of two genders: furthermore, it is impossible not to embody both at the same time, despite being one or the other, biologically<text:line-break/><text:line-break/>the only thing that's changed about this in modern times is that now you have the power to choose.<text:line-break/><text:line-break/><text:line-break/>the only reason we have boundaries is so they can be broken<text:line-break/><text:line-break/>research:<text:line-break/>feminism and gender studies<text:line-break/>identity politics<text:line-break/>the far left<text:line-break/>PC movement<text:line-break/>rape culture<text:line-break/>consent<text:line-break/><text:line-break/>equality means treating women with the understanding that they have the same potential for evil and toxicity that men do<text:line-break/><text:line-break/></text:span></text:p>
      <text:p text:style-name="P10">Jordan peterson: hookup culture &amp; consent</text:p>
      <text:p text:style-name="P10"/>
      <text:p text:style-name="LO-normal"><text:span text:style-name="T9">let's talk about consent: one extreme is being terrified of any physical contact and asking every few minutes if what I'm doing is ok. The other is just taking anyone I want whenever I want</text:span><text:span text:style-name="T8"> without paying any attention to their nonverbal cues. You have to learn to read people's body language. If you can't do that, you shouldn't have sex.</text:span><text:span text:style-name="T9"><text:line-break/><text:line-break/>plus I need to really feel an emotional connection with someone to sleep with them</text:span></text:p>
      <text:p text:style-name="P10"/>
      <text:p text:style-name="P21"><text:span text:style-name="T17">No man with a shred of self respect would ever listen to a woman on the topic of masculinity. </text:span><text:span text:style-name="T18">It would be like asking </text:span><text:span text:style-name="T3">nutrition advice from a McDonalds employee. They may be surrounded by food all day but they have no idea what good and bad food is.</text:span><text:span text:style-name="T16"><text:line-break/></text:span></text:p>
      <text:p text:style-name="P21"><text:span text:style-name="T3">Guys pull, girls push. </text:span><text:span text:style-name="T16"><text:line-break/><text:line-break/>Girls egg each other on to cry rape because if you become the girl who cries rape nobody will want to sleep with you... female competition<text:line-break/><text:line-break/>The biggest realization I've had as an adult is that women are saying yes to sex waaaay more than </text:span><text:soft-page-break/><text:span text:style-name="T16">men are<text:line-break/><text:line-break/>When you realize that you can have sex with just about any woman you want you also realize that it's not about you. Your dick is replaceable. Getting all the sex you want is a blow to your ego because you realize you are not special and you never were. Women are just sluts. </text:span></text:p>
      <text:p text:style-name="P21"><text:span text:style-name="T16"><text:line-break/>I would rather be known as the worst person and have my morality intact than be so</text:span><text:span text:style-name="T3">cially </text:span><text:span text:style-name="T16">accepted and politically correct but lose sight of the truth<text:line-break/><text:line-break/>I become what I look at so I have no choice but to look at men in order to become a man, for women's sake. We have to learn to be indifferent to women otherwise we drown in their bullshit<text:line-break/><text:line-break/>Morality and law are two different things.<text:line-break/><text:line-break/>Feminists hate men because feminism turned </text:span><text:span text:style-name="T3">women into men and taught them to hate women. W</text:span><text:span text:style-name="T16">omen hate themselves and each other. One of my illogical fallacies is that I hate women for not being like me. </text:span><text:span text:style-name="T3">I have academia to blame for that. Women are not men and it is tyrannical and unrealistic to expect women to see the world and act the way men do. </text:span><text:span text:style-name="T16"><text:line-break/><text:line-break/>guys are not passive aggressive, we’re just aggressive. But real</text:span><text:span text:style-name="T3"> men simply rise above violence towards a higher virtue.</text:span></text:p>
      <text:p text:style-name="P23"/>
      <text:p text:style-name="P23">Are women more likely to commit violence against women</text:p>
      <text:p text:style-name="P20"/>
      <text:p text:style-name="P20">we're scared of love<text:line-break/>love is not romance<text:line-break/>romance is a social construct<text:line-break/>gender and love is biological<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Arial1" svg:font-family="Arial"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LO-normal" style:next-style-name="LO-normal" style:default-outline-level="" style:class="text">
      <style:paragraph-properties fo:margin-top="0.3335in" fo:margin-bottom="0.0835in"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LO-normal" style:next-style-name="LO-normal" style:default-outline-level="" style:class="text">
      <style:paragraph-properties fo:margin-top="0.25in" fo:margin-bottom="0.0555in"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LO-normal" style:next-style-name="LO-normal" style:default-outline-level="" style:class="text">
      <style:paragraph-properties fo:margin-top="0.1945in" fo:margin-bottom="0.0555in"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LO-normal" style:next-style-name="LO-normal" style:default-outline-level="" style:class="text">
      <style:paragraph-properties fo:margin-top="0.1665in" fo:margin-bottom="0.028in"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default-outline-leve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default-outline-level="" style:class="text">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LO-normal"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LO-normal" style:next-style-name="LO-normal" style:default-outline-level="" style:class="chapter">
      <style:paragraph-properties fo:margin-top="0.3335in" fo:margin-bottom="0.0835in"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LO-normal" style:default-outline-leve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Noto Sans Symbols1" style:font-family-complex="'Noto Sans Symbols'" style:font-family-generic-complex="system" style:font-pitch-complex="variable"/>
    </style:style>
    <style:style style:name="ListLabel_20_2" style:display-name="ListLabel 2" style:family="text">
      <style:text-properties style:font-name-complex="Noto Sans Symbols1" style:font-family-complex="'Noto Sans Symbols'" style:font-family-generic-complex="system" style:font-pitch-complex="variable"/>
    </style:style>
    <style:style style:name="ListLabel_20_3" style:display-name="ListLabel 3" style:family="text">
      <style:text-properties style:font-name-complex="Noto Sans Symbols1" style:font-family-complex="'Noto Sans Symbols'" style:font-family-generic-complex="system" style:font-pitch-complex="variable"/>
    </style:style>
    <style:style style:name="ListLabel_20_4" style:display-name="ListLabel 4" style:family="text">
      <style:text-properties style:font-name-complex="Noto Sans Symbols1" style:font-family-complex="'Noto Sans Symbols'" style:font-family-generic-complex="system" style:font-pitch-complex="variable"/>
    </style:style>
    <style:style style:name="ListLabel_20_5" style:display-name="ListLabel 5" style:family="text">
      <style:text-properties style:font-name-complex="Noto Sans Symbols1" style:font-family-complex="'Noto Sans Symbols'" style:font-family-generic-complex="system" style:font-pitch-complex="variable"/>
    </style:style>
    <style:style style:name="ListLabel_20_6" style:display-name="ListLabel 6" style:family="text">
      <style:text-properties style:font-name-complex="Noto Sans Symbols1" style:font-family-complex="'Noto Sans Symbols'" style:font-family-generic-complex="system" style:font-pitch-complex="variable"/>
    </style:style>
    <style:style style:name="ListLabel_20_7" style:display-name="ListLabel 7" style:family="text">
      <style:text-properties style:font-name-complex="Noto Sans Symbols1" style:font-family-complex="'Noto Sans Symbols'" style:font-family-generic-complex="system" style:font-pitch-complex="variable"/>
    </style:style>
    <style:style style:name="ListLabel_20_8" style:display-name="ListLabel 8" style:family="text">
      <style:text-properties style:font-name-complex="Noto Sans Symbols1" style:font-family-complex="'Noto Sans Symbols'" style:font-family-generic-complex="system" style:font-pitch-complex="variable"/>
    </style:style>
    <style:style style:name="ListLabel_20_9" style:display-name="ListLabel 9" style:family="text">
      <style:text-properties style:font-name-complex="Noto Sans Symbols1" style:font-family-complex="'Noto Sans Symbols'" style:font-family-generic-complex="system" style:font-pitch-complex="variable"/>
    </style:style>
    <style:style style:name="ListLabel_20_10" style:display-name="ListLabel 10" style:family="text">
      <style:text-properties style:font-name-complex="Noto Sans Symbols1" style:font-family-complex="'Noto Sans Symbols'" style:font-family-generic-complex="system" style:font-pitch-complex="variable"/>
    </style:style>
    <style:style style:name="ListLabel_20_11" style:display-name="ListLabel 11" style:family="text">
      <style:text-properties style:font-name-complex="Noto Sans Symbols1" style:font-family-complex="'Noto Sans Symbols'" style:font-family-generic-complex="system" style:font-pitch-complex="variable"/>
    </style:style>
    <style:style style:name="ListLabel_20_12" style:display-name="ListLabel 12" style:family="text">
      <style:text-properties style:font-name-complex="Noto Sans Symbols1" style:font-family-complex="'Noto Sans Symbols'" style:font-family-generic-complex="system" style:font-pitch-complex="variable"/>
    </style:style>
    <style:style style:name="ListLabel_20_13" style:display-name="ListLabel 13" style:family="text">
      <style:text-properties style:font-name-complex="Noto Sans Symbols1" style:font-family-complex="'Noto Sans Symbols'" style:font-family-generic-complex="system" style:font-pitch-complex="variable"/>
    </style:style>
    <style:style style:name="ListLabel_20_14" style:display-name="ListLabel 14" style:family="text">
      <style:text-properties style:font-name-complex="Noto Sans Symbols1" style:font-family-complex="'Noto Sans Symbols'" style:font-family-generic-complex="system" style:font-pitch-complex="variable"/>
    </style:style>
    <style:style style:name="ListLabel_20_15" style:display-name="ListLabel 15" style:family="text">
      <style:text-properties style:font-name-complex="Noto Sans Symbols1" style:font-family-complex="'Noto Sans Symbols'" style:font-family-generic-complex="system" style:font-pitch-complex="variable"/>
    </style:style>
    <style:style style:name="ListLabel_20_16" style:display-name="ListLabel 16" style:family="text">
      <style:text-properties style:font-name-complex="Noto Sans Symbols1" style:font-family-complex="'Noto Sans Symbols'" style:font-family-generic-complex="system" style:font-pitch-complex="variable"/>
    </style:style>
    <style:style style:name="ListLabel_20_17" style:display-name="ListLabel 17" style:family="text">
      <style:text-properties style:font-name-complex="Noto Sans Symbols1" style:font-family-complex="'Noto Sans Symbols'" style:font-family-generic-complex="system" style:font-pitch-complex="variable"/>
    </style:style>
    <style:style style:name="ListLabel_20_18" style:display-name="ListLabel 18" style:family="text">
      <style:text-properties style:font-name-complex="Noto Sans Symbols1" style:font-family-complex="'Noto Sans Symbols'" style:font-family-generic-complex="system" style:font-pitch-complex="variable"/>
    </style:style>
    <style:style style:name="ListLabel_20_19" style:display-name="ListLabel 19" style:family="text">
      <style:text-properties style:font-name-complex="Noto Sans Symbols1" style:font-family-complex="'Noto Sans Symbols'" style:font-family-generic-complex="system" style:font-pitch-complex="variable"/>
    </style:style>
    <style:style style:name="ListLabel_20_20" style:display-name="ListLabel 20" style:family="text">
      <style:text-properties style:font-name-complex="Noto Sans Symbols1" style:font-family-complex="'Noto Sans Symbols'" style:font-family-generic-complex="system" style:font-pitch-complex="variable"/>
    </style:style>
    <style:style style:name="ListLabel_20_21" style:display-name="ListLabel 21" style:family="text">
      <style:text-properties style:font-name-complex="Noto Sans Symbols1" style:font-family-complex="'Noto Sans Symbols'" style:font-family-generic-complex="system" style:font-pitch-complex="variable"/>
    </style:style>
    <style:style style:name="ListLabel_20_22" style:display-name="ListLabel 22" style:family="text">
      <style:text-properties style:font-name-complex="Noto Sans Symbols1" style:font-family-complex="'Noto Sans Symbols'" style:font-family-generic-complex="system" style:font-pitch-complex="variable"/>
    </style:style>
    <style:style style:name="ListLabel_20_23" style:display-name="ListLabel 23" style:family="text">
      <style:text-properties style:font-name-complex="Noto Sans Symbols1" style:font-family-complex="'Noto Sans Symbols'" style:font-family-generic-complex="system" style:font-pitch-complex="variable"/>
    </style:style>
    <style:style style:name="ListLabel_20_24" style:display-name="ListLabel 24" style:family="text">
      <style:text-properties style:font-name-complex="Noto Sans Symbols1" style:font-family-complex="'Noto Sans Symbols'" style:font-family-generic-complex="system" style:font-pitch-complex="variable"/>
    </style:style>
    <style:style style:name="ListLabel_20_25" style:display-name="ListLabel 25" style:family="text">
      <style:text-properties style:font-name-complex="Noto Sans Symbols1" style:font-family-complex="'Noto Sans Symbols'" style:font-family-generic-complex="system" style:font-pitch-complex="variable"/>
    </style:style>
    <style:style style:name="ListLabel_20_26" style:display-name="ListLabel 26" style:family="text">
      <style:text-properties style:font-name-complex="Noto Sans Symbols1" style:font-family-complex="'Noto Sans Symbols'" style:font-family-generic-complex="system" style:font-pitch-complex="variable"/>
    </style:style>
    <style:style style:name="ListLabel_20_27" style:display-name="ListLabel 27" style:family="text">
      <style:text-properties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1T19:26:35.623000000</dc:date>
    <meta:editing-cycles>19</meta:editing-cycles>
    <meta:editing-duration>PT13H5M16S</meta:editing-duration>
    <meta:generator>LibreOffice/7.0.2.2$Windows_X86_64 LibreOffice_project/8349ace3c3162073abd90d81fd06dcfb6b36b994</meta:generator>
    <meta:document-statistic meta:table-count="0" meta:image-count="0" meta:object-count="0" meta:page-count="74" meta:paragraph-count="1005" meta:word-count="33912" meta:character-count="194371" meta:non-whitespace-character-count="161211"/>
  </office:meta>
</office:document-meta>
</file>